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6LVL2" style:num-list-format-name="NLF0" style:num-format="a" style:num-letter-sync="true">
        <style:list-level-properties text:space-before="0.8263in" text:min-label-width="0in" text:list-level-position-and-space-mode="label-alignment">
          <style:list-level-label-alignment text:label-followed-by="listtab" fo:margin-left="0.8263in" fo:text-indent="0in"/>
        </style:list-level-properties>
      </text:list-level-style-number>
      <text:list-level-style-number text:level="3" text:style-name="WW_CharLFO6LVL3" style:num-list-format-name="NLF0" style:num-format="i">
        <style:list-level-properties text:space-before="1.3263in" text:min-label-width="0in" text:list-level-position-and-space-mode="label-alignment">
          <style:list-level-label-alignment text:label-followed-by="listtab" fo:margin-left="1.3263in" fo:text-indent="0in"/>
        </style:list-level-properties>
      </text:list-level-style-number>
      <text:list-level-style-number text:level="4" text:style-name="WW_CharLFO6LVL4" style:num-list-format-name="NLF0" style:num-format="1">
        <style:list-level-properties text:space-before="1.8263in" text:min-label-width="0in" text:list-level-position-and-space-mode="label-alignment">
          <style:list-level-label-alignment text:label-followed-by="listtab" fo:margin-left="1.8263in" fo:text-indent="0in"/>
        </style:list-level-properties>
      </text:list-level-style-number>
      <text:list-level-style-number text:level="5" text:style-name="WW_CharLFO6LVL5" style:num-list-format-name="NLF0" style:num-format="a" style:num-letter-sync="true">
        <style:list-level-properties text:space-before="2.3263in" text:min-label-width="0in" text:list-level-position-and-space-mode="label-alignment">
          <style:list-level-label-alignment text:label-followed-by="listtab" fo:margin-left="2.3263in" fo:text-indent="0in"/>
        </style:list-level-properties>
      </text:list-level-style-number>
      <text:list-level-style-number text:level="6" text:style-name="WW_CharLFO6LVL6" style:num-list-format-name="NLF0" style:num-format="i">
        <style:list-level-properties text:space-before="2.8263in" text:min-label-width="0in" text:list-level-position-and-space-mode="label-alignment">
          <style:list-level-label-alignment text:label-followed-by="listtab" fo:margin-left="2.8263in" fo:text-indent="0in"/>
        </style:list-level-properties>
      </text:list-level-style-number>
      <text:list-level-style-number text:level="7" text:style-name="WW_CharLFO6LVL7" style:num-list-format-name="NLF0" style:num-format="1">
        <style:list-level-properties text:space-before="3.3263in" text:min-label-width="0in" text:list-level-position-and-space-mode="label-alignment">
          <style:list-level-label-alignment text:label-followed-by="listtab" fo:margin-left="3.3263in" fo:text-indent="0in"/>
        </style:list-level-properties>
      </text:list-level-style-number>
      <text:list-level-style-number text:level="8" text:style-name="WW_CharLFO6LVL8" style:num-list-format-name="NLF0" style:num-format="a" style:num-letter-sync="true">
        <style:list-level-properties text:space-before="3.8263in" text:min-label-width="0in" text:list-level-position-and-space-mode="label-alignment">
          <style:list-level-label-alignment text:label-followed-by="listtab" fo:margin-left="3.8263in" fo:text-indent="0in"/>
        </style:list-level-properties>
      </text:list-level-style-number>
      <text:list-level-style-number text:level="9" text:style-name="WW_CharLFO6LVL9" style:num-list-format-name="NLF0" style:num-format="i">
        <style:list-level-properties text:space-before="4.3263in" text:min-label-width="0in" text:list-level-position-and-space-mode="label-alignment">
          <style:list-level-label-alignment text:label-followed-by="listtab" fo:margin-left="4.3263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0763in" text:min-label-width="0in" text:list-level-position-and-space-mode="label-alignment">
          <style:list-level-label-alignment text:label-followed-by="listtab" fo:margin-left="0.0763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9027in" text:min-label-width="0in" text:list-level-position-and-space-mode="label-alignment">
          <style:list-level-label-alignment text:label-followed-by="listtab" fo:margin-left="0.9027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4027in" text:min-label-width="0in" text:list-level-position-and-space-mode="label-alignment">
          <style:list-level-label-alignment text:label-followed-by="listtab" fo:margin-left="1.4027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9027in" text:min-label-width="0in" text:list-level-position-and-space-mode="label-alignment">
          <style:list-level-label-alignment text:label-followed-by="listtab" fo:margin-left="1.9027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4027in" text:min-label-width="0in" text:list-level-position-and-space-mode="label-alignment">
          <style:list-level-label-alignment text:label-followed-by="listtab" fo:margin-left="2.4027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9027in" text:min-label-width="0in" text:list-level-position-and-space-mode="label-alignment">
          <style:list-level-label-alignment text:label-followed-by="listtab" fo:margin-left="2.9027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4027in" text:min-label-width="0in" text:list-level-position-and-space-mode="label-alignment">
          <style:list-level-label-alignment text:label-followed-by="listtab" fo:margin-left="3.4027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9027in" text:min-label-width="0in" text:list-level-position-and-space-mode="label-alignment">
          <style:list-level-label-alignment text:label-followed-by="listtab" fo:margin-left="3.9027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4027in" text:min-label-width="0in" text:list-level-position-and-space-mode="label-alignment">
          <style:list-level-label-alignment text:label-followed-by="listtab" fo:margin-left="4.4027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Segoe UI Emoji" style:font-name-complex="Segoe UI Emoji" fo:font-weight="bold" style:font-weight-asian="bold" style:font-weight-complex="bold" fo:color="#C00000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style:font-name="Segoe UI Emoji" style:font-name-complex="Segoe UI Emoji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Segoe UI Emoji" style:font-name-complex="Segoe UI Emoji" fo:font-weight="bold" style:font-weight-asian="bold" style:font-weight-complex="bold"/>
    </style:style>
    <style:style style:name="P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Lienhypertexte" style:family="text">
      <style:text-properties style:font-name="Segoe UI Emoji" style:font-name-complex="Segoe UI Emoji" fo:font-weight="bold" style:font-weight-asian="bold" style:font-weight-complex="bold"/>
    </style:style>
    <style:style style:name="P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3.1465in"/>
    </style:style>
    <style:style style:name="TableColumn12" style:family="table-column">
      <style:table-column-properties style:column-width="3.1465in"/>
    </style:style>
    <style:style style:name="Table10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  <style:text-properties text:display="none"/>
    </style:style>
    <style:style style:name="TableColumn45" style:family="table-column">
      <style:table-column-properties style:column-width="0.0666in"/>
    </style:style>
    <style:style style:name="Table44" style:family="table">
      <style:table-properties style:width="0.0666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1.1513in"/>
    </style:style>
    <style:style style:name="TableColumn60" style:family="table-column">
      <style:table-column-properties style:column-width="1.2256in"/>
    </style:style>
    <style:style style:name="TableColumn61" style:family="table-column">
      <style:table-column-properties style:column-width="1.4722in"/>
    </style:style>
    <style:style style:name="TableColumn62" style:family="table-column">
      <style:table-column-properties style:column-width="1.2in"/>
    </style:style>
    <style:style style:name="TableColumn63" style:family="table-column">
      <style:table-column-properties style:column-width="1.2437in"/>
    </style:style>
    <style:style style:name="Table58" style:family="table">
      <style:table-properties style:width="6.293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Column131" style:family="table-column">
      <style:table-column-properties style:column-width="2.2437in"/>
    </style:style>
    <style:style style:name="TableColumn132" style:family="table-column">
      <style:table-column-properties style:column-width="4.0493in"/>
    </style:style>
    <style:style style:name="Table130" style:family="table">
      <style:table-properties style:width="6.293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3" style:family="table-column">
      <style:table-column-properties style:column-width="0.0666in"/>
    </style:style>
    <style:style style:name="Table152" style:family="table">
      <style:table-properties style:width="0.0666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TableColumn159" style:family="table-column">
      <style:table-column-properties style:column-width="3.8993in"/>
    </style:style>
    <style:style style:name="Table158" style:family="table">
      <style:table-properties style:width="3.8993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Lienhypertexte" style:family="text">
      <style:text-properties fo:font-weight="bold" style:font-weight-asian="bold" style:font-weight-complex="bold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0" style:family="table-column">
      <style:table-column-properties style:column-width="3.2402in"/>
    </style:style>
    <style:style style:name="Table179" style:family="table">
      <style:table-properties style:width="3.2402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T20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03" style:parent-style-name="Policepardéfaut" style:family="text">
      <style:text-properties fo:font-weight="bold" style:font-weight-asian="bold" style:font-weight-complex="bold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TableColumn206" style:family="table-column">
      <style:table-column-properties style:column-width="0.493in"/>
    </style:style>
    <style:style style:name="TableColumn207" style:family="table-column">
      <style:table-column-properties style:column-width="2.2555in"/>
    </style:style>
    <style:style style:name="TableColumn208" style:family="table-column">
      <style:table-column-properties style:column-width="3.0715in"/>
    </style:style>
    <style:style style:name="TableColumn209" style:family="table-column">
      <style:table-column-properties style:column-width="0.4798in"/>
    </style:style>
    <style:style style:name="Table205" style:family="table">
      <style:table-properties style:width="6.3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1" style:parent-style-name="Policepardéfaut" style:family="text">
      <style:text-properties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7" style:parent-style-name="Policepardéfaut" style:family="text">
      <style:text-properties fo:font-weight="bold" style:font-weight-asian="bold" style:font-weight-complex="bold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3" style:parent-style-name="Policepardéfaut" style:family="text">
      <style:text-properties fo:font-weight="bold" style:font-weight-asian="bold" style:font-weight-complex="bold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7" style:family="table-row">
      <style:table-row-properties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9" style:parent-style-name="Policepardéfaut" style:family="text">
      <style:text-properties fo:font-weight="bold" style:font-weight-asian="bold" style:font-weight-complex="bold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3" style:parent-style-name="Policepardéfaut" style:family="text">
      <style:text-properties style:font-name="Segoe UI Emoji" style:font-name-complex="Segoe UI Emoji"/>
    </style:style>
    <style:style style:name="T244" style:parent-style-name="Policepardéfaut" style:family="text">
      <style:text-properties fo:font-weight="bold" style:font-weight-asian="bold" style:font-weight-complex="bold"/>
    </style:style>
    <style:style style:name="T245" style:parent-style-name="Policepardéfaut" style:family="text">
      <style:text-properties fo:font-weight="bold" style:font-weight-asian="bold" style:font-weight-complex="bold"/>
    </style:style>
    <style:style style:name="T24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47" style:parent-style-name="Policepardéfaut" style:family="text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ableColumn250" style:family="table-column">
      <style:table-column-properties style:column-width="1.3937in"/>
    </style:style>
    <style:style style:name="TableColumn251" style:family="table-column">
      <style:table-column-properties style:column-width="0.6229in"/>
    </style:style>
    <style:style style:name="Table249" style:family="table">
      <style:table-properties style:width="2.0166in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text-properties fo:font-weight="bold" style:font-weight-asian="bold" style:font-weight-complex="bold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9" style:parent-style-name="Policepardéfaut" style:family="text">
      <style:text-properties fo:font-weight="bold" style:font-weight-asian="bold" style:font-weight-complex="bold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7" style:parent-style-name="Policepardéfaut" style:family="text">
      <style:text-properties fo:font-weight="bold" style:font-weight-asian="bold" style:font-weight-complex="bold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1" style:parent-style-name="Policepardéfaut" style:family="text">
      <style:text-properties fo:font-weight="bold" style:font-weight-asian="bold" style:font-weight-complex="bold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5" style:parent-style-name="Policepardéfaut" style:family="text">
      <style:text-properties fo:font-weight="bold" style:font-weight-asian="bold" style:font-weight-complex="bold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7" style:parent-style-name="Policepardéfaut" style:family="text">
      <style:text-properties fo:font-weight="bold" style:font-weight-asian="bold" style:font-weight-complex="bold"/>
    </style:style>
    <style:style style:name="P27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79" style:parent-style-name="Policepardéfaut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280" style:parent-style-name="Lienhypertexte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P281" style:parent-style-name="Normal" style:family="paragraph">
      <style:text-properties style:font-name="Segoe UI Emoji" style:font-name-complex="Segoe UI Emoji" fo:font-weight="bold" style:font-weight-asian="bold" style:font-weight-complex="bold" fo:language="en" fo:country="US"/>
    </style:style>
    <style:style style:name="T28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83" style:parent-style-name="Policepardéfaut" style:family="text">
      <style:text-properties fo:font-weight="bold" style:font-weight-asian="bold" style:font-weight-complex="bold"/>
    </style:style>
    <style:style style:name="TableColumn285" style:family="table-column">
      <style:table-column-properties style:column-width="3.1465in"/>
    </style:style>
    <style:style style:name="TableColumn286" style:family="table-column">
      <style:table-column-properties style:column-width="3.1465in"/>
    </style:style>
    <style:style style:name="Table284" style:family="table">
      <style:table-properties style:width="6.293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  <style:text-properties text:display="none"/>
    </style:style>
    <style:style style:name="TableColumn319" style:family="table-column">
      <style:table-column-properties style:column-width="0.0666in"/>
    </style:style>
    <style:style style:name="Table318" style:family="table">
      <style:table-properties style:width="0.0666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T33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31" style:parent-style-name="Policepardéfaut" style:family="text">
      <style:text-properties fo:font-weight="bold" style:font-weight-asian="bold" style:font-weight-complex="bold"/>
    </style:style>
    <style:style style:name="TableColumn333" style:family="table-column">
      <style:table-column-properties style:column-width="1.1229in"/>
    </style:style>
    <style:style style:name="TableColumn334" style:family="table-column">
      <style:table-column-properties style:column-width="1.1826in"/>
    </style:style>
    <style:style style:name="TableColumn335" style:family="table-column">
      <style:table-column-properties style:column-width="1.193in"/>
    </style:style>
    <style:style style:name="TableColumn336" style:family="table-column">
      <style:table-column-properties style:column-width="1.184in"/>
    </style:style>
    <style:style style:name="TableColumn337" style:family="table-column">
      <style:table-column-properties style:column-width="1.6104in"/>
    </style:style>
    <style:style style:name="Table332" style:family="table">
      <style:table-properties style:width="6.293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341" style:parent-style-name="Policepardéfaut" style:family="text">
      <style:text-properties fo:font-weight="bold" style:font-weight-asian="bold" style:font-weight-complex="bold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344" style:parent-style-name="Policepardéfaut" style:family="text">
      <style:text-properties fo:font-weight="bold" style:font-weight-asian="bold"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Policepardéfaut" style:family="text">
      <style:text-properties fo:font-weight="bold" style:font-weight-asian="bold" style:font-weight-complex="bold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350" style:parent-style-name="Policepardéfaut" style:family="text">
      <style:text-properties fo:font-weight="bold" style:font-weight-asian="bold" style:font-weight-complex="bold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353" style:parent-style-name="Policepardéfaut" style:family="text">
      <style:text-properties fo:font-weight="bold" style:font-weight-asian="bold" style:font-weight-complex="bold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39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99" style:parent-style-name="Policepardéfaut" style:family="text">
      <style:text-properties fo:font-weight="bold" style:font-weight-asian="bold" style:font-weight-complex="bold"/>
    </style:style>
    <style:style style:name="P400" style:parent-style-name="Normal" style:family="paragraph">
      <style:text-properties fo:font-weight="bold" style:font-weight-asian="bold" style:font-weight-complex="bold"/>
    </style:style>
    <style:style style:name="TableColumn402" style:family="table-column">
      <style:table-column-properties style:column-width="2.2437in"/>
    </style:style>
    <style:style style:name="TableColumn403" style:family="table-column">
      <style:table-column-properties style:column-width="4.0493in"/>
    </style:style>
    <style:style style:name="Table401" style:family="table">
      <style:table-properties style:width="6.293in" fo:margin-left="0in" table:align="left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24" style:family="table-column">
      <style:table-column-properties style:column-width="0.0666in"/>
    </style:style>
    <style:style style:name="Table423" style:family="table">
      <style:table-properties style:width="0.0666in" fo:margin-left="0in" table:align="left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  <style:text-properties text:display="none"/>
    </style:style>
    <style:style style:name="P429" style:parent-style-name="Normal" style:family="paragraph">
      <style:paragraph-properties fo:margin-bottom="0in" fo:line-height="100%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45" style:family="table-column">
      <style:table-column-properties style:column-width="3.2402in"/>
    </style:style>
    <style:style style:name="Table444" style:family="table">
      <style:table-properties style:width="3.2402in" fo:margin-left="0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paragraph-properties fo:margin-bottom="0in" fo:line-height="100%"/>
    </style:style>
    <style:style style:name="P449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P4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P466" style:parent-style-name="Normal" style:family="paragraph">
      <style:text-properties fo:font-weight="bold" style:font-weight-asian="bold" style:font-weight-complex="bold"/>
    </style:style>
    <style:style style:name="T46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68" style:parent-style-name="Policepardéfaut" style:family="text">
      <style:text-properties fo:font-weight="bold" style:font-weight-asian="bold" style:font-weight-complex="bold"/>
    </style:style>
    <style:style style:name="P469" style:parent-style-name="Normal" style:family="paragraph">
      <style:text-properties fo:font-weight="bold" style:font-weight-asian="bold" style:font-weight-complex="bold"/>
    </style:style>
    <style:style style:name="TableColumn471" style:family="table-column">
      <style:table-column-properties style:column-width="0.4618in"/>
    </style:style>
    <style:style style:name="TableColumn472" style:family="table-column">
      <style:table-column-properties style:column-width="2.2347in"/>
    </style:style>
    <style:style style:name="TableColumn473" style:family="table-column">
      <style:table-column-properties style:column-width="3.0812in"/>
    </style:style>
    <style:style style:name="TableColumn474" style:family="table-column">
      <style:table-column-properties style:column-width="0.5777in"/>
    </style:style>
    <style:style style:name="Table470" style:family="table">
      <style:table-properties style:width="6.3555in" fo:margin-left="0in" table:align="lef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text-properties fo:font-weight="bold" style:font-weight-asian="bold" style:font-weight-complex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text-properties fo:font-weight="bold" style:font-weight-asian="bold" style:font-weight-complex="bold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text-properties fo:font-weight="bold" style:font-weight-asian="bold" style:font-weight-complex="bold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text-properties fo:font-weight="bold" style:font-weight-asian="bold" style:font-weight-complex="bold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T486" style:parent-style-name="Policepardéfaut" style:family="text">
      <style:text-properties fo:font-weight="bold" style:font-weight-asian="bold"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89" style:family="table-column">
      <style:table-column-properties style:column-width="2.0847in"/>
    </style:style>
    <style:style style:name="Table488" style:family="table">
      <style:table-properties style:width="2.0847in" fo:margin-left="0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fr" style:country-asian="FR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498" style:parent-style-name="Policepardéfaut" style:family="text"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T504" style:parent-style-name="Policepardéfaut" style:family="text">
      <style:text-properties fo:font-weight="bold" style:font-weight-asian="bold"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510" style:parent-style-name="Policepardéfaut" style:family="text">
      <style:text-properties fo:font-weight="bold" style:font-weight-asian="bold"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51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15" style:parent-style-name="Policepardéfaut" style:family="text">
      <style:text-properties fo:font-weight="bold" style:font-weight-asian="bold" style:font-weight-complex="bold"/>
    </style:style>
    <style:style style:name="T516" style:parent-style-name="Policepardéfaut" style:family="text">
      <style:text-properties fo:font-weight="bold" style:font-weight-asian="bold" style:font-weight-complex="bold"/>
    </style:style>
    <style:style style:name="T517" style:parent-style-name="Policepardéfaut" style:family="text">
      <style:text-properties fo:font-weight="bold" style:font-weight-asian="bold" style:font-weight-complex="bold"/>
    </style:style>
    <style:style style:name="TableColumn519" style:family="table-column">
      <style:table-column-properties style:column-width="1.259in"/>
    </style:style>
    <style:style style:name="TableColumn520" style:family="table-column">
      <style:table-column-properties style:column-width="4.2083in"/>
    </style:style>
    <style:style style:name="Table518" style:family="table">
      <style:table-properties style:width="5.4673in" fo:margin-left="0in" table:align="left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text-properties fo:font-weight="bold" style:font-weight-asian="bold" style:font-weight-complex="bold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text-properties fo:font-weight="bold" style:font-weight-asian="bold" style:font-weight-complex="bold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T55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51" style:parent-style-name="Policepardéfaut" style:family="text">
      <style:text-properties fo:font-weight="bold" style:font-weight-asian="bold" style:font-weight-complex="bold"/>
    </style:style>
    <style:style style:name="P552" style:parent-style-name="Normal" style:family="paragraph">
      <style:text-properties fo:font-weight="bold" style:font-weight-asian="bold" style:font-weight-complex="bold"/>
    </style:style>
    <style:style style:name="TableColumn554" style:family="table-column">
      <style:table-column-properties style:column-width="2.2611in"/>
    </style:style>
    <style:style style:name="Table553" style:family="table">
      <style:table-properties style:width="2.2611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58" style:family="table-column">
      <style:table-column-properties style:column-width="1.3833in"/>
    </style:style>
    <style:style style:name="TableColumn559" style:family="table-column">
      <style:table-column-properties style:column-width="0.7208in"/>
    </style:style>
    <style:style style:name="Table557" style:family="table">
      <style:table-properties style:width="2.1041in" fo:margin-left="0in" table:align="left"/>
    </style:style>
    <style:style style:name="TableRow560" style:family="table-row">
      <style:table-row-properties/>
    </style:style>
    <style:style style:name="TableCell561" style:family="table-cell">
      <style:table-cell-properties fo:border="0.0069in solid #BFBFBF" style:writing-mode="lr-tb" fo:padding-top="0in" fo:padding-left="0.075in" fo:padding-bottom="0in" fo:padding-right="0.075in"/>
    </style:style>
    <style:style style:name="P562" style:parent-style-name="Normal" style:family="paragraph">
      <style:text-properties fo:font-weight="bold" style:font-weight-asian="bold" style:font-weight-complex="bold"/>
    </style:style>
    <style:style style:name="TableCell563" style:family="table-cell">
      <style:table-cell-properties fo:border="0.0069in solid #BFBFBF" style:writing-mode="lr-tb" fo:padding-top="0in" fo:padding-left="0.075in" fo:padding-bottom="0in" fo:padding-right="0.075in"/>
    </style:style>
    <style:style style:name="P564" style:parent-style-name="Normal" style:family="paragraph">
      <style:text-properties fo:font-weight="bold" style:font-weight-asian="bold" style:font-weight-complex="bold"/>
    </style:style>
    <style:style style:name="TableRow565" style:family="table-row">
      <style:table-row-properties/>
    </style:style>
    <style:style style:name="TableCell566" style:family="table-cell">
      <style:table-cell-properties fo:border="0.0069in solid #BFBFBF" style:writing-mode="lr-tb" fo:padding-top="0in" fo:padding-left="0.075in" fo:padding-bottom="0in" fo:padding-right="0.075in"/>
    </style:style>
    <style:style style:name="T567" style:parent-style-name="Policepardéfaut" style:family="text">
      <style:text-properties fo:font-weight="bold" style:font-weight-asian="bold" style:font-weight-complex="bold"/>
    </style:style>
    <style:style style:name="TableCell5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69" style:family="table-row">
      <style:table-row-properties/>
    </style:style>
    <style:style style:name="TableCell570" style:family="table-cell">
      <style:table-cell-properties fo:border="0.0069in solid #BFBFBF" style:writing-mode="lr-tb" fo:padding-top="0in" fo:padding-left="0.075in" fo:padding-bottom="0in" fo:padding-right="0.075in"/>
    </style:style>
    <style:style style:name="T571" style:parent-style-name="Policepardéfaut" style:family="text">
      <style:text-properties fo:font-weight="bold" style:font-weight-asian="bold" style:font-weight-complex="bold"/>
    </style:style>
    <style:style style:name="TableCell57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73" style:family="table-row">
      <style:table-row-properties/>
    </style:style>
    <style:style style:name="TableCell574" style:family="table-cell">
      <style:table-cell-properties fo:border="0.0069in solid #BFBFBF" style:writing-mode="lr-tb" fo:padding-top="0in" fo:padding-left="0.075in" fo:padding-bottom="0in" fo:padding-right="0.075in"/>
    </style:style>
    <style:style style:name="T575" style:parent-style-name="Policepardéfaut" style:family="text">
      <style:text-properties fo:font-weight="bold" style:font-weight-asian="bold" style:font-weight-complex="bold"/>
    </style:style>
    <style:style style:name="TableCell5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77" style:family="table-row">
      <style:table-row-properties/>
    </style:style>
    <style:style style:name="TableCell578" style:family="table-cell">
      <style:table-cell-properties fo:border="0.0069in solid #BFBFBF" style:writing-mode="lr-tb" fo:padding-top="0in" fo:padding-left="0.075in" fo:padding-bottom="0in" fo:padding-right="0.075in"/>
    </style:style>
    <style:style style:name="T579" style:parent-style-name="Policepardéfaut" style:family="text">
      <style:text-properties fo:font-weight="bold" style:font-weight-asian="bold" style:font-weight-complex="bold"/>
    </style:style>
    <style:style style:name="TableCell5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81" style:family="table-row">
      <style:table-row-properties/>
    </style:style>
    <style:style style:name="TableCell582" style:family="table-cell">
      <style:table-cell-properties fo:border="0.0069in solid #BFBFBF" style:writing-mode="lr-tb" fo:padding-top="0in" fo:padding-left="0.075in" fo:padding-bottom="0in" fo:padding-right="0.075in"/>
    </style:style>
    <style:style style:name="T583" style:parent-style-name="Policepardéfaut" style:family="text">
      <style:text-properties fo:font-weight="bold" style:font-weight-asian="bold" style:font-weight-complex="bold"/>
    </style:style>
    <style:style style:name="TableCell584" style:family="table-cell">
      <style:table-cell-properties fo:border="0.0069in solid #BFBFBF" style:writing-mode="lr-tb" fo:padding-top="0in" fo:padding-left="0.075in" fo:padding-bottom="0in" fo:padding-right="0.075in"/>
    </style:style>
    <style:style style:name="T585" style:parent-style-name="Policepardéfaut" style:family="text">
      <style:text-properties fo:font-weight="bold" style:font-weight-asian="bold" style:font-weight-complex="bold"/>
    </style:style>
    <style:style style:name="P586" style:parent-style-name="Normal" style:family="paragraph">
      <style:paragraph-properties fo:margin-bottom="0in" fo:line-height="100%"/>
    </style:style>
    <style:style style:name="T587" style:parent-style-name="Policepardéfaut" style:family="text">
      <style:text-properties fo:font-weight="bold" style:font-weight-asian="bold" style:font-weight-complex="bold" fo:language="en" fo:country="US"/>
    </style:style>
    <style:style style:name="T58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8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9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91" style:parent-style-name="Policepardéfau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 fo:language="en" fo:country="US"/>
    </style:style>
    <style:style style:name="T592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9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olumn595" style:family="table-column">
      <style:table-column-properties style:column-width="3.1465in"/>
    </style:style>
    <style:style style:name="TableColumn596" style:family="table-column">
      <style:table-column-properties style:column-width="3.1465in"/>
    </style:style>
    <style:style style:name="Table594" style:family="table">
      <style:table-properties style:width="6.293in" fo:margin-left="0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607" style:parent-style-name="Policepardéfaut" style:family="text">
      <style:text-properties fo:font-weight="bold" style:font-weight-asian="bold" style:font-weight-complex="bold"/>
    </style:style>
    <style:style style:name="T608" style:parent-style-name="Policepardéfaut" style:family="text">
      <style:text-properties fo:font-weight="bold" style:font-weight-asian="bold" style:font-weight-complex="bold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Paragraphedeliste" style:list-style-name="LFO1" style:family="paragraph">
      <style:paragraph-properties style:contextual-spacing="false" style:vertical-align="baseline" fo:margin-bottom="0in" fo:line-height="100%"/>
    </style:style>
    <style:style style:name="P619" style:parent-style-name="Paragraphedeliste" style:list-style-name="LFO1" style:family="paragraph">
      <style:paragraph-properties style:contextual-spacing="false" style:vertical-align="baseline" fo:margin-bottom="0in" fo:line-height="100%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Paragraphedeliste" style:list-style-name="LFO2" style:family="paragraph">
      <style:paragraph-properties style:contextual-spacing="false" style:vertical-align="baseline" fo:margin-bottom="0in" fo:line-height="100%"/>
    </style:style>
    <style:style style:name="P625" style:parent-style-name="Paragraphedeliste" style:list-style-name="LFO2" style:family="paragraph">
      <style:paragraph-properties style:contextual-spacing="false" style:vertical-align="baseline" fo:margin-bottom="0in" fo:line-height="100%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Paragraphedeliste" style:list-style-name="LFO3" style:family="paragraph">
      <style:paragraph-properties style:contextual-spacing="false" style:vertical-align="baseline" fo:margin-bottom="0in" fo:line-height="100%"/>
    </style:style>
    <style:style style:name="P631" style:parent-style-name="Paragraphedeliste" style:list-style-name="LFO3" style:family="paragraph">
      <style:paragraph-properties style:contextual-spacing="false" style:vertical-align="baseline" fo:margin-bottom="0in" fo:line-height="100%"/>
    </style:style>
    <style:style style:name="P632" style:parent-style-name="Paragraphedeliste" style:list-style-name="LFO3" style:family="paragraph">
      <style:paragraph-properties style:contextual-spacing="false" style:vertical-align="baseline" fo:margin-bottom="0in" fo:line-height="100%"/>
    </style:style>
    <style:style style:name="P633" style:parent-style-name="Normal" style:family="paragraph">
      <style:paragraph-properties fo:margin-bottom="0in" fo:line-height="100%"/>
      <style:text-properties text:display="none"/>
    </style:style>
    <style:style style:name="TableColumn635" style:family="table-column">
      <style:table-column-properties style:column-width="0.0666in"/>
    </style:style>
    <style:style style:name="Table634" style:family="table">
      <style:table-properties style:width="0.0666in" fo:margin-left="0in" table:align="left"/>
    </style:style>
    <style:style style:name="TableRow636" style:family="table-row">
      <style:table-row-properties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paragraph-properties fo:margin-bottom="0in" fo:line-height="100%"/>
    </style:style>
    <style:style style:name="P639" style:parent-style-name="Normal" style:family="paragraph">
      <style:paragraph-properties fo:margin-bottom="0in" fo:line-height="100%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P645" style:parent-style-name="Normal" style:family="paragraph">
      <style:text-properties fo:font-weight="bold" style:font-weight-asian="bold" style:font-weight-complex="bold"/>
    </style:style>
    <style:style style:name="P64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64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648" style:parent-style-name="Policepardéfaut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649" style:parent-style-name="Policepardéfaut" style:family="text">
      <style:text-properties fo:font-weight="bold" style:font-weight-asian="bold" style:font-weight-complex="bold" fo:language="en" fo:country="US"/>
    </style:style>
    <style:style style:name="T65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51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52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5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olumn655" style:family="table-column">
      <style:table-column-properties style:column-width="1.1513in"/>
    </style:style>
    <style:style style:name="TableColumn656" style:family="table-column">
      <style:table-column-properties style:column-width="1.2256in"/>
    </style:style>
    <style:style style:name="TableColumn657" style:family="table-column">
      <style:table-column-properties style:column-width="1.4722in"/>
    </style:style>
    <style:style style:name="TableColumn658" style:family="table-column">
      <style:table-column-properties style:column-width="1.2in"/>
    </style:style>
    <style:style style:name="TableColumn659" style:family="table-column">
      <style:table-column-properties style:column-width="1.2437in"/>
    </style:style>
    <style:style style:name="Table654" style:family="table">
      <style:table-properties style:width="6.293in" fo:margin-left="0in" table:align="left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663" style:parent-style-name="Policepardéfaut" style:family="text">
      <style:text-properties fo:font-weight="bold" style:font-weight-asian="bold" style:font-weight-complex="bold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666" style:parent-style-name="Policepardéfaut" style:family="text">
      <style:text-properties fo:font-weight="bold" style:font-weight-asian="bold" style:font-weight-complex="bold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669" style:parent-style-name="Policepardéfaut" style:family="text">
      <style:text-properties fo:font-weight="bold" style:font-weight-asian="bold" style:font-weight-complex="bold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672" style:parent-style-name="Policepardéfaut" style:family="text">
      <style:text-properties fo:font-weight="bold" style:font-weight-asian="bold" style:font-weight-complex="bold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675" style:parent-style-name="Policepardéfaut" style:family="text">
      <style:text-properties fo:font-weight="bold" style:font-weight-asian="bold" style:font-weight-complex="bold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Policepardéfaut" style:family="text">
      <style:text-properties fo:font-weight="bold" style:font-weight-asian="bold" style:font-weight-complex="bold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language="en" fo:country="US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695" style:parent-style-name="Policepardéfaut" style:family="text">
      <style:text-properties fo:font-weight="bold" style:font-weight-asian="bold" style:font-weight-complex="bold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language="en" fo:country="US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707" style:parent-style-name="Policepardéfaut" style:family="text">
      <style:text-properties fo:font-weight="bold" style:font-weight-asian="bold" style:font-weight-complex="bold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719" style:parent-style-name="Policepardéfaut" style:family="text">
      <style:text-properties fo:font-weight="bold" style:font-weight-asian="bold" style:font-weight-complex="bold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P7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26" style:parent-style-name="Policepardéfau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7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2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729" style:parent-style-name="Normal" style:family="paragraph">
      <style:text-properties fo:font-size="12pt" style:font-size-asian="12pt" style:font-size-complex="12pt"/>
    </style:style>
    <style:style style:name="TableColumn731" style:family="table-column">
      <style:table-column-properties style:column-width="2.2437in"/>
    </style:style>
    <style:style style:name="TableColumn732" style:family="table-column">
      <style:table-column-properties style:column-width="4.0493in"/>
    </style:style>
    <style:style style:name="Table730" style:family="table">
      <style:table-properties style:width="6.293in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743" style:parent-style-name="Policepardéfaut" style:family="text">
      <style:text-properties fo:font-weight="bold" style:font-weight-asian="bold" style:font-weight-complex="bold"/>
    </style:style>
    <style:style style:name="T744" style:parent-style-name="Policepardéfaut" style:family="text">
      <style:text-properties fo:font-weight="bold" style:font-weight-asian="bold" style:font-weight-complex="bold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55" style:family="table-column">
      <style:table-column-properties style:column-width="0.0666in"/>
    </style:style>
    <style:style style:name="Table754" style:family="table">
      <style:table-properties style:width="0.0666in" fo:margin-left="0in" table:align="left"/>
    </style:style>
    <style:style style:name="TableRow756" style:family="table-row">
      <style:table-row-properties/>
    </style:style>
    <style:style style:name="TableCell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59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TableColumn761" style:family="table-column">
      <style:table-column-properties style:column-width="3.8993in"/>
    </style:style>
    <style:style style:name="Table760" style:family="table">
      <style:table-properties style:width="3.8993in" fo:margin-left="0in" table:align="left"/>
    </style:style>
    <style:style style:name="TableRow762" style:family="table-row">
      <style:table-row-properties/>
    </style:style>
    <style:style style:name="TableCell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paragraph-properties fo:margin-bottom="0in" fo:line-height="100%"/>
    </style:style>
    <style:style style:name="T765" style:parent-style-name="Lienhypertexte" style:family="text">
      <style:text-properties fo:font-weight="bold" style:font-weight-asian="bold" style:font-weight-complex="bold"/>
    </style:style>
    <style:style style:name="P7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82" style:family="table-column">
      <style:table-column-properties style:column-width="3.2402in"/>
    </style:style>
    <style:style style:name="Table781" style:family="table">
      <style:table-properties style:width="3.2402in" fo:margin-left="0in" table:align="left"/>
    </style:style>
    <style:style style:name="TableRow783" style:family="table-row">
      <style:table-row-properties/>
    </style:style>
    <style:style style:name="TableCell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margin-bottom="0in" fo:line-height="100%"/>
    </style:style>
    <style:style style:name="P786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P7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Paragraphedeliste" style:list-style-name="LFO4" style:family="paragraph">
      <style:paragraph-properties style:contextual-spacing="false" style:vertical-align="baseline" fo:margin-bottom="0in" fo:line-height="100%"/>
    </style:style>
    <style:style style:name="P793" style:parent-style-name="Paragraphedeliste" style:list-style-name="LFO4" style:family="paragraph">
      <style:paragraph-properties style:contextual-spacing="false" style:vertical-align="baseline" fo:margin-bottom="0in" fo:line-height="100%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799" style:parent-style-name="Policepardéfaut" style:family="text">
      <style:text-properties fo:font-weight="bold" style:font-weight-asian="bold" style:font-weight-complex="bold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P805" style:parent-style-name="Normal" style:family="paragraph">
      <style:text-properties fo:font-weight="bold" style:font-weight-asian="bold" style:font-weight-complex="bold"/>
    </style:style>
    <style:style style:name="P8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80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08" style:parent-style-name="Policepardéfaut" style:family="text">
      <style:text-properties fo:font-weight="bold" style:font-weight-asian="bold" style:font-weight-complex="bold"/>
    </style:style>
    <style:style style:name="T809" style:parent-style-name="Policepardéfaut" style:family="text">
      <style:text-properties fo:font-weight="bold" style:font-weight-asian="bold" style:font-weight-complex="bold"/>
    </style:style>
    <style:style style:name="P810" style:parent-style-name="Normal" style:family="paragraph">
      <style:text-properties fo:font-weight="bold" style:font-weight-asian="bold" style:font-weight-complex="bold"/>
    </style:style>
    <style:style style:name="TableColumn812" style:family="table-column">
      <style:table-column-properties style:column-width="6.293in"/>
    </style:style>
    <style:style style:name="Table811" style:family="table">
      <style:table-properties style:width="6.293in" fo:margin-left="0in" table:align="left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16" style:family="table-column">
      <style:table-column-properties style:column-width="0.4902in"/>
    </style:style>
    <style:style style:name="TableColumn817" style:family="table-column">
      <style:table-column-properties style:column-width="2.2152in"/>
    </style:style>
    <style:style style:name="TableColumn818" style:family="table-column">
      <style:table-column-properties style:column-width="3.0166in"/>
    </style:style>
    <style:style style:name="TableColumn819" style:family="table-column">
      <style:table-column-properties style:column-width="0.5777in"/>
    </style:style>
    <style:style style:name="Table815" style:family="table">
      <style:table-properties style:width="6.3in" fo:margin-left="0in" table:align="left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29" style:family="table-row">
      <style:table-row-properties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832" style:parent-style-name="Policepardéfaut" style:family="text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835" style:parent-style-name="Policepardéfaut" style:family="text">
      <style:text-properties fo:font-weight="bold" style:font-weight-asian="bold" style:font-weight-complex="bold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  <style:text-properties fo:language="en" fo:country="US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843" style:parent-style-name="Policepardéfaut" style:family="text">
      <style:text-properties fo:font-weight="bold" style:font-weight-asian="bold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846" style:parent-style-name="Policepardéfaut" style:family="text">
      <style:text-properties fo:font-weight="bold" style:font-weight-asian="bold" style:font-weight-complex="bold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language="en" fo:country="U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854" style:parent-style-name="Policepardéfaut" style:family="text">
      <style:text-properties fo:font-weight="bold" style:font-weight-asian="bold" style:font-weight-complex="bold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857" style:parent-style-name="Policepardéfaut" style:family="text">
      <style:text-properties fo:font-weight="bold" style:font-weight-asian="bold" style:font-weight-complex="bold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860" style:parent-style-name="Policepardéfaut" style:family="text">
      <style:text-properties fo:language="en" fo:country="US"/>
    </style:style>
    <style:style style:name="T861" style:parent-style-name="Policepardéfaut" style:family="text">
      <style:text-properties style:font-name="Arial" fo:language="en" fo:country="US"/>
    </style:style>
    <style:style style:name="T862" style:parent-style-name="Policepardéfaut" style:family="text">
      <style:text-properties fo:language="en" fo:country="US"/>
    </style:style>
    <style:style style:name="T863" style:parent-style-name="Policepardéfaut" style:family="text">
      <style:text-properties fo:font-weight="bold" style:font-weight-asian="bold" style:font-weight-complex="bold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869" style:parent-style-name="Policepardéfaut" style:family="text">
      <style:text-properties fo:font-weight="bold" style:font-weight-asian="bold" style:font-weight-complex="bold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872" style:parent-style-name="Policepardéfaut" style:family="text">
      <style:text-properties fo:font-weight="bold" style:font-weight-asian="bold" style:font-weight-complex="bold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875" style:parent-style-name="Policepardéfaut" style:family="text">
      <style:text-properties fo:language="en" fo:country="US"/>
    </style:style>
    <style:style style:name="T876" style:parent-style-name="Policepardéfaut" style:family="text">
      <style:text-properties style:font-name="Arial"/>
    </style:style>
    <style:style style:name="T877" style:parent-style-name="Policepardéfaut" style:family="text">
      <style:text-properties fo:font-weight="bold" style:font-weight-asian="bold" style:font-weight-complex="bold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P880" style:parent-style-name="Normal" style:family="paragraph">
      <style:paragraph-properties fo:margin-bottom="0in" fo:line-height="100%"/>
    </style:style>
    <style:style style:name="P8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882" style:parent-style-name="Policepardéfaut" style:family="text">
      <style:text-properties style:font-name="Segoe UI Emoji" style:font-name-complex="Segoe UI Emoji"/>
    </style:style>
    <style:style style:name="T883" style:parent-style-name="Policepardéfaut" style:family="text">
      <style:text-properties fo:font-weight="bold" style:font-weight-asian="bold" style:font-weight-complex="bold"/>
    </style:style>
    <style:style style:name="P884" style:parent-style-name="Normal" style:family="paragraph">
      <style:text-properties fo:font-weight="bold" style:font-weight-asian="bold" style:font-weight-complex="bold"/>
    </style:style>
    <style:style style:name="TableColumn886" style:family="table-column">
      <style:table-column-properties style:column-width="6.293in"/>
    </style:style>
    <style:style style:name="Table885" style:family="table">
      <style:table-properties style:width="6.293in" fo:margin-left="0in" table:align="left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90" style:family="table-column">
      <style:table-column-properties style:column-width="1.2187in"/>
    </style:style>
    <style:style style:name="TableColumn891" style:family="table-column">
      <style:table-column-properties style:column-width="5.102in"/>
    </style:style>
    <style:style style:name="Table889" style:family="table">
      <style:table-properties style:width="6.3208in" fo:margin-left="0in" table:align="left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text-properties fo:font-weight="bold" style:font-weight-asian="bold" style:font-weight-complex="bold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text-properties fo:font-weight="bold" style:font-weight-asian="bold" style:font-weight-complex="bold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T899" style:parent-style-name="Policepardéfaut" style:family="text">
      <style:text-properties fo:font-weight="bold" style:font-weight-asian="bold" style:font-weight-complex="bold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1" style:family="table-row">
      <style:table-row-properties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T903" style:parent-style-name="Policepardéfaut" style:family="text">
      <style:text-properties fo:font-weight="bold" style:font-weight-asian="bold" style:font-weight-complex="bold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T907" style:parent-style-name="Policepardéfaut" style:family="text">
      <style:text-properties fo:font-weight="bold" style:font-weight-asian="bold" style:font-weight-complex="bold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T909" style:parent-style-name="Policepardéfaut" style:family="text">
      <style:text-properties fo:font-weight="bold" style:font-weight-asian="bold" style:font-weight-complex="bold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T912" style:parent-style-name="Policepardéfaut" style:family="text"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T916" style:parent-style-name="Policepardéfaut" style:family="text">
      <style:text-properties fo:font-weight="bold" style:font-weight-asian="bold" style:font-weight-complex="bold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text-properties fo:language="en" fo:country="US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T921" style:parent-style-name="Policepardéfaut" style:family="text">
      <style:text-properties fo:font-weight="bold" style:font-weight-asian="bold" style:font-weight-complex="bold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T925" style:parent-style-name="Policepardéfaut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T929" style:parent-style-name="Policepardéfaut" style:family="text">
      <style:text-properties fo:font-weight="bold" style:font-weight-asian="bold" style:font-weight-complex="bold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Column933" style:family="table-column">
      <style:table-column-properties style:column-width="1.2187in"/>
    </style:style>
    <style:style style:name="TableColumn934" style:family="table-column">
      <style:table-column-properties style:column-width="5.102in"/>
    </style:style>
    <style:style style:name="Table932" style:family="table">
      <style:table-properties style:width="6.3208in" fo:margin-left="0in" table:align="lef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text-properties fo:font-weight="bold" style:font-weight-asian="bold" style:font-weight-complex="bold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text-properties fo:font-weight="bold" style:font-weight-asian="bold" style:font-weight-complex="bold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T942" style:parent-style-name="Policepardéfaut" style:family="text"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T946" style:parent-style-name="Policepardéfaut" style:family="text"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T950" style:parent-style-name="Policepardéfaut" style:family="text">
      <style:text-properties fo:font-weight="bold" style:font-weight-asian="bold" style:font-weight-complex="bold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T952" style:parent-style-name="Policepardéfaut" style:family="text">
      <style:text-properties fo:font-weight="bold" style:font-weight-asian="bold" style:font-weight-complex="bold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T955" style:parent-style-name="Policepardéfaut" style:family="text">
      <style:text-properties fo:font-weight="bold" style:font-weight-asian="bold" style:font-weight-complex="bold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T959" style:parent-style-name="Policepardéfaut" style:family="text">
      <style:text-properties fo:font-weight="bold" style:font-weight-asian="bold" style:font-weight-complex="bold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T961" style:parent-style-name="Policepardéfaut" style:family="text">
      <style:text-properties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T964" style:parent-style-name="Policepardéfaut" style:family="text">
      <style:text-properties fo:font-weight="bold" style:font-weight-asian="bold" style:font-weight-complex="bold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6" style:family="table-row">
      <style:table-row-properties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T968" style:parent-style-name="Policepardéfaut" style:family="text">
      <style:text-properties fo:font-weight="bold" style:font-weight-asian="bold" style:font-weight-complex="bold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T972" style:parent-style-name="Policepardéfaut" style:family="text">
      <style:text-properties fo:font-weight="bold" style:font-weight-asian="bold" style:font-weight-complex="bold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T97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75" style:parent-style-name="Policepardéfaut" style:family="text">
      <style:text-properties fo:font-weight="bold" style:font-weight-asian="bold" style:font-weight-complex="bold"/>
    </style:style>
    <style:style style:name="P976" style:parent-style-name="Normal" style:family="paragraph">
      <style:text-properties fo:font-weight="bold" style:font-weight-asian="bold" style:font-weight-complex="bold"/>
    </style:style>
    <style:style style:name="TableColumn978" style:family="table-column">
      <style:table-column-properties style:column-width="6.293in"/>
    </style:style>
    <style:style style:name="Table977" style:family="table">
      <style:table-properties style:width="6.293in" fo:margin-left="0in" table:align="left"/>
    </style:style>
    <style:style style:name="TableRow979" style:family="table-row">
      <style:table-row-properties/>
    </style:style>
    <style:style style:name="TableCell98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TableColumn982" style:family="table-column">
      <style:table-column-properties style:column-width="6.1361in"/>
    </style:style>
    <style:style style:name="Table981" style:family="table">
      <style:table-properties style:width="6.1361in" fo:margin-left="0in" table:align="left"/>
    </style:style>
    <style:style style:name="TableRow983" style:family="table-row">
      <style:table-row-properties style:min-row-height="0.4583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86" style:family="table-column">
      <style:table-column-properties style:column-width="0.6465in"/>
    </style:style>
    <style:style style:name="TableColumn987" style:family="table-column">
      <style:table-column-properties style:column-width="3.4243in"/>
    </style:style>
    <style:style style:name="Table985" style:family="table">
      <style:table-properties style:width="4.0708in" fo:margin-left="0in" table:align="left"/>
    </style:style>
    <style:style style:name="TableRow988" style:family="table-row">
      <style:table-row-properties style:min-row-height="0.3895in"/>
    </style:style>
    <style:style style:name="TableCell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0" style:parent-style-name="Normal" style:family="paragraph">
      <style:text-properties fo:font-weight="bold" style:font-weight-asian="bold" style:font-weight-complex="bold"/>
    </style:style>
    <style:style style:name="TableCell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2" style:parent-style-name="Normal" style:family="paragraph">
      <style:text-properties fo:font-weight="bold" style:font-weight-asian="bold" style:font-weight-complex="bold"/>
    </style:style>
    <style:style style:name="P993" style:parent-style-name="Normal" style:family="paragraph">
      <style:paragraph-properties fo:margin-bottom="0in" fo:line-height="100%">
        <style:tab-stops>
          <style:tab-stop style:type="right" style:position="5.9861in"/>
        </style:tab-stops>
      </style:paragraph-properties>
    </style:style>
    <style:style style:name="TableRow994" style:family="table-row">
      <style:table-row-properties style:min-row-height="0.4583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97" style:family="table-column">
      <style:table-column-properties style:column-width="1.4229in"/>
    </style:style>
    <style:style style:name="TableColumn998" style:family="table-column">
      <style:table-column-properties style:column-width="2.2916in"/>
    </style:style>
    <style:style style:name="Table996" style:family="table">
      <style:table-properties style:width="3.7145in" fo:margin-left="0in" table:align="left"/>
    </style:style>
    <style:style style:name="TableRow999" style:family="table-row">
      <style:table-row-properties style:min-row-height="0.3895in"/>
    </style:style>
    <style:style style:name="TableCell10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01" style:parent-style-name="Policepardéfaut" style:family="text">
      <style:text-properties fo:font-weight="bold" style:font-weight-asian="bold" style:font-weight-complex="bold"/>
    </style:style>
    <style:style style:name="TableCell1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paragraph-properties fo:margin-bottom="0in" fo:line-height="100%"/>
      <style:text-properties text:display="none"/>
    </style:style>
    <style:style style:name="TableRow1004" style:family="table-row">
      <style:table-row-properties style:min-row-height="0.4583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07" style:family="table-column">
      <style:table-column-properties style:column-width="0.8798in"/>
    </style:style>
    <style:style style:name="TableColumn1008" style:family="table-column">
      <style:table-column-properties style:column-width="2.8298in"/>
    </style:style>
    <style:style style:name="Table1006" style:family="table">
      <style:table-properties style:width="3.7097in" fo:margin-left="0in" table:align="left"/>
    </style:style>
    <style:style style:name="TableRow1009" style:family="table-row">
      <style:table-row-properties style:min-row-height="0.3895in"/>
    </style:style>
    <style:style style:name="TableCell10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11" style:parent-style-name="Policepardéfaut" style:family="text">
      <style:text-properties fo:font-weight="bold" style:font-weight-asian="bold" style:font-weight-complex="bold"/>
    </style:style>
    <style:style style:name="TableCell1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3" style:parent-style-name="Normal" style:family="paragraph">
      <style:paragraph-properties fo:margin-bottom="0in" fo:line-height="100%"/>
      <style:text-properties text:display="none"/>
    </style:style>
    <style:style style:name="TableRow1014" style:family="table-row">
      <style:table-row-properties style:min-row-height="0.4583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17" style:family="table-column">
      <style:table-column-properties style:column-width="0.9715in"/>
    </style:style>
    <style:style style:name="TableColumn1018" style:family="table-column">
      <style:table-column-properties style:column-width="2.7347in"/>
    </style:style>
    <style:style style:name="Table1016" style:family="table">
      <style:table-properties style:width="3.7062in" fo:margin-left="0in" table:align="left"/>
    </style:style>
    <style:style style:name="TableRow1019" style:family="table-row">
      <style:table-row-properties style:min-row-height="0.3895in"/>
    </style:style>
    <style:style style:name="TableCell1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21" style:parent-style-name="Policepardéfaut" style:family="text">
      <style:text-properties fo:font-weight="bold" style:font-weight-asian="bold" style:font-weight-complex="bold"/>
    </style:style>
    <style:style style:name="TableCell1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3" style:parent-style-name="Normal" style:family="paragraph">
      <style:paragraph-properties fo:margin-bottom="0in" fo:line-height="100%"/>
      <style:text-properties text:display="none"/>
    </style:style>
    <style:style style:name="TableRow1024" style:family="table-row">
      <style:table-row-properties style:min-row-height="0.4583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27" style:family="table-column">
      <style:table-column-properties style:column-width="1.1284in"/>
    </style:style>
    <style:style style:name="TableColumn1028" style:family="table-column">
      <style:table-column-properties style:column-width="2.5763in"/>
    </style:style>
    <style:style style:name="Table1026" style:family="table">
      <style:table-properties style:width="3.7048in" fo:margin-left="0in" table:align="left"/>
    </style:style>
    <style:style style:name="TableRow1029" style:family="table-row">
      <style:table-row-properties style:min-row-height="0.3895in"/>
    </style:style>
    <style:style style:name="TableCell1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1" style:parent-style-name="Policepardéfaut" style:family="text">
      <style:text-properties fo:font-weight="bold" style:font-weight-asian="bold" style:font-weight-complex="bold"/>
    </style:style>
    <style:style style:name="TableCell1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margin-bottom="0in" fo:line-height="100%"/>
      <style:text-properties text:display="none"/>
    </style:style>
    <style:style style:name="TableRow1034" style:family="table-row">
      <style:table-row-properties style:min-row-height="0.4583in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37" style:family="table-column">
      <style:table-column-properties style:column-width="1.2069in"/>
    </style:style>
    <style:style style:name="TableColumn1038" style:family="table-column">
      <style:table-column-properties style:column-width="2.6937in"/>
    </style:style>
    <style:style style:name="Table1036" style:family="table">
      <style:table-properties style:width="3.9006in" fo:margin-left="0in" table:align="left"/>
    </style:style>
    <style:style style:name="TableRow1039" style:family="table-row">
      <style:table-row-properties style:min-row-height="0.3895in"/>
    </style:style>
    <style:style style:name="TableCell1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1" style:parent-style-name="Policepardéfaut" style:family="text">
      <style:text-properties fo:font-weight="bold" style:font-weight-asian="bold" style:font-weight-complex="bold"/>
    </style:style>
    <style:style style:name="TableCell10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3" style:parent-style-name="Normal" style:family="paragraph">
      <style:paragraph-properties fo:margin-bottom="0in" fo:line-height="100%"/>
    </style:style>
    <style:style style:name="P10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0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047" style:parent-style-name="Policepardéfau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04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0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052" style:family="table-column">
      <style:table-column-properties style:column-width="3.1465in"/>
    </style:style>
    <style:style style:name="TableColumn1053" style:family="table-column">
      <style:table-column-properties style:column-width="3.1465in"/>
    </style:style>
    <style:style style:name="Table1051" style:family="table">
      <style:table-properties style:width="6.293in" fo:margin-left="0in" table:align="left"/>
    </style:style>
    <style:style style:name="TableRow1054" style:family="table-row">
      <style:table-row-properties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59" style:family="table-row">
      <style:table-row-properties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Paragraphedeliste" style:list-style-name="LFO5" style:family="paragraph">
      <style:paragraph-properties style:contextual-spacing="false" style:vertical-align="baseline" fo:margin-bottom="0in" fo:line-height="100%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Paragraphedeliste" style:list-style-name="LFO5" style:family="paragraph">
      <style:paragraph-properties style:contextual-spacing="false" style:vertical-align="baseline" fo:margin-bottom="0in" fo:line-height="100%"/>
    </style:style>
    <style:style style:name="TableRow1079" style:family="table-row">
      <style:table-row-properties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Paragraphedeliste" style:list-style-name="LFO5" style:family="paragraph">
      <style:paragraph-properties style:contextual-spacing="false" style:vertical-align="baseline" fo:margin-bottom="0in" fo:line-height="100%"/>
    </style:style>
    <style:style style:name="P1084" style:parent-style-name="Paragraphedeliste" style:list-style-name="LFO5" style:family="paragraph">
      <style:paragraph-properties style:contextual-spacing="false" style:vertical-align="baseline" fo:margin-bottom="0in" fo:line-height="100%"/>
    </style:style>
    <style:style style:name="P1085" style:parent-style-name="Paragraphedeliste" style:list-style-name="LFO5" style:family="paragraph">
      <style:paragraph-properties style:contextual-spacing="false" style:vertical-align="baseline" fo:margin-bottom="0in" fo:line-height="100%"/>
    </style:style>
    <style:style style:name="P1086" style:parent-style-name="Normal" style:family="paragraph">
      <style:paragraph-properties fo:margin-bottom="0in" fo:line-height="100%"/>
      <style:text-properties text:display="none"/>
    </style:style>
    <style:style style:name="TableColumn1088" style:family="table-column">
      <style:table-column-properties style:column-width="0.0666in"/>
    </style:style>
    <style:style style:name="Table1087" style:family="table">
      <style:table-properties style:width="0.0666in" fo:margin-left="0in" table:align="left"/>
    </style:style>
    <style:style style:name="TableRow1089" style:family="table-row">
      <style:table-row-properties/>
    </style:style>
    <style:style style:name="TableCell10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</style:style>
    <style:style style:name="P1092" style:parent-style-name="Normal" style:family="paragraph">
      <style:paragraph-properties fo:margin-bottom="0in" fo:line-height="100%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P1098" style:parent-style-name="Normal" style:family="paragraph">
      <style:text-properties fo:font-weight="bold" style:font-weight-asian="bold" style:font-weight-complex="bold"/>
    </style:style>
    <style:style style:name="P109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100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1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2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3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4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5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6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7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8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09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10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111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11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13" style:parent-style-name="Policepardéfaut" style:family="text">
      <style:text-properties fo:font-weight="bold" style:font-weight-asian="bold" style:font-weight-complex="bold"/>
    </style:style>
    <style:style style:name="T111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116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118" style:family="table-column">
      <style:table-column-properties style:column-width="1.1513in"/>
    </style:style>
    <style:style style:name="TableColumn1119" style:family="table-column">
      <style:table-column-properties style:column-width="1.2256in"/>
    </style:style>
    <style:style style:name="TableColumn1120" style:family="table-column">
      <style:table-column-properties style:column-width="1.4722in"/>
    </style:style>
    <style:style style:name="TableColumn1121" style:family="table-column">
      <style:table-column-properties style:column-width="1.2in"/>
    </style:style>
    <style:style style:name="TableColumn1122" style:family="table-column">
      <style:table-column-properties style:column-width="1.2437in"/>
    </style:style>
    <style:style style:name="Table1117" style:family="table">
      <style:table-properties style:width="6.293in" fo:margin-left="0in" table:align="left"/>
    </style:style>
    <style:style style:name="TableRow1123" style:family="table-row">
      <style:table-row-properties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/>
    </style:style>
    <style:style style:name="T1126" style:parent-style-name="Policepardéfaut" style:family="text">
      <style:text-properties fo:font-weight="bold" style:font-weight-asian="bold" style:font-weight-complex="bold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1129" style:parent-style-name="Policepardéfaut" style:family="text">
      <style:text-properties fo:font-weight="bold" style:font-weight-asian="bold" style:font-weight-complex="bold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</style:style>
    <style:style style:name="T1132" style:parent-style-name="Policepardéfaut" style:family="text">
      <style:text-properties fo:font-weight="bold" style:font-weight-asian="bold" style:font-weight-complex="bold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/>
    </style:style>
    <style:style style:name="T1135" style:parent-style-name="Policepardéfaut" style:family="text">
      <style:text-properties fo:font-weight="bold" style:font-weight-asian="bold" style:font-weight-complex="bold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</style:style>
    <style:style style:name="T1138" style:parent-style-name="Policepardéfaut" style:family="text">
      <style:text-properties fo:font-weight="bold" style:font-weight-asian="bold" style:font-weight-complex="bold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</style:style>
    <style:style style:name="TableRow1150" style:family="table-row">
      <style:table-row-properties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 fo:line-height="100%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P1172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173" style:parent-style-name="Policepardéfaut" style:family="text">
      <style:text-properties style:font-name="Segoe UI Emoji" style:font-name-complex="Segoe UI Emoji" fo:font-weight="bold" style:font-weight-asian="bold" style:font-weight-complex="bold" fo:font-size="12pt" style:font-size-asian="12pt" style:font-size-complex="12pt"/>
    </style:style>
    <style:style style:name="T117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7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1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178" style:family="table-column">
      <style:table-column-properties style:column-width="2.2437in"/>
    </style:style>
    <style:style style:name="TableColumn1179" style:family="table-column">
      <style:table-column-properties style:column-width="4.0493in"/>
    </style:style>
    <style:style style:name="Table1177" style:family="table">
      <style:table-properties style:width="6.293in" fo:margin-left="0in" table:align="left"/>
    </style:style>
    <style:style style:name="TableRow1180" style:family="table-row">
      <style:table-row-properties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85" style:family="table-row">
      <style:table-row-properties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Row1190" style:family="table-row">
      <style:table-row-properties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00" style:family="table-column">
      <style:table-column-properties style:column-width="0.0666in"/>
    </style:style>
    <style:style style:name="Table1199" style:family="table">
      <style:table-properties style:width="0.0666in" fo:margin-left="0in" table:align="left"/>
    </style:style>
    <style:style style:name="TableRow1201" style:family="table-row">
      <style:table-row-properties/>
    </style:style>
    <style:style style:name="TableCell1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204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TableColumn1206" style:family="table-column">
      <style:table-column-properties style:column-width="3.8993in"/>
    </style:style>
    <style:style style:name="Table1205" style:family="table">
      <style:table-properties style:width="3.8993in" fo:margin-left="0in" table:align="left"/>
    </style:style>
    <style:style style:name="TableRow1207" style:family="table-row">
      <style:table-row-properties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9" style:parent-style-name="Normal" style:family="paragraph">
      <style:paragraph-properties fo:margin-bottom="0in" fo:line-height="100%"/>
    </style:style>
    <style:style style:name="T1210" style:parent-style-name="Lienhypertexte" style:family="text">
      <style:text-properties fo:font-weight="bold" style:font-weight-asian="bold" style:font-weight-complex="bold"/>
    </style:style>
    <style:style style:name="P12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12" style:family="table-row">
      <style:table-row-properties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Row1217" style:family="table-row">
      <style:table-row-properties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</style:style>
    <style:style style:name="TableRow1222" style:family="table-row">
      <style:table-row-properties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27" style:family="table-column">
      <style:table-column-properties style:column-width="3.2402in"/>
    </style:style>
    <style:style style:name="Table1226" style:family="table">
      <style:table-properties style:width="3.2402in" fo:margin-left="0in" table:align="left"/>
    </style:style>
    <style:style style:name="TableRow1228" style:family="table-row">
      <style:table-row-properties/>
    </style:style>
    <style:style style:name="TableCell1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margin-bottom="0in" fo:line-height="100%"/>
    </style:style>
    <style:style style:name="P1231" style:parent-style-name="Normal" style:family="paragraph">
      <style:paragraph-properties fo:margin-bottom="0in" fo:line-height="100%"/>
      <style:text-properties fo:font-weight="bold" style:font-weight-asian="bold" style:font-weight-complex="bold" text:display="none"/>
    </style:style>
    <style:style style:name="P12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33" style:family="table-row">
      <style:table-row-properties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margin-bottom="0in" fo:line-height="100%"/>
    </style:style>
    <style:style style:name="TableRow1238" style:family="table-row">
      <style:table-row-properties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</style:style>
    <style:style style:name="T1243" style:parent-style-name="Policepardéfaut" style:family="text">
      <style:text-properties fo:font-weight="bold" style:font-weight-asian="bold" style:font-weight-complex="bold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P124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250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1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2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3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4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5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6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7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8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style:font-name="Segoe UI Emoji" style:font-name-complex="Segoe UI Emoji" fo:font-weight="bold" style:font-weight-asian="bold" style:font-weight-complex="bold"/>
    </style:style>
    <style:style style:name="P125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26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261" style:parent-style-name="Policepardéfaut" style:family="text">
      <style:text-properties fo:font-weight="bold" style:font-weight-asian="bold" style:font-weight-complex="bold"/>
    </style:style>
    <style:style style:name="T1262" style:parent-style-name="Policepardéfaut" style:family="text">
      <style:text-properties fo:font-weight="bold" style:font-weight-asian="bold" style:font-weight-complex="bold"/>
    </style:style>
    <style:style style:name="P1263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olumn1265" style:family="table-column">
      <style:table-column-properties style:column-width="6.293in"/>
    </style:style>
    <style:style style:name="Table1264" style:family="table">
      <style:table-properties style:width="6.293in" fo:margin-left="0in" table:align="left"/>
    </style:style>
    <style:style style:name="TableRow1266" style:family="table-row">
      <style:table-row-properties style:min-row-height="2.4993i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69" style:family="table-column">
      <style:table-column-properties style:column-width="0.4902in"/>
    </style:style>
    <style:style style:name="TableColumn1270" style:family="table-column">
      <style:table-column-properties style:column-width="2.2152in"/>
    </style:style>
    <style:style style:name="TableColumn1271" style:family="table-column">
      <style:table-column-properties style:column-width="3.0166in"/>
    </style:style>
    <style:style style:name="TableColumn1272" style:family="table-column">
      <style:table-column-properties style:column-width="0.5777in"/>
    </style:style>
    <style:style style:name="Table1268" style:family="table">
      <style:table-properties style:width="6.3in" fo:margin-left="0in" table:align="left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fo:font-weight="bold" style:font-weight-asian="bold" style:font-weight-complex="bold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fo:font-weight="bold" style:font-weight-asian="bold" style:font-weight-complex="bold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fo:font-weight="bold" style:font-weight-asian="bold" style:font-weight-complex="bold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>
        <style:tab-stops>
          <style:tab-stop style:type="left" style:position="5.509in"/>
        </style:tab-stops>
      </style:paragraph-properties>
      <style:text-properties fo:font-weight="bold" style:font-weight-asian="bold" style:font-weight-complex="bold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285" style:parent-style-name="Policepardéfaut" style:family="text">
      <style:text-properties fo:font-weight="bold" style:font-weight-asian="bold" style:font-weight-complex="bold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Row1292" style:family="table-row">
      <style:table-row-properties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295" style:parent-style-name="Policepardéfaut" style:family="text">
      <style:text-properties fo:font-weight="bold" style:font-weight-asian="bold" style:font-weight-complex="bold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Row1302" style:family="table-row">
      <style:table-row-properties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305" style:parent-style-name="Policepardéfaut" style:family="text">
      <style:text-properties fo:font-weight="bold" style:font-weight-asian="bold" style:font-weight-complex="bold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312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313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314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315" style:parent-style-name="Policepardéfaut" style:family="text">
      <style:text-properties style:font-name="Segoe UI Emoji" style:font-name-complex="Segoe UI Emoji"/>
    </style:style>
    <style:style style:name="T1316" style:parent-style-name="Policepardéfaut" style:family="text">
      <style:text-properties fo:font-weight="bold" style:font-weight-asian="bold" style:font-weight-complex="bold"/>
    </style:style>
    <style:style style:name="P1317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318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P1319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32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321" style:parent-style-name="Policepardéfaut" style:family="text">
      <style:text-properties fo:font-weight="bold" style:font-weight-asian="bold" style:font-weight-complex="bold"/>
    </style:style>
    <style:style style:name="P1322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ableColumn1324" style:family="table-column">
      <style:table-column-properties style:column-width="6.293in"/>
    </style:style>
    <style:style style:name="Table1323" style:family="table">
      <style:table-properties style:width="6.293in" fo:margin-left="0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TableColumn1328" style:family="table-column">
      <style:table-column-properties style:column-width="6.1361in"/>
    </style:style>
    <style:style style:name="Table1327" style:family="table">
      <style:table-properties style:width="6.1361in" fo:margin-left="0in" table:align="left"/>
    </style:style>
    <style:style style:name="TableRow1329" style:family="table-row">
      <style:table-row-properties style:min-row-height="0.4583in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32" style:family="table-column">
      <style:table-column-properties style:column-width="0.6465in"/>
    </style:style>
    <style:style style:name="TableColumn1333" style:family="table-column">
      <style:table-column-properties style:column-width="3.4243in"/>
    </style:style>
    <style:style style:name="Table1331" style:family="table">
      <style:table-properties style:width="4.0708in" fo:margin-left="0in" table:align="left"/>
    </style:style>
    <style:style style:name="TableRow1334" style:family="table-row">
      <style:table-row-properties style:min-row-height="0.3895in"/>
    </style:style>
    <style:style style:name="TableCell1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6" style:parent-style-name="Normal" style:family="paragraph">
      <style:text-properties fo:font-weight="bold" style:font-weight-asian="bold" style:font-weight-complex="bold"/>
    </style:style>
    <style:style style:name="TableCell1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8" style:parent-style-name="Normal" style:family="paragraph">
      <style:text-properties fo:font-weight="bold" style:font-weight-asian="bold" style:font-weight-complex="bold"/>
    </style:style>
    <style:style style:name="P1339" style:parent-style-name="Normal" style:family="paragraph">
      <style:paragraph-properties fo:margin-bottom="0in" fo:line-height="100%">
        <style:tab-stops>
          <style:tab-stop style:type="right" style:position="5.9861in"/>
        </style:tab-stops>
      </style:paragraph-properties>
    </style:style>
    <style:style style:name="TableRow1340" style:family="table-row">
      <style:table-row-properties style:min-row-height="0.4583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43" style:family="table-column">
      <style:table-column-properties style:column-width="1.4229in"/>
    </style:style>
    <style:style style:name="TableColumn1344" style:family="table-column">
      <style:table-column-properties style:column-width="2.2916in"/>
    </style:style>
    <style:style style:name="Table1342" style:family="table">
      <style:table-properties style:width="3.7145in" fo:margin-left="0in" table:align="left"/>
    </style:style>
    <style:style style:name="TableRow1345" style:family="table-row">
      <style:table-row-properties style:min-row-height="0.3895in"/>
    </style:style>
    <style:style style:name="TableCell1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47" style:parent-style-name="Policepardéfaut" style:family="text">
      <style:text-properties fo:font-weight="bold" style:font-weight-asian="bold" style:font-weight-complex="bold"/>
    </style:style>
    <style:style style:name="TableCell1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9" style:parent-style-name="Normal" style:family="paragraph">
      <style:paragraph-properties fo:margin-bottom="0in" fo:line-height="100%"/>
      <style:text-properties text:display="none"/>
    </style:style>
    <style:style style:name="TableRow1350" style:family="table-row">
      <style:table-row-properties style:min-row-height="0.4583in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53" style:family="table-column">
      <style:table-column-properties style:column-width="0.8798in"/>
    </style:style>
    <style:style style:name="TableColumn1354" style:family="table-column">
      <style:table-column-properties style:column-width="2.8298in"/>
    </style:style>
    <style:style style:name="Table1352" style:family="table">
      <style:table-properties style:width="3.7097in" fo:margin-left="0in" table:align="left"/>
    </style:style>
    <style:style style:name="TableRow1355" style:family="table-row">
      <style:table-row-properties style:min-row-height="0.3895in"/>
    </style:style>
    <style:style style:name="TableCell1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7" style:parent-style-name="Policepardéfaut" style:family="text">
      <style:text-properties fo:font-weight="bold" style:font-weight-asian="bold" style:font-weight-complex="bold"/>
    </style:style>
    <style:style style:name="TableCell1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9" style:parent-style-name="Normal" style:family="paragraph">
      <style:paragraph-properties fo:margin-bottom="0in" fo:line-height="100%"/>
      <style:text-properties text:display="none"/>
    </style:style>
    <style:style style:name="TableRow1360" style:family="table-row">
      <style:table-row-properties style:min-row-height="0.4583in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63" style:family="table-column">
      <style:table-column-properties style:column-width="0.9715in"/>
    </style:style>
    <style:style style:name="TableColumn1364" style:family="table-column">
      <style:table-column-properties style:column-width="2.7347in"/>
    </style:style>
    <style:style style:name="Table1362" style:family="table">
      <style:table-properties style:width="3.7062in" fo:margin-left="0in" table:align="left"/>
    </style:style>
    <style:style style:name="TableRow1365" style:family="table-row">
      <style:table-row-properties style:min-row-height="0.3895in"/>
    </style:style>
    <style:style style:name="TableCell1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67" style:parent-style-name="Policepardéfaut" style:family="text">
      <style:text-properties fo:font-weight="bold" style:font-weight-asian="bold" style:font-weight-complex="bold"/>
    </style:style>
    <style:style style:name="TableCell1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margin-bottom="0in" fo:line-height="100%"/>
      <style:text-properties text:display="none"/>
    </style:style>
    <style:style style:name="TableRow1370" style:family="table-row">
      <style:table-row-properties style:min-row-height="0.4583in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73" style:family="table-column">
      <style:table-column-properties style:column-width="1.1284in"/>
    </style:style>
    <style:style style:name="TableColumn1374" style:family="table-column">
      <style:table-column-properties style:column-width="2.5763in"/>
    </style:style>
    <style:style style:name="Table1372" style:family="table">
      <style:table-properties style:width="3.7048in" fo:margin-left="0in" table:align="left"/>
    </style:style>
    <style:style style:name="TableRow1375" style:family="table-row">
      <style:table-row-properties style:min-row-height="0.3895in"/>
    </style:style>
    <style:style style:name="TableCell1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77" style:parent-style-name="Policepardéfaut" style:family="text">
      <style:text-properties fo:font-weight="bold" style:font-weight-asian="bold" style:font-weight-complex="bold"/>
    </style:style>
    <style:style style:name="TableCell1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9" style:parent-style-name="Normal" style:family="paragraph">
      <style:paragraph-properties fo:margin-bottom="0in" fo:line-height="100%"/>
      <style:text-properties text:display="none"/>
    </style:style>
    <style:style style:name="TableRow1380" style:family="table-row">
      <style:table-row-properties style:min-row-height="0.4583in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83" style:family="table-column">
      <style:table-column-properties style:column-width="1.1916in"/>
    </style:style>
    <style:style style:name="TableColumn1384" style:family="table-column">
      <style:table-column-properties style:column-width="2.709in"/>
    </style:style>
    <style:style style:name="Table1382" style:family="table">
      <style:table-properties style:width="3.9006in" fo:margin-left="0in" table:align="left"/>
    </style:style>
    <style:style style:name="TableRow1385" style:family="table-row">
      <style:table-row-properties style:min-row-height="0.3895in"/>
    </style:style>
    <style:style style:name="TableCell1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87" style:parent-style-name="Policepardéfaut" style:family="text">
      <style:text-properties fo:font-weight="bold" style:font-weight-asian="bold" style:font-weight-complex="bold"/>
    </style:style>
    <style:style style:name="TableCell1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9" style:parent-style-name="Normal" style:family="paragraph">
      <style:paragraph-properties fo:margin-bottom="0in" fo:line-height="100%"/>
    </style:style>
    <style:style style:name="P13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91" style:parent-style-name="Normal" style:family="paragraph">
      <style:paragraph-properties>
        <style:tab-stops>
          <style:tab-stop style:type="left" style:position="5.509in"/>
        </style:tab-stops>
      </style:paragraph-properties>
    </style:style>
    <style:style style:name="T139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93" style:parent-style-name="Policepardéfau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9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3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39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9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98" style:parent-style-name="Policepardéfaut" style:family="text">
      <style:text-properties style:font-name="Segoe UI Emoji" style:font-name-complex="Segoe UI Emoji"/>
    </style:style>
    <style:style style:name="T139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0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40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40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olumn1404" style:family="table-column">
      <style:table-column-properties style:column-width="3.1472in"/>
    </style:style>
    <style:style style:name="TableColumn1405" style:family="table-column">
      <style:table-column-properties style:column-width="3.1472in"/>
    </style:style>
    <style:style style:name="Table1403" style:family="table">
      <style:table-properties style:width="6.2944in" fo:margin-left="0.0034in" table:align="left"/>
    </style:style>
    <style:style style:name="TableRow1406" style:family="table-row">
      <style:table-row-properties style:min-row-height="0.1909in"/>
    </style:style>
    <style:style style:name="TableCell1407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09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411" style:family="table-row">
      <style:table-row-properties style:min-row-height="0.5659in"/>
    </style:style>
    <style:style style:name="TableCell1412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14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15" style:parent-style-name="Normal" style:family="paragraph">
      <style:text-properties fo:font-size="12pt" style:font-size-asian="12pt" style:font-size-complex="12pt"/>
    </style:style>
    <style:style style:name="TableRow1416" style:family="table-row">
      <style:table-row-properties style:min-row-height="0.1944in"/>
    </style:style>
    <style:style style:name="TableCell1417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19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20" style:parent-style-name="Normal" style:family="paragraph">
      <style:text-properties fo:font-size="12pt" style:font-size-asian="12pt" style:font-size-complex="12pt"/>
    </style:style>
    <style:style style:name="TableRow1421" style:family="table-row">
      <style:table-row-properties style:min-row-height="0.1944in"/>
    </style:style>
    <style:style style:name="TableCell1422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24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25" style:parent-style-name="Normal" style:family="paragraph">
      <style:text-properties fo:font-size="12pt" style:font-size-asian="12pt" style:font-size-complex="12pt"/>
    </style:style>
    <style:style style:name="TableRow1426" style:family="table-row">
      <style:table-row-properties style:min-row-height="1.1256in"/>
    </style:style>
    <style:style style:name="TableCell1427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29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30" style:parent-style-name="Normal" style:family="paragraph">
      <style:text-properties fo:font-size="12pt" style:font-size-asian="12pt" style:font-size-complex="12pt"/>
    </style:style>
    <style:style style:name="T1431" style:parent-style-name="Policepardéfaut" style:family="text">
      <style:text-properties fo:font-size="12pt" style:font-size-asian="12pt" style:font-size-complex="12pt"/>
    </style:style>
    <style:style style:name="T14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Row1433" style:family="table-row">
      <style:table-row-properties style:min-row-height="0.7534in"/>
    </style:style>
    <style:style style:name="TableCell1434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36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37" style:parent-style-name="Normal" style:family="paragraph">
      <style:text-properties fo:font-size="12pt" style:font-size-asian="12pt" style:font-size-complex="12pt"/>
    </style:style>
    <style:style style:name="P1438" style:parent-style-name="Normal" style:family="paragraph">
      <style:text-properties fo:font-size="12pt" style:font-size-asian="12pt" style:font-size-complex="12pt"/>
    </style:style>
    <style:style style:name="P1439" style:parent-style-name="Normal" style:family="paragraph">
      <style:text-properties fo:font-size="12pt" style:font-size-asian="12pt" style:font-size-complex="12pt"/>
    </style:style>
    <style:style style:name="TableRow1440" style:family="table-row">
      <style:table-row-properties style:min-row-height="0.2152in"/>
    </style:style>
    <style:style style:name="TableCell1441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43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444" style:parent-style-name="Normal" style:family="paragraph">
      <style:text-properties fo:font-size="12pt" style:font-size-asian="12pt" style:font-size-complex="12pt"/>
    </style:style>
    <style:style style:name="P14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45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54" style:parent-style-name="Policepardéfaut" style:family="text">
      <style:text-properties style:font-name="Segoe UI Emoji" style:font-name-complex="Segoe UI Emoji"/>
    </style:style>
    <style:style style:name="T145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458" style:family="table-column">
      <style:table-column-properties style:column-width="1.0583in"/>
    </style:style>
    <style:style style:name="TableColumn1459" style:family="table-column">
      <style:table-column-properties style:column-width="1.2395in"/>
    </style:style>
    <style:style style:name="TableColumn1460" style:family="table-column">
      <style:table-column-properties style:column-width="1.5291in"/>
    </style:style>
    <style:style style:name="TableColumn1461" style:family="table-column">
      <style:table-column-properties style:column-width="1.1465in"/>
    </style:style>
    <style:style style:name="TableColumn1462" style:family="table-column">
      <style:table-column-properties style:column-width="1.3208in"/>
    </style:style>
    <style:style style:name="Table1457" style:family="table">
      <style:table-properties style:width="6.2944in" fo:margin-left="0.0034in" table:align="left"/>
    </style:style>
    <style:style style:name="TableRow1463" style:family="table-row">
      <style:table-row-properties style:min-row-height="0.3784in"/>
    </style:style>
    <style:style style:name="TableCell1464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66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68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70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72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474" style:family="table-row">
      <style:table-row-properties style:min-row-height="0.9416in"/>
    </style:style>
    <style:style style:name="TableCell1475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77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78" style:parent-style-name="Normal" style:family="paragraph">
      <style:text-properties fo:font-size="12pt" style:font-size-asian="12pt" style:font-size-complex="12pt"/>
    </style:style>
    <style:style style:name="T1479" style:parent-style-name="Policepardéfaut" style:family="text">
      <style:text-properties fo:font-size="12pt" style:font-size-asian="12pt" style:font-size-complex="12pt"/>
    </style:style>
    <style:style style:name="T148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81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82" style:parent-style-name="Normal" style:family="paragraph">
      <style:text-properties fo:font-size="12pt" style:font-size-asian="12pt" style:font-size-complex="12pt"/>
    </style:style>
    <style:style style:name="T1483" style:parent-style-name="Policepardéfaut" style:family="text">
      <style:text-properties fo:font-size="12pt" style:font-size-asian="12pt" style:font-size-complex="12pt"/>
    </style:style>
    <style:style style:name="T148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85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86" style:parent-style-name="Normal" style:family="paragraph">
      <style:text-properties fo:font-size="12pt" style:font-size-asian="12pt" style:font-size-complex="12pt"/>
    </style:style>
    <style:style style:name="TableCell1487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88" style:parent-style-name="Normal" style:family="paragraph">
      <style:text-properties fo:font-size="12pt" style:font-size-asian="12pt" style:font-size-complex="12pt"/>
    </style:style>
    <style:style style:name="TableRow1489" style:family="table-row">
      <style:table-row-properties style:min-row-height="0.7534in"/>
    </style:style>
    <style:style style:name="TableCell1490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492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93" style:parent-style-name="Normal" style:family="paragraph">
      <style:text-properties fo:font-size="12pt" style:font-size-asian="12pt" style:font-size-complex="12pt"/>
    </style:style>
    <style:style style:name="TableCell1494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95" style:parent-style-name="Normal" style:list-style-name="LFO6" style:family="paragraph">
      <style:text-properties fo:font-size="12pt" style:font-size-asian="12pt" style:font-size-complex="12pt"/>
    </style:style>
    <style:style style:name="P1496" style:parent-style-name="Normal" style:list-style-name="LFO6" style:family="paragraph">
      <style:text-properties fo:font-size="12pt" style:font-size-asian="12pt" style:font-size-complex="12pt"/>
    </style:style>
    <style:style style:name="TableCell1497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498" style:parent-style-name="Normal" style:family="paragraph">
      <style:text-properties fo:font-size="12pt" style:font-size-asian="12pt" style:font-size-complex="12pt"/>
    </style:style>
    <style:style style:name="TableCell1499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00" style:parent-style-name="Normal" style:family="paragraph">
      <style:text-properties fo:font-size="12pt" style:font-size-asian="12pt" style:font-size-complex="12pt"/>
    </style:style>
    <style:style style:name="P1501" style:parent-style-name="Normal" style:family="paragraph">
      <style:text-properties fo:font-size="12pt" style:font-size-asian="12pt" style:font-size-complex="12pt"/>
    </style:style>
    <style:style style:name="TableRow1502" style:family="table-row">
      <style:table-row-properties style:min-row-height="0.75in"/>
    </style:style>
    <style:style style:name="TableCell1503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05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06" style:parent-style-name="Normal" style:family="paragraph">
      <style:text-properties fo:font-size="12pt" style:font-size-asian="12pt" style:font-size-complex="12pt"/>
    </style:style>
    <style:style style:name="P1507" style:parent-style-name="Normal" style:family="paragraph">
      <style:text-properties fo:font-size="12pt" style:font-size-asian="12pt" style:font-size-complex="12pt"/>
    </style:style>
    <style:style style:name="P1508" style:parent-style-name="Normal" style:family="paragraph">
      <style:text-properties fo:font-size="12pt" style:font-size-asian="12pt" style:font-size-complex="12pt"/>
    </style:style>
    <style:style style:name="TableCell1509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10" style:parent-style-name="Normal" style:family="paragraph">
      <style:text-properties fo:font-size="12pt" style:font-size-asian="12pt" style:font-size-complex="12pt"/>
    </style:style>
    <style:style style:name="P1511" style:parent-style-name="Normal" style:family="paragraph">
      <style:text-properties fo:font-size="12pt" style:font-size-asian="12pt" style:font-size-complex="12pt"/>
    </style:style>
    <style:style style:name="TableCell1512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13" style:parent-style-name="Normal" style:family="paragraph">
      <style:text-properties fo:font-size="12pt" style:font-size-asian="12pt" style:font-size-complex="12pt"/>
    </style:style>
    <style:style style:name="TableCell1514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15" style:parent-style-name="Normal" style:family="paragraph">
      <style:text-properties fo:font-size="12pt" style:font-size-asian="12pt" style:font-size-complex="12pt"/>
    </style:style>
    <style:style style:name="P1516" style:parent-style-name="Normal" style:family="paragraph">
      <style:text-properties fo:font-size="12pt" style:font-size-asian="12pt" style:font-size-complex="12pt"/>
    </style:style>
    <style:style style:name="TableRow1517" style:family="table-row">
      <style:table-row-properties style:min-row-height="0.7541in"/>
    </style:style>
    <style:style style:name="TableCell1518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20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21" style:parent-style-name="Normal" style:family="paragraph">
      <style:text-properties fo:font-size="12pt" style:font-size-asian="12pt" style:font-size-complex="12pt"/>
    </style:style>
    <style:style style:name="TableCell1522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23" style:parent-style-name="Normal" style:family="paragraph">
      <style:text-properties fo:font-size="12pt" style:font-size-asian="12pt" style:font-size-complex="12pt"/>
    </style:style>
    <style:style style:name="P1524" style:parent-style-name="Normal" style:family="paragraph">
      <style:text-properties fo:font-size="12pt" style:font-size-asian="12pt" style:font-size-complex="12pt"/>
    </style:style>
    <style:style style:name="TableCell1525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26" style:parent-style-name="Normal" style:family="paragraph">
      <style:text-properties fo:font-size="12pt" style:font-size-asian="12pt" style:font-size-complex="12pt"/>
    </style:style>
    <style:style style:name="TableCell1527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28" style:parent-style-name="Normal" style:family="paragraph">
      <style:text-properties fo:font-size="12pt" style:font-size-asian="12pt" style:font-size-complex="12pt"/>
    </style:style>
    <style:style style:name="P1529" style:parent-style-name="Normal" style:family="paragraph">
      <style:text-properties fo:font-size="12pt" style:font-size-asian="12pt" style:font-size-complex="12pt"/>
    </style:style>
    <style:style style:name="TableRow1530" style:family="table-row">
      <style:table-row-properties style:min-row-height="0.8645in"/>
    </style:style>
    <style:style style:name="TableCell1531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33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34" style:parent-style-name="Normal" style:family="paragraph">
      <style:text-properties fo:font-size="12pt" style:font-size-asian="12pt" style:font-size-complex="12pt"/>
    </style:style>
    <style:style style:name="P1535" style:parent-style-name="Normal" style:family="paragraph">
      <style:text-properties fo:font-size="12pt" style:font-size-asian="12pt" style:font-size-complex="12pt"/>
    </style:style>
    <style:style style:name="P1536" style:parent-style-name="Normal" style:family="paragraph">
      <style:text-properties fo:font-size="12pt" style:font-size-asian="12pt" style:font-size-complex="12pt"/>
    </style:style>
    <style:style style:name="TableCell1537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38" style:parent-style-name="Normal" style:family="paragraph">
      <style:text-properties fo:font-size="12pt" style:font-size-asian="12pt" style:font-size-complex="12pt"/>
    </style:style>
    <style:style style:name="TableCell1539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40" style:parent-style-name="Normal" style:family="paragraph">
      <style:text-properties fo:font-size="12pt" style:font-size-asian="12pt" style:font-size-complex="12pt"/>
    </style:style>
    <style:style style:name="TableCell1541" style:family="table-cell">
      <style:table-cell-properties fo:border="0.0069in solid #000000" style:writing-mode="lr-tb" fo:padding-top="0.002in" fo:padding-left="0.0763in" fo:padding-bottom="0in" fo:padding-right="0.0104in"/>
    </style:style>
    <style:style style:name="P1542" style:parent-style-name="Normal" style:family="paragraph">
      <style:text-properties fo:font-size="12pt" style:font-size-asian="12pt" style:font-size-complex="12pt"/>
    </style:style>
    <style:style style:name="P15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550" style:parent-style-name="Policepardéfaut" style:family="text">
      <style:text-properties style:font-name="Segoe UI Emoji" style:font-name-complex="Segoe UI Emoji"/>
    </style:style>
    <style:style style:name="T155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55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555" style:family="table-column">
      <style:table-column-properties style:column-width="1.9381in"/>
    </style:style>
    <style:style style:name="TableColumn1556" style:family="table-column">
      <style:table-column-properties style:column-width="4.3562in"/>
    </style:style>
    <style:style style:name="Table1554" style:family="table">
      <style:table-properties style:width="6.2944in" fo:margin-left="0.0034in" table:align="left"/>
    </style:style>
    <style:style style:name="TableRow1557" style:family="table-row">
      <style:table-row-properties style:min-row-height="0.1916in"/>
    </style:style>
    <style:style style:name="TableCell1558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5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6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6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562" style:family="table-row">
      <style:table-row-properties style:min-row-height="0.3819in"/>
    </style:style>
    <style:style style:name="TableCell1563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65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66" style:parent-style-name="Normal" style:family="paragraph">
      <style:text-properties fo:font-size="12pt" style:font-size-asian="12pt" style:font-size-complex="12pt"/>
    </style:style>
    <style:style style:name="TableRow1567" style:family="table-row">
      <style:table-row-properties style:min-row-height="0.1909in"/>
    </style:style>
    <style:style style:name="TableCell1568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7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71" style:parent-style-name="Normal" style:family="paragraph">
      <style:text-properties fo:font-size="12pt" style:font-size-asian="12pt" style:font-size-complex="12pt"/>
    </style:style>
    <style:style style:name="TableRow1572" style:family="table-row">
      <style:table-row-properties style:min-row-height="0.4236in"/>
    </style:style>
    <style:style style:name="TableCell1573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75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577" style:parent-style-name="Lienhypertexte" style:family="text">
      <style:text-properties fo:font-weight="bold" style:font-weight-asian="bold" style:font-weight-complex="bold" fo:font-size="12pt" style:font-size-asian="12pt" style:font-size-complex="12pt"/>
    </style:style>
    <style:style style:name="T1578" style:parent-style-name="Lienhypertexte" style:family="text">
      <style:text-properties fo:font-weight="bold" style:font-weight-asian="bold" style:font-weight-complex="bold" fo:font-size="12pt" style:font-size-asian="12pt" style:font-size-complex="12pt"/>
    </style:style>
    <style:style style:name="P15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580" style:family="table-row">
      <style:table-row-properties style:min-row-height="0.1944in"/>
    </style:style>
    <style:style style:name="TableCell1581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83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84" style:parent-style-name="Normal" style:family="paragraph">
      <style:text-properties fo:font-size="12pt" style:font-size-asian="12pt" style:font-size-complex="12pt"/>
    </style:style>
    <style:style style:name="TableRow1585" style:family="table-row">
      <style:table-row-properties style:min-row-height="0.1909in"/>
    </style:style>
    <style:style style:name="TableCell1586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88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89" style:parent-style-name="Normal" style:family="paragraph">
      <style:text-properties fo:font-size="12pt" style:font-size-asian="12pt" style:font-size-complex="12pt"/>
    </style:style>
    <style:style style:name="TableRow1590" style:family="table-row">
      <style:table-row-properties style:min-row-height="0.3819in"/>
    </style:style>
    <style:style style:name="TableCell1591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93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94" style:parent-style-name="Normal" style:family="paragraph">
      <style:text-properties fo:font-size="12pt" style:font-size-asian="12pt" style:font-size-complex="12pt"/>
    </style:style>
    <style:style style:name="P15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596" style:family="table-row">
      <style:table-row-properties style:min-row-height="0.1909in"/>
    </style:style>
    <style:style style:name="TableCell1597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5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599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600" style:parent-style-name="Normal" style:family="paragraph">
      <style:text-properties fo:font-size="12pt" style:font-size-asian="12pt" style:font-size-complex="12pt"/>
    </style:style>
    <style:style style:name="TableRow1601" style:family="table-row">
      <style:table-row-properties style:min-row-height="0.9097in"/>
    </style:style>
    <style:style style:name="TableCell160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6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04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6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06" style:parent-style-name="Normal" style:list-style-name="LFO7" style:family="paragraph">
      <style:paragraph-properties fo:margin-left="0.3937in">
        <style:tab-stops/>
      </style:paragraph-properties>
      <style:text-properties fo:font-size="12pt" style:font-size-asian="12pt" style:font-size-complex="12pt"/>
    </style:style>
    <style:style style:name="P1607" style:parent-style-name="Normal" style:list-style-name="LFO7" style:family="paragraph">
      <style:paragraph-properties fo:margin-left="0.3937in">
        <style:tab-stops/>
      </style:paragraph-properties>
      <style:text-properties fo:font-size="12pt" style:font-size-asian="12pt" style:font-size-complex="12pt"/>
    </style:style>
    <style:style style:name="P16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09" style:family="table-row">
      <style:table-row-properties style:min-row-height="0.1944in"/>
    </style:style>
    <style:style style:name="TableCell161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6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1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613" style:parent-style-name="Normal" style:family="paragraph">
      <style:text-properties fo:font-size="12pt" style:font-size-asian="12pt" style:font-size-complex="12pt"/>
    </style:style>
    <style:style style:name="P16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6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17" style:parent-style-name="Policepardéfaut" style:family="text">
      <style:text-properties style:font-name="Segoe UI Emoji" style:font-name-complex="Segoe UI Emoji"/>
    </style:style>
    <style:style style:name="T161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1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2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622" style:family="table-column">
      <style:table-column-properties style:column-width="2.6763in"/>
    </style:style>
    <style:style style:name="TableColumn1623" style:family="table-column">
      <style:table-column-properties style:column-width="2.9909in"/>
    </style:style>
    <style:style style:name="TableColumn1624" style:family="table-column">
      <style:table-column-properties style:column-width="0.6166in"/>
    </style:style>
    <style:style style:name="Table1621" style:family="table">
      <style:table-properties style:width="6.284in" fo:margin-left="0in" table:align="left"/>
    </style:style>
    <style:style style:name="TableRow1625" style:family="table-row">
      <style:table-row-properties style:min-row-height="0.2583in"/>
    </style:style>
    <style:style style:name="TableCell1626" style:family="table-cell">
      <style:table-cell-properties fo:border="0.0069in solid #BFBFBF" style:writing-mode="lr-tb" fo:padding-top="0in" fo:padding-left="0.075in" fo:padding-bottom="0in" fo:padding-right="0.075in"/>
    </style:style>
    <style:style style:name="P16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28" style:family="table-cell">
      <style:table-cell-properties fo:border="0.0069in solid #BFBFBF" style:writing-mode="lr-tb" fo:padding-top="0in" fo:padding-left="0.075in" fo:padding-bottom="0in" fo:padding-right="0.075in"/>
    </style:style>
    <style:style style:name="P1629" style:parent-style-name="Normal" style:family="paragraph">
      <style:text-properties fo:font-size="12pt" style:font-size-asian="12pt" style:font-size-complex="12pt"/>
    </style:style>
    <style:style style:name="TableCell1630" style:family="table-cell">
      <style:table-cell-properties fo:border="0.0069in solid #BFBFBF" style:writing-mode="lr-tb" fo:padding-top="0in" fo:padding-left="0.075in" fo:padding-bottom="0in" fo:padding-right="0.075in"/>
    </style:style>
    <style:style style:name="P16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32" style:family="table-row">
      <style:table-row-properties style:min-row-height="0.3298in"/>
    </style:style>
    <style:style style:name="TableCell1633" style:family="table-cell">
      <style:table-cell-properties fo:border="0.0069in solid #BFBFBF" style:writing-mode="lr-tb" fo:padding-top="0in" fo:padding-left="0.075in" fo:padding-bottom="0in" fo:padding-right="0.075in"/>
    </style:style>
    <style:style style:name="P16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35" style:family="table-cell">
      <style:table-cell-properties fo:border="0.0069in solid #BFBFBF" style:writing-mode="lr-tb" fo:padding-top="0in" fo:padding-left="0.075in" fo:padding-bottom="0in" fo:padding-right="0.075in"/>
    </style:style>
    <style:style style:name="P1636" style:parent-style-name="Normal" style:family="paragraph">
      <style:text-properties fo:font-size="12pt" style:font-size-asian="12pt" style:font-size-complex="12pt"/>
    </style:style>
    <style:style style:name="TableCell1637" style:family="table-cell">
      <style:table-cell-properties fo:border="0.0069in solid #BFBFBF" style:writing-mode="lr-tb" fo:padding-top="0in" fo:padding-left="0.075in" fo:padding-bottom="0in" fo:padding-right="0.075in"/>
    </style:style>
    <style:style style:name="P16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39" style:family="table-row">
      <style:table-row-properties style:min-row-height="0.5277in"/>
    </style:style>
    <style:style style:name="TableCell1640" style:family="table-cell">
      <style:table-cell-properties fo:border="0.0069in solid #BFBFBF" style:writing-mode="lr-tb" fo:padding-top="0in" fo:padding-left="0.075in" fo:padding-bottom="0in" fo:padding-right="0.075in"/>
    </style:style>
    <style:style style:name="P16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43" style:family="table-cell">
      <style:table-cell-properties fo:border="0.0069in solid #BFBFBF" style:writing-mode="lr-tb" fo:padding-top="0in" fo:padding-left="0.075in" fo:padding-bottom="0in" fo:padding-right="0.075in"/>
    </style:style>
    <style:style style:name="P1644" style:parent-style-name="Normal" style:family="paragraph">
      <style:text-properties fo:font-size="12pt" style:font-size-asian="12pt" style:font-size-complex="12pt"/>
    </style:style>
    <style:style style:name="TableCell1645" style:family="table-cell">
      <style:table-cell-properties fo:border="0.0069in solid #BFBFBF" style:writing-mode="lr-tb" fo:padding-top="0in" fo:padding-left="0.075in" fo:padding-bottom="0in" fo:padding-right="0.075in"/>
    </style:style>
    <style:style style:name="P16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47" style:family="table-row">
      <style:table-row-properties style:min-row-height="0.5263in"/>
    </style:style>
    <style:style style:name="TableCell1648" style:family="table-cell">
      <style:table-cell-properties fo:border="0.0069in solid #BFBFBF" style:writing-mode="lr-tb" fo:padding-top="0in" fo:padding-left="0.075in" fo:padding-bottom="0in" fo:padding-right="0.075in"/>
    </style:style>
    <style:style style:name="P16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50" style:family="table-cell">
      <style:table-cell-properties fo:border="0.0069in solid #BFBFBF" style:writing-mode="lr-tb" fo:padding-top="0in" fo:padding-left="0.075in" fo:padding-bottom="0in" fo:padding-right="0.075in"/>
    </style:style>
    <style:style style:name="P1651" style:parent-style-name="Normal" style:family="paragraph">
      <style:text-properties fo:font-size="12pt" style:font-size-asian="12pt" style:font-size-complex="12pt"/>
    </style:style>
    <style:style style:name="TableCell1652" style:family="table-cell">
      <style:table-cell-properties fo:border="0.0069in solid #BFBFBF" style:writing-mode="lr-tb" fo:padding-top="0in" fo:padding-left="0.075in" fo:padding-bottom="0in" fo:padding-right="0.075in"/>
    </style:style>
    <style:style style:name="P165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54" style:family="table-row">
      <style:table-row-properties style:min-row-height="0.5263in"/>
    </style:style>
    <style:style style:name="TableCell1655" style:family="table-cell">
      <style:table-cell-properties fo:border="0.0069in solid #BFBFBF" style:writing-mode="lr-tb" fo:padding-top="0in" fo:padding-left="0.075in" fo:padding-bottom="0in" fo:padding-right="0.075in"/>
    </style:style>
    <style:style style:name="P16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57" style:family="table-cell">
      <style:table-cell-properties fo:border="0.0069in solid #BFBFBF" style:writing-mode="lr-tb" fo:padding-top="0in" fo:padding-left="0.075in" fo:padding-bottom="0in" fo:padding-right="0.075in"/>
    </style:style>
    <style:style style:name="P1658" style:parent-style-name="Normal" style:family="paragraph">
      <style:text-properties fo:font-size="12pt" style:font-size-asian="12pt" style:font-size-complex="12pt"/>
    </style:style>
    <style:style style:name="TableCell1659" style:family="table-cell">
      <style:table-cell-properties fo:border="0.0069in solid #BFBFBF" style:writing-mode="lr-tb" fo:padding-top="0in" fo:padding-left="0.075in" fo:padding-bottom="0in" fo:padding-right="0.075in"/>
    </style:style>
    <style:style style:name="P166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661" style:family="table-row">
      <style:table-row-properties style:min-row-height="0.4111in"/>
    </style:style>
    <style:style style:name="TableCell1662" style:family="table-cell">
      <style:table-cell-properties fo:border="0.0069in solid #BFBFBF" style:writing-mode="lr-tb" fo:padding-top="0in" fo:padding-left="0.075in" fo:padding-bottom="0in" fo:padding-right="0.075in"/>
    </style:style>
    <style:style style:name="P166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664" style:family="table-cell">
      <style:table-cell-properties fo:border="0.0069in solid #BFBFBF" style:writing-mode="lr-tb" fo:padding-top="0in" fo:padding-left="0.075in" fo:padding-bottom="0in" fo:padding-right="0.075in"/>
    </style:style>
    <style:style style:name="P1665" style:parent-style-name="Normal" style:family="paragraph">
      <style:text-properties fo:font-size="12pt" style:font-size-asian="12pt" style:font-size-complex="12pt"/>
    </style:style>
    <style:style style:name="P166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6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67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71" style:parent-style-name="Policepardéfaut" style:family="text">
      <style:text-properties style:font-name="Segoe UI Emoji" style:font-name-complex="Segoe UI Emoji"/>
    </style:style>
    <style:style style:name="T167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6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676" style:parent-style-name="Policepardéfaut" style:family="text">
      <style:text-properties style:font-name="Segoe UI Emoji" style:font-name-complex="Segoe UI Emoji"/>
    </style:style>
    <style:style style:name="T167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678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680" style:family="table-column">
      <style:table-column-properties style:column-width="2.2611in"/>
    </style:style>
    <style:style style:name="Table1679" style:family="table">
      <style:table-properties style:width="2.2611in" fo:margin-left="0in" table:align="left"/>
    </style:style>
    <style:style style:name="TableRow1681" style:family="table-row">
      <style:table-row-properties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684" style:family="table-column">
      <style:table-column-properties style:column-width="1.3833in"/>
    </style:style>
    <style:style style:name="TableColumn1685" style:family="table-column">
      <style:table-column-properties style:column-width="0.7208in"/>
    </style:style>
    <style:style style:name="Table1683" style:family="table">
      <style:table-properties style:width="2.1041in" fo:margin-left="0in" table:align="left"/>
    </style:style>
    <style:style style:name="TableRow1686" style:family="table-row">
      <style:table-row-properties/>
    </style:style>
    <style:style style:name="TableCell1687" style:family="table-cell">
      <style:table-cell-properties fo:border="0.0069in solid #BFBFBF" style:writing-mode="lr-tb" fo:padding-top="0in" fo:padding-left="0.075in" fo:padding-bottom="0in" fo:padding-right="0.075in"/>
    </style:style>
    <style:style style:name="P1688" style:parent-style-name="Normal" style:family="paragraph">
      <style:text-properties fo:font-weight="bold" style:font-weight-asian="bold" style:font-weight-complex="bold"/>
    </style:style>
    <style:style style:name="TableCell1689" style:family="table-cell">
      <style:table-cell-properties fo:border="0.0069in solid #BFBFBF" style:writing-mode="lr-tb" fo:padding-top="0in" fo:padding-left="0.075in" fo:padding-bottom="0in" fo:padding-right="0.075in"/>
    </style:style>
    <style:style style:name="P1690" style:parent-style-name="Normal" style:family="paragraph">
      <style:text-properties fo:font-weight="bold" style:font-weight-asian="bold" style:font-weight-complex="bold"/>
    </style:style>
    <style:style style:name="TableRow1691" style:family="table-row">
      <style:table-row-properties/>
    </style:style>
    <style:style style:name="TableCell1692" style:family="table-cell">
      <style:table-cell-properties fo:border="0.0069in solid #BFBFBF" style:writing-mode="lr-tb" fo:padding-top="0in" fo:padding-left="0.075in" fo:padding-bottom="0in" fo:padding-right="0.075in"/>
    </style:style>
    <style:style style:name="T1693" style:parent-style-name="Policepardéfaut" style:family="text">
      <style:text-properties fo:font-weight="bold" style:font-weight-asian="bold" style:font-weight-complex="bold"/>
    </style:style>
    <style:style style:name="TableCell169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695" style:family="table-row">
      <style:table-row-properties/>
    </style:style>
    <style:style style:name="TableCell1696" style:family="table-cell">
      <style:table-cell-properties fo:border="0.0069in solid #BFBFBF" style:writing-mode="lr-tb" fo:padding-top="0in" fo:padding-left="0.075in" fo:padding-bottom="0in" fo:padding-right="0.075in"/>
    </style:style>
    <style:style style:name="T1697" style:parent-style-name="Policepardéfaut" style:family="text">
      <style:text-properties fo:font-weight="bold" style:font-weight-asian="bold" style:font-weight-complex="bold"/>
    </style:style>
    <style:style style:name="TableCell169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699" style:family="table-row">
      <style:table-row-properties/>
    </style:style>
    <style:style style:name="TableCell1700" style:family="table-cell">
      <style:table-cell-properties fo:border="0.0069in solid #BFBFBF" style:writing-mode="lr-tb" fo:padding-top="0in" fo:padding-left="0.075in" fo:padding-bottom="0in" fo:padding-right="0.075in"/>
    </style:style>
    <style:style style:name="T1701" style:parent-style-name="Policepardéfaut" style:family="text">
      <style:text-properties fo:font-weight="bold" style:font-weight-asian="bold" style:font-weight-complex="bold"/>
    </style:style>
    <style:style style:name="TableCell17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703" style:family="table-row">
      <style:table-row-properties/>
    </style:style>
    <style:style style:name="TableCell1704" style:family="table-cell">
      <style:table-cell-properties fo:border="0.0069in solid #BFBFBF" style:writing-mode="lr-tb" fo:padding-top="0in" fo:padding-left="0.075in" fo:padding-bottom="0in" fo:padding-right="0.075in"/>
    </style:style>
    <style:style style:name="T1705" style:parent-style-name="Policepardéfaut" style:family="text">
      <style:text-properties fo:font-weight="bold" style:font-weight-asian="bold" style:font-weight-complex="bold"/>
    </style:style>
    <style:style style:name="TableCell17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707" style:family="table-row">
      <style:table-row-properties/>
    </style:style>
    <style:style style:name="TableCell1708" style:family="table-cell">
      <style:table-cell-properties fo:border="0.0069in solid #BFBFBF" style:writing-mode="lr-tb" fo:padding-top="0in" fo:padding-left="0.075in" fo:padding-bottom="0in" fo:padding-right="0.075in"/>
    </style:style>
    <style:style style:name="T1709" style:parent-style-name="Policepardéfaut" style:family="text">
      <style:text-properties fo:font-weight="bold" style:font-weight-asian="bold" style:font-weight-complex="bold"/>
    </style:style>
    <style:style style:name="TableCell1710" style:family="table-cell">
      <style:table-cell-properties fo:border="0.0069in solid #BFBFBF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margin-bottom="0in" fo:line-height="100%"/>
    </style:style>
    <style:style style:name="T171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1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1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717" style:parent-style-name="Policepardéfaut" style:family="text">
      <style:text-properties style:font-name="Segoe UI Emoji" style:font-name-complex="Segoe UI Emoji"/>
    </style:style>
    <style:style style:name="T171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71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72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olumn1722" style:family="table-column">
      <style:table-column-properties style:column-width="3.1472in"/>
    </style:style>
    <style:style style:name="TableColumn1723" style:family="table-column">
      <style:table-column-properties style:column-width="3.1472in"/>
    </style:style>
    <style:style style:name="Table1721" style:family="table">
      <style:table-properties style:width="6.2944in" fo:margin-left="0.0034in" table:align="left"/>
    </style:style>
    <style:style style:name="TableRow1724" style:family="table-row">
      <style:table-row-properties style:min-row-height="0.1909in"/>
    </style:style>
    <style:style style:name="TableCell1725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27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729" style:family="table-row">
      <style:table-row-properties style:min-row-height="0.5659in"/>
    </style:style>
    <style:style style:name="TableCell1730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32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T1733" style:parent-style-name="Policepardéfaut" style:family="text">
      <style:text-properties style:font-name="Cambria" style:font-name-asian="Cambria" style:font-name-complex="Cambria"/>
    </style:style>
    <style:style style:name="T1734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735" style:parent-style-name="Policepardéfaut" style:family="text">
      <style:text-properties style:font-name="Cambria" style:font-name-asian="Cambria" style:font-name-complex="Cambria"/>
    </style:style>
    <style:style style:name="T1736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737" style:parent-style-name="Policepardéfaut" style:family="text">
      <style:text-properties style:font-name="Cambria" style:font-name-asian="Cambria" style:font-name-complex="Cambria"/>
    </style:style>
    <style:style style:name="TableRow1738" style:family="table-row">
      <style:table-row-properties style:min-row-height="0.1944in"/>
    </style:style>
    <style:style style:name="TableCell1739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41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42" style:parent-style-name="Normal" style:family="paragraph">
      <style:text-properties fo:font-size="12pt" style:font-size-asian="12pt" style:font-size-complex="12pt"/>
    </style:style>
    <style:style style:name="TableRow1743" style:family="table-row">
      <style:table-row-properties style:min-row-height="0.1944in"/>
    </style:style>
    <style:style style:name="TableCell1744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46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TableRow1747" style:family="table-row">
      <style:table-row-properties style:min-row-height="0.5979in"/>
    </style:style>
    <style:style style:name="TableCell1748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50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T1751" style:parent-style-name="Policepardéfaut" style:family="text">
      <style:text-properties style:font-name="Cambria" style:font-name-asian="Cambria" style:font-name-complex="Cambria"/>
    </style:style>
    <style:style style:name="T1752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753" style:parent-style-name="Policepardéfaut" style:family="text">
      <style:text-properties style:font-name="Cambria" style:font-name-asian="Cambria" style:font-name-complex="Cambria"/>
    </style:style>
    <style:style style:name="TableRow1754" style:family="table-row">
      <style:table-row-properties style:min-row-height="0.5763in"/>
    </style:style>
    <style:style style:name="TableCell1755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57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T1758" style:parent-style-name="Policepardéfaut" style:family="text">
      <style:text-properties style:font-name="Cambria" style:font-name-asian="Cambria" style:font-name-complex="Cambria"/>
    </style:style>
    <style:style style:name="TableRow1759" style:family="table-row">
      <style:table-row-properties style:min-row-height="0.2152in"/>
    </style:style>
    <style:style style:name="TableCell1760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6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762" style:family="table-cell">
      <style:table-cell-properties fo:border="0.0069in solid #000000" style:writing-mode="lr-tb" fo:padding-top="0.002in" fo:padding-left="0.0763in" fo:padding-bottom="0in" fo:padding-right="0.0798in"/>
    </style:style>
    <style:style style:name="P1763" style:parent-style-name="Normal" style:family="paragraph">
      <style:text-properties fo:font-size="12pt" style:font-size-asian="12pt" style:font-size-complex="12pt"/>
    </style:style>
    <style:style style:name="P17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76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66" style:parent-style-name="Policepardéfaut" style:family="text">
      <style:text-properties style:font-name="Segoe UI Emoji" style:font-name-complex="Segoe UI Emoji"/>
    </style:style>
    <style:style style:name="T176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6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1.3736in"/>
    </style:style>
    <style:style style:name="TableColumn1771" style:family="table-column">
      <style:table-column-properties style:column-width="1.4826in"/>
    </style:style>
    <style:style style:name="TableColumn1772" style:family="table-column">
      <style:table-column-properties style:column-width="1.6805in"/>
    </style:style>
    <style:style style:name="TableColumn1773" style:family="table-column">
      <style:table-column-properties style:column-width="1.3298in"/>
    </style:style>
    <style:style style:name="Table1769" style:family="table">
      <style:table-properties style:width="5.8666in" fo:margin-left="0in" table:align="left"/>
    </style:style>
    <style:style style:name="TableRow1774" style:family="table-row">
      <style:table-row-properties style:min-row-height="0.2486in"/>
    </style:style>
    <style:style style:name="TableCell1775" style:family="table-cell">
      <style:table-cell-properties fo:border="0.0069in solid #BFBFBF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margin-bottom="0in" fo:line-height="100%"/>
    </style:style>
    <style:style style:name="T1777" style:parent-style-name="Policepardéfaut" style:family="text">
      <style:text-properties style:font-name="Cambria" style:font-name-asian="Cambria" style:font-name-complex="Cambria"/>
    </style:style>
    <style:style style:name="TableCell1778" style:family="table-cell">
      <style:table-cell-properties fo:border="0.0069in solid #BFBFBF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margin-bottom="0in" fo:line-height="100%"/>
    </style:style>
    <style:style style:name="T1780" style:parent-style-name="Policepardéfaut" style:family="text">
      <style:text-properties style:font-name="Cambria" style:font-name-asian="Cambria" style:font-name-complex="Cambria"/>
    </style:style>
    <style:style style:name="TableCell1781" style:family="table-cell">
      <style:table-cell-properties fo:border="0.0069in solid #BFBFBF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margin-bottom="0in" fo:line-height="100%"/>
    </style:style>
    <style:style style:name="T1783" style:parent-style-name="Policepardéfaut" style:family="text">
      <style:text-properties style:font-name="Cambria" style:font-name-asian="Cambria" style:font-name-complex="Cambria"/>
    </style:style>
    <style:style style:name="TableCell1784" style:family="table-cell">
      <style:table-cell-properties fo:border="0.0069in solid #BFBFBF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margin-bottom="0in" fo:line-height="100%"/>
    </style:style>
    <style:style style:name="T1786" style:parent-style-name="Policepardéfaut" style:family="text">
      <style:text-properties style:font-name="Cambria" style:font-name-asian="Cambria" style:font-name-complex="Cambria"/>
    </style:style>
    <style:style style:name="TableRow1787" style:family="table-row">
      <style:table-row-properties style:min-row-height="0.9618in"/>
    </style:style>
    <style:style style:name="TableCell1788" style:family="table-cell">
      <style:table-cell-properties fo:border="0.0069in solid #BFBFBF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margin-bottom="0in" fo:line-height="100%"/>
    </style:style>
    <style:style style:name="T1790" style:parent-style-name="Policepardéfaut" style:family="text">
      <style:text-properties style:font-name="Cambria" style:font-name-asian="Cambria" style:font-name-complex="Cambria"/>
    </style:style>
    <style:style style:name="TableCell1791" style:family="table-cell">
      <style:table-cell-properties fo:border="0.0069in solid #BFBFBF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text-align="justify" fo:margin-bottom="0in" fo:line-height="100%"/>
    </style:style>
    <style:style style:name="T1793" style:parent-style-name="Policepardéfaut" style:family="text">
      <style:text-properties style:font-name="Cambria" style:font-name-asian="Cambria" style:font-name-complex="Cambria"/>
    </style:style>
    <style:style style:name="T1794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795" style:parent-style-name="Policepardéfaut" style:family="text">
      <style:text-properties style:font-name="Cambria" style:font-name-asian="Cambria" style:font-name-complex="Cambria"/>
    </style:style>
    <style:style style:name="TableCell1796" style:family="table-cell">
      <style:table-cell-properties fo:border="0.0069in solid #BFBFBF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margin-bottom="0.0097in" fo:line-height="100%"/>
    </style:style>
    <style:style style:name="T1798" style:parent-style-name="Policepardéfaut" style:family="text">
      <style:text-properties style:font-name="Cambria" style:font-name-asian="Cambria" style:font-name-complex="Cambria"/>
    </style:style>
    <style:style style:name="P1799" style:parent-style-name="Normal" style:family="paragraph">
      <style:paragraph-properties fo:text-align="justify" fo:margin-bottom="0in" fo:line-height="100%" fo:margin-right="0.1527in"/>
    </style:style>
    <style:style style:name="T1800" style:parent-style-name="Policepardéfaut" style:family="text">
      <style:text-properties style:font-name="Cambria" style:font-name-asian="Cambria" style:font-name-complex="Cambria"/>
    </style:style>
    <style:style style:name="T1801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802" style:parent-style-name="Policepardéfaut" style:family="text">
      <style:text-properties style:font-name="Cambria" style:font-name-asian="Cambria" style:font-name-complex="Cambria"/>
    </style:style>
    <style:style style:name="TableCell1803" style:family="table-cell">
      <style:table-cell-properties fo:border="0.0069in solid #BFBFBF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margin-bottom="0in" fo:line-height="100%"/>
    </style:style>
    <style:style style:name="T1805" style:parent-style-name="Policepardéfaut" style:family="text">
      <style:text-properties style:font-name="Cambria" style:font-name-asian="Cambria" style:font-name-complex="Cambria"/>
    </style:style>
    <style:style style:name="TableRow1806" style:family="table-row">
      <style:table-row-properties style:min-row-height="0.7569in"/>
    </style:style>
    <style:style style:name="TableCell1807" style:family="table-cell">
      <style:table-cell-properties fo:border="0.0069in solid #BFBFBF" style:writing-mode="lr-tb" fo:padding-top="0in" fo:padding-left="0.075in" fo:padding-bottom="0in" fo:padding-right="0.075in"/>
    </style:style>
    <style:style style:name="P1808" style:parent-style-name="Normal" style:family="paragraph">
      <style:paragraph-properties fo:margin-bottom="0in" fo:line-height="100%"/>
    </style:style>
    <style:style style:name="T1809" style:parent-style-name="Policepardéfaut" style:family="text">
      <style:text-properties style:font-name="Cambria" style:font-name-asian="Cambria" style:font-name-complex="Cambria"/>
    </style:style>
    <style:style style:name="TableCell1810" style:family="table-cell">
      <style:table-cell-properties fo:border="0.0069in solid #BFBFBF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text-align="justify" fo:margin-bottom="0in" fo:line-height="100%" fo:margin-right="0.5034in"/>
    </style:style>
    <style:style style:name="T1812" style:parent-style-name="Policepardéfaut" style:family="text">
      <style:text-properties style:font-name="Cambria" style:font-name-asian="Cambria" style:font-name-complex="Cambria"/>
    </style:style>
    <style:style style:name="T1813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814" style:parent-style-name="Policepardéfaut" style:family="text">
      <style:text-properties style:font-name="Cambria" style:font-name-asian="Cambria" style:font-name-complex="Cambria"/>
    </style:style>
    <style:style style:name="TableCell1815" style:family="table-cell">
      <style:table-cell-properties fo:border="0.0069in solid #BFBFBF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margin-bottom="0in" fo:line-height="100%" fo:margin-right="0.068in"/>
    </style:style>
    <style:style style:name="T1817" style:parent-style-name="Policepardéfaut" style:family="text">
      <style:text-properties style:font-name="Cambria" style:font-name-asian="Cambria" style:font-name-complex="Cambria"/>
    </style:style>
    <style:style style:name="T1818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819" style:parent-style-name="Policepardéfaut" style:family="text">
      <style:text-properties style:font-name="Cambria" style:font-name-asian="Cambria" style:font-name-complex="Cambria"/>
    </style:style>
    <style:style style:name="TableCell1820" style:family="table-cell">
      <style:table-cell-properties fo:border="0.0069in solid #BFBFBF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margin-bottom="0in" fo:line-height="100%"/>
    </style:style>
    <style:style style:name="T1822" style:parent-style-name="Policepardéfaut" style:family="text">
      <style:text-properties style:font-name="Cambria" style:font-name-asian="Cambria" style:font-name-complex="Cambria"/>
    </style:style>
    <style:style style:name="TableRow1823" style:family="table-row">
      <style:table-row-properties style:min-row-height="0.6618in"/>
    </style:style>
    <style:style style:name="TableCell1824" style:family="table-cell">
      <style:table-cell-properties fo:border="0.0069in solid #BFBFBF" style:writing-mode="lr-tb" fo:padding-top="0in" fo:padding-left="0.075in" fo:padding-bottom="0in" fo:padding-right="0.075in"/>
    </style:style>
    <style:style style:name="P1825" style:parent-style-name="Normal" style:family="paragraph">
      <style:paragraph-properties fo:margin-bottom="0in" fo:line-height="100%"/>
    </style:style>
    <style:style style:name="T1826" style:parent-style-name="Policepardéfaut" style:family="text">
      <style:text-properties style:font-name="Cambria" style:font-name-asian="Cambria" style:font-name-complex="Cambria"/>
    </style:style>
    <style:style style:name="TableCell1827" style:family="table-cell">
      <style:table-cell-properties fo:border="0.0069in solid #BFBFBF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margin-bottom="0in" fo:line-height="100%" fo:margin-right="0.0472in"/>
    </style:style>
    <style:style style:name="T1829" style:parent-style-name="Policepardéfaut" style:family="text">
      <style:text-properties style:font-name="Cambria" style:font-name-asian="Cambria" style:font-name-complex="Cambria"/>
    </style:style>
    <style:style style:name="TableCell1830" style:family="table-cell">
      <style:table-cell-properties fo:border="0.0069in solid #BFBFBF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margin-bottom="0in" fo:line-height="100%"/>
    </style:style>
    <style:style style:name="T1832" style:parent-style-name="Policepardéfaut" style:family="text">
      <style:text-properties style:font-name="Cambria" style:font-name-asian="Cambria" style:font-name-complex="Cambria"/>
    </style:style>
    <style:style style:name="TableCell1833" style:family="table-cell">
      <style:table-cell-properties fo:border="0.0069in solid #BFBFBF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margin-bottom="0in" fo:line-height="100%"/>
    </style:style>
    <style:style style:name="T1835" style:parent-style-name="Policepardéfaut" style:family="text">
      <style:text-properties style:font-name="Cambria" style:font-name-asian="Cambria" style:font-name-complex="Cambria"/>
    </style:style>
    <style:style style:name="T1836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837" style:parent-style-name="Policepardéfaut" style:family="text">
      <style:text-properties style:font-name="Cambria" style:font-name-asian="Cambria" style:font-name-complex="Cambria"/>
    </style:style>
    <style:style style:name="P1838" style:parent-style-name="Normal" style:family="paragraph">
      <style:paragraph-properties fo:text-align="center" fo:margin-bottom="0.0104in" fo:margin-left="3.2305in">
        <style:tab-stops/>
      </style:paragraph-properties>
    </style:style>
    <style:style style:name="T1839" style:parent-style-name="Policepardéfaut" style:family="text">
      <style:text-properties style:font-name="Cambria" style:font-name-asian="Cambria" style:font-name-complex="Cambria"/>
    </style:style>
    <style:style style:name="P1840" style:parent-style-name="Normal" style:family="paragraph">
      <style:paragraph-properties fo:text-align="center" fo:margin-bottom="0.0131in" fo:margin-left="3.2305in">
        <style:tab-stops/>
      </style:paragraph-properties>
    </style:style>
    <style:style style:name="T1841" style:parent-style-name="Policepardéfaut" style:family="text">
      <style:text-properties style:font-name="Cambria" style:font-name-asian="Cambria" style:font-name-complex="Cambria"/>
    </style:style>
    <style:style style:name="P1842" style:parent-style-name="Normal" style:family="paragraph">
      <style:paragraph-properties fo:margin-bottom="0.0097in"/>
    </style:style>
    <style:style style:name="T1843" style:parent-style-name="Policepardéfaut" style:family="text">
      <style:text-properties style:font-name="Cambria" style:font-name-asian="Cambria" style:font-name-complex="Cambria"/>
    </style:style>
    <style:style style:name="T1844" style:parent-style-name="Policepardéfaut" style:family="text">
      <style:text-properties style:font-name="Segoe UI Emoji" style:font-name-complex="Segoe UI Emoji"/>
    </style:style>
    <style:style style:name="T18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4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849" style:family="table-column">
      <style:table-column-properties style:column-width="2.2437in"/>
    </style:style>
    <style:style style:name="TableColumn1850" style:family="table-column">
      <style:table-column-properties style:column-width="4.0506in"/>
    </style:style>
    <style:style style:name="Table1848" style:family="table">
      <style:table-properties style:width="6.2944in" fo:margin-left="0in" table:align="left"/>
    </style:style>
    <style:style style:name="TableRow1851" style:family="table-row">
      <style:table-row-properties style:min-row-height="0.1916in"/>
    </style:style>
    <style:style style:name="TableCell185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5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54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5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856" style:family="table-row">
      <style:table-row-properties style:min-row-height="0.3819in"/>
    </style:style>
    <style:style style:name="TableCell1857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5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59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T1860" style:parent-style-name="Policepardéfaut" style:family="text">
      <style:text-properties style:font-name="Cambria" style:font-name-asian="Cambria" style:font-name-complex="Cambria"/>
    </style:style>
    <style:style style:name="T1861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862" style:parent-style-name="Policepardéfaut" style:family="text">
      <style:text-properties style:font-name="Cambria" style:font-name-asian="Cambria" style:font-name-complex="Cambria"/>
    </style:style>
    <style:style style:name="TableRow1863" style:family="table-row">
      <style:table-row-properties style:min-row-height="0.1909in"/>
    </style:style>
    <style:style style:name="TableCell1864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66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67" style:parent-style-name="Normal" style:family="paragraph">
      <style:text-properties fo:font-size="12pt" style:font-size-asian="12pt" style:font-size-complex="12pt"/>
    </style:style>
    <style:style style:name="TableRow1868" style:family="table-row">
      <style:table-row-properties style:min-row-height="0.327in"/>
    </style:style>
    <style:style style:name="TableCell1869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71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T1872" style:parent-style-name="Lienhypertexte" style:family="text">
      <style:text-properties style:font-name="Cambria" style:font-name-asian="Cambria" style:font-name-complex="Cambria"/>
    </style:style>
    <style:style style:name="T1873" style:parent-style-name="Policepardéfaut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 style:text-underline-color="#0000FF"/>
    </style:style>
    <style:style style:name="TableRow1874" style:family="table-row">
      <style:table-row-properties style:min-row-height="0.1944in"/>
    </style:style>
    <style:style style:name="TableCell1875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77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78" style:parent-style-name="Normal" style:family="paragraph">
      <style:text-properties fo:font-size="12pt" style:font-size-asian="12pt" style:font-size-complex="12pt"/>
    </style:style>
    <style:style style:name="TableRow1879" style:family="table-row">
      <style:table-row-properties style:min-row-height="0.1909in"/>
    </style:style>
    <style:style style:name="TableCell188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8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83" style:parent-style-name="Normal" style:family="paragraph">
      <style:text-properties fo:font-size="12pt" style:font-size-asian="12pt" style:font-size-complex="12pt"/>
    </style:style>
    <style:style style:name="TableRow1884" style:family="table-row">
      <style:table-row-properties style:min-row-height="0.1909in"/>
    </style:style>
    <style:style style:name="TableCell1885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87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T1888" style:parent-style-name="Policepardéfaut" style:family="text">
      <style:text-properties style:font-name="Cambria" style:font-name-asian="Cambria" style:font-name-complex="Cambria" style:font-style-complex="italic"/>
    </style:style>
    <style:style style:name="TableRow1889" style:family="table-row">
      <style:table-row-properties style:min-row-height="0.9097in"/>
    </style:style>
    <style:style style:name="TableCell189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89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893" style:parent-style-name="Normal" style:family="paragraph">
      <style:text-properties style:font-name="Cambria" style:font-name-asian="Cambria" style:font-name-complex="Cambria"/>
    </style:style>
    <style:style style:name="T1894" style:parent-style-name="Policepardéfaut" style:family="text">
      <style:text-properties style:font-name="Cambria" style:font-name-asian="Cambria" style:font-name-complex="Cambria"/>
    </style:style>
    <style:style style:name="T1895" style:parent-style-name="Policepardéfaut" style:family="text">
      <style:text-properties style:font-name="Cambria" style:font-name-asian="Cambria" style:font-name-complex="Cambria" fo:font-style="italic" style:font-style-asian="italic"/>
    </style:style>
    <style:style style:name="T1896" style:parent-style-name="Policepardéfaut" style:family="text">
      <style:text-properties style:font-name="Cambria" style:font-name-asian="Cambria" style:font-name-complex="Cambria"/>
    </style:style>
    <style:style style:name="T1897" style:parent-style-name="Policepardéfaut" style:family="text">
      <style:text-properties style:font-name="Cambria" style:font-name-asian="Cambria" style:font-name-complex="Cambria"/>
    </style:style>
    <style:style style:name="T189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ableRow1899" style:family="table-row">
      <style:table-row-properties style:min-row-height="0.1944in"/>
    </style:style>
    <style:style style:name="TableCell1900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9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1902" style:family="table-cell">
      <style:table-cell-properties fo:border="0.0069in solid #000000" style:writing-mode="lr-tb" fo:padding-top="0.002in" fo:padding-left="0.0763in" fo:padding-bottom="0in" fo:padding-right="0.0944in"/>
    </style:style>
    <style:style style:name="P1903" style:parent-style-name="Normal" style:family="paragraph">
      <style:text-properties fo:font-size="12pt" style:font-size-asian="12pt" style:font-size-complex="12pt"/>
    </style:style>
    <style:style style:name="P1904" style:parent-style-name="Normal" style:family="paragraph">
      <style:paragraph-properties fo:margin-bottom="0.0097in"/>
    </style:style>
    <style:style style:name="P1905" style:parent-style-name="Normal" style:family="paragraph">
      <style:paragraph-properties fo:margin-bottom="0.0097in"/>
    </style:style>
    <style:style style:name="T1906" style:parent-style-name="Policepardéfaut" style:family="text">
      <style:text-properties style:font-name="Cambria" style:font-name-asian="Cambria" style:font-name-complex="Cambria"/>
    </style:style>
    <style:style style:name="T1907" style:parent-style-name="Policepardéfaut" style:family="text">
      <style:text-properties style:font-name="Cambria" style:font-name-asian="Cambria" style:font-name-complex="Cambria"/>
    </style:style>
    <style:style style:name="T190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09" style:parent-style-name="Policepardéfaut" style:family="text">
      <style:text-properties style:font-name="Segoe UI Emoji" style:font-name-complex="Segoe UI Emoji"/>
    </style:style>
    <style:style style:name="T191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1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1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913" style:parent-style-name="Normal" style:family="paragraph">
      <style:paragraph-properties fo:margin-bottom="0in"/>
    </style:style>
    <style:style style:name="TableColumn1915" style:family="table-column">
      <style:table-column-properties style:column-width="0.6729in"/>
    </style:style>
    <style:style style:name="TableColumn1916" style:family="table-column">
      <style:table-column-properties style:column-width="1.5006in"/>
    </style:style>
    <style:style style:name="TableColumn1917" style:family="table-column">
      <style:table-column-properties style:column-width="1.5006in"/>
    </style:style>
    <style:style style:name="TableColumn1918" style:family="table-column">
      <style:table-column-properties style:column-width="1.1138in"/>
    </style:style>
    <style:style style:name="Table1914" style:family="table">
      <style:table-properties style:width="4.7881in" fo:margin-left="0in" table:align="left"/>
    </style:style>
    <style:style style:name="TableRow1919" style:family="table-row">
      <style:table-row-properties style:min-row-height="0.25in"/>
    </style:style>
    <style:style style:name="TableCell1920" style:family="table-cell">
      <style:table-cell-properties fo:border="0.0069in solid #BFBFBF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margin-bottom="0in" fo:line-height="100%"/>
    </style:style>
    <style:style style:name="T1922" style:parent-style-name="Policepardéfaut" style:family="text">
      <style:text-properties style:font-name="Cambria" style:font-name-asian="Cambria" style:font-name-complex="Cambria"/>
    </style:style>
    <style:style style:name="TableCell1923" style:family="table-cell">
      <style:table-cell-properties fo:border="0.0069in solid #BFBFBF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margin-bottom="0.0097in" fo:line-height="100%" fo:margin-left="0.0868in">
        <style:tab-stops/>
      </style:paragraph-properties>
    </style:style>
    <style:style style:name="T1925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926" style:parent-style-name="Policepardéfaut" style:family="text">
      <style:text-properties style:font-name="Cambria" style:font-name-asian="Cambria" style:font-name-complex="Cambria"/>
    </style:style>
    <style:style style:name="P1927" style:parent-style-name="Normal" style:family="paragraph">
      <style:paragraph-properties fo:margin-bottom="0in" fo:line-height="100%"/>
    </style:style>
    <style:style style:name="TableCell1928" style:family="table-cell">
      <style:table-cell-properties fo:border="0.0069in solid #BFBFBF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margin-bottom="0in" fo:line-height="100%"/>
    </style:style>
    <style:style style:name="T1930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ableCell1931" style:family="table-cell">
      <style:table-cell-properties fo:border="0.0069in solid #BFBFBF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text-align="justify" fo:margin-bottom="0in" fo:line-height="100%"/>
    </style:style>
    <style:style style:name="T1933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ableRow1934" style:family="table-row">
      <style:table-row-properties style:min-row-height="0.4118in"/>
    </style:style>
    <style:style style:name="TableCell1935" style:family="table-cell">
      <style:table-cell-properties fo:border="0.0069in solid #BFBFBF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margin-bottom="0in" fo:line-height="100%"/>
    </style:style>
    <style:style style:name="T1937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938" style:parent-style-name="Policepardéfaut" style:family="text">
      <style:text-properties style:font-name="Cambria" style:font-name-asian="Cambria" style:font-name-complex="Cambria"/>
    </style:style>
    <style:style style:name="TableCell1939" style:family="table-cell">
      <style:table-cell-properties fo:border="0.0069in solid #BFBFBF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margin-bottom="0.0104in" fo:line-height="100%"/>
    </style:style>
    <style:style style:name="T1941" style:parent-style-name="Policepardéfaut" style:family="text">
      <style:text-properties style:font-name="Cambria" style:font-name-asian="Cambria" style:font-name-complex="Cambria"/>
    </style:style>
    <style:style style:name="P1942" style:parent-style-name="Normal" style:family="paragraph">
      <style:paragraph-properties fo:margin-bottom="0in" fo:line-height="100%"/>
    </style:style>
    <style:style style:name="T1943" style:parent-style-name="Policepardéfaut" style:family="text">
      <style:text-properties style:font-name="Cambria" style:font-name-asian="Cambria" style:font-name-complex="Cambria"/>
    </style:style>
    <style:style style:name="TableCell1944" style:family="table-cell">
      <style:table-cell-properties fo:border="0.0069in solid #BFBFBF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justify" fo:margin-bottom="0in" fo:line-height="100%" fo:margin-right="0.1208in"/>
    </style:style>
    <style:style style:name="T1946" style:parent-style-name="Policepardéfaut" style:family="text">
      <style:text-properties style:font-name="Cambria" style:font-name-asian="Cambria" style:font-name-complex="Cambria"/>
    </style:style>
    <style:style style:name="TableCell1947" style:family="table-cell">
      <style:table-cell-properties fo:border="0.0069in solid #BFBFBF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margin-bottom="0in" fo:line-height="100%"/>
    </style:style>
    <style:style style:name="T1949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ableRow1950" style:family="table-row">
      <style:table-row-properties style:min-row-height="0.8229in"/>
    </style:style>
    <style:style style:name="TableCell1951" style:family="table-cell">
      <style:table-cell-properties fo:border="0.0069in solid #BFBFBF" style:writing-mode="lr-tb" fo:padding-top="0in" fo:padding-left="0.075in" fo:padding-bottom="0in" fo:padding-right="0.075in"/>
    </style:style>
    <style:style style:name="P1952" style:parent-style-name="Normal" style:family="paragraph">
      <style:paragraph-properties fo:margin-bottom="0in" fo:line-height="100%"/>
    </style:style>
    <style:style style:name="T1953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954" style:parent-style-name="Policepardéfaut" style:family="text">
      <style:text-properties style:font-name="Cambria" style:font-name-asian="Cambria" style:font-name-complex="Cambria"/>
    </style:style>
    <style:style style:name="TableCell1955" style:family="table-cell">
      <style:table-cell-properties fo:border="0.0069in solid #BFBFBF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margin-bottom="0.0097in" fo:line-height="100%"/>
    </style:style>
    <style:style style:name="T1957" style:parent-style-name="Policepardéfaut" style:family="text">
      <style:text-properties style:font-name="Cambria" style:font-name-asian="Cambria" style:font-name-complex="Cambria"/>
    </style:style>
    <style:style style:name="P1958" style:parent-style-name="Normal" style:family="paragraph">
      <style:paragraph-properties fo:margin-bottom="0.0131in" fo:line-height="100%"/>
    </style:style>
    <style:style style:name="T1959" style:parent-style-name="Policepardéfaut" style:family="text">
      <style:text-properties style:font-name="Cambria" style:font-name-asian="Cambria" style:font-name-complex="Cambria"/>
    </style:style>
    <style:style style:name="P1960" style:parent-style-name="Normal" style:family="paragraph">
      <style:paragraph-properties fo:margin-bottom="0.0097in" fo:line-height="100%"/>
    </style:style>
    <style:style style:name="T1961" style:parent-style-name="Policepardéfaut" style:family="text">
      <style:text-properties style:font-name="Cambria" style:font-name-asian="Cambria" style:font-name-complex="Cambria"/>
    </style:style>
    <style:style style:name="P1962" style:parent-style-name="Normal" style:family="paragraph">
      <style:paragraph-properties fo:margin-bottom="0in" fo:line-height="100%"/>
    </style:style>
    <style:style style:name="T1963" style:parent-style-name="Policepardéfaut" style:family="text">
      <style:text-properties style:font-name="Cambria" style:font-name-asian="Cambria" style:font-name-complex="Cambria"/>
    </style:style>
    <style:style style:name="TableCell1964" style:family="table-cell">
      <style:table-cell-properties fo:border="0.0069in solid #BFBFBF" style:writing-mode="lr-tb" fo:padding-top="0in" fo:padding-left="0.075in" fo:padding-bottom="0in" fo:padding-right="0.075in"/>
    </style:style>
    <style:style style:name="P1965" style:parent-style-name="Normal" style:family="paragraph">
      <style:paragraph-properties fo:margin-bottom="0.0097in" fo:line-height="100%"/>
    </style:style>
    <style:style style:name="T1966" style:parent-style-name="Policepardéfaut" style:family="text">
      <style:text-properties style:font-name="Cambria" style:font-name-asian="Cambria" style:font-name-complex="Cambria"/>
    </style:style>
    <style:style style:name="P1967" style:parent-style-name="Normal" style:family="paragraph">
      <style:paragraph-properties fo:margin-bottom="0in" fo:line-height="100%"/>
    </style:style>
    <style:style style:name="T1968" style:parent-style-name="Policepardéfaut" style:family="text">
      <style:text-properties style:font-name="Cambria" style:font-name-asian="Cambria" style:font-name-complex="Cambria"/>
    </style:style>
    <style:style style:name="TableCell1969" style:family="table-cell">
      <style:table-cell-properties fo:border="0.0069in solid #BFBFBF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margin-bottom="0in" fo:line-height="100%"/>
    </style:style>
    <style:style style:name="T1971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ableRow1972" style:family="table-row">
      <style:table-row-properties style:min-row-height="0.3875in"/>
    </style:style>
    <style:style style:name="TableCell1973" style:family="table-cell">
      <style:table-cell-properties fo:border="0.0069in solid #BFBFBF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margin-bottom="0in" fo:line-height="100%"/>
    </style:style>
    <style:style style:name="T1975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976" style:parent-style-name="Policepardéfaut" style:family="text">
      <style:text-properties style:font-name="Cambria" style:font-name-asian="Cambria" style:font-name-complex="Cambria"/>
    </style:style>
    <style:style style:name="TableCell1977" style:family="table-cell">
      <style:table-cell-properties fo:border="0.0069in solid #BFBFBF" style:writing-mode="lr-tb" fo:padding-top="0in" fo:padding-left="0.075in" fo:padding-bottom="0in" fo:padding-right="0.075in"/>
    </style:style>
    <style:style style:name="P1978" style:parent-style-name="Normal" style:family="paragraph">
      <style:paragraph-properties fo:margin-bottom="0in" fo:line-height="100%"/>
    </style:style>
    <style:style style:name="T1979" style:parent-style-name="Policepardéfaut" style:family="text">
      <style:text-properties style:font-name="Cambria" style:font-name-asian="Cambria" style:font-name-complex="Cambria"/>
    </style:style>
    <style:style style:name="TableCell1980" style:family="table-cell">
      <style:table-cell-properties fo:border="0.0069in solid #BFBFBF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margin-bottom="0in" fo:line-height="100%"/>
    </style:style>
    <style:style style:name="T1982" style:parent-style-name="Policepardéfaut" style:family="text">
      <style:text-properties style:font-name="Cambria" style:font-name-asian="Cambria" style:font-name-complex="Cambria"/>
    </style:style>
    <style:style style:name="TableCell1983" style:family="table-cell">
      <style:table-cell-properties fo:border="0.0069in solid #BFBFBF" style:writing-mode="lr-tb" fo:padding-top="0in" fo:padding-left="0.075in" fo:padding-bottom="0in" fo:padding-right="0.075in"/>
    </style:style>
    <style:style style:name="P1984" style:parent-style-name="Normal" style:family="paragraph">
      <style:paragraph-properties fo:margin-bottom="0in" fo:line-height="100%"/>
    </style:style>
    <style:style style:name="T1985" style:parent-style-name="Policepardéfaut" style:family="text">
      <style:text-properties style:font-name="Cambria" style:font-name-asian="Cambria" style:font-name-complex="Cambria" fo:font-weight="bold" style:font-weight-asian="bold"/>
    </style:style>
    <style:style style:name="T1986" style:parent-style-name="Policepardéfaut" style:family="text">
      <style:text-properties style:font-name="Cambria" style:font-name-asian="Cambria" style:font-name-complex="Cambria"/>
    </style:style>
    <style:style style:name="P1987" style:parent-style-name="Normal" style:family="paragraph">
      <style:paragraph-properties fo:margin-bottom="0.1486in"/>
    </style:style>
    <style:style style:name="T1988" style:parent-style-name="Policepardéfaut" style:family="text">
      <style:text-properties style:font-name="Cambria" style:font-name-asian="Cambria" style:font-name-complex="Cambria"/>
    </style:style>
    <style:style style:name="T1989" style:parent-style-name="Policepardéfaut" style:family="text">
      <style:text-properties style:font-name="Segoe UI Emoji" style:font-name-complex="Segoe UI Emoji"/>
    </style:style>
    <style:style style:name="T199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991" style:parent-style-name="Titre2" style:family="paragraph">
      <style:paragraph-properties fo:margin-left="-0.0034in">
        <style:tab-stops/>
      </style:paragraph-properties>
    </style:style>
    <style:style style:name="TableColumn1993" style:family="table-column">
      <style:table-column-properties style:column-width="2.818in"/>
    </style:style>
    <style:style style:name="TableColumn1994" style:family="table-column">
      <style:table-column-properties style:column-width="3.1847in"/>
    </style:style>
    <style:style style:name="Table1992" style:family="table">
      <style:table-properties style:width="6.0027in" fo:margin-left="0.0034in" table:align="left"/>
    </style:style>
    <style:style style:name="TableRow1995" style:family="table-row">
      <style:table-row-properties style:min-row-height="0.2159in"/>
    </style:style>
    <style:style style:name="TableCell1996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1997" style:parent-style-name="Normal" style:family="paragraph">
      <style:paragraph-properties fo:margin-bottom="0in" fo:line-height="100%"/>
    </style:style>
    <style:style style:name="T199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1999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00" style:parent-style-name="Normal" style:family="paragraph">
      <style:paragraph-properties fo:margin-bottom="0in" fo:line-height="100%"/>
    </style:style>
    <style:style style:name="T2001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02" style:family="table-row">
      <style:table-row-properties style:min-row-height="0.2152in"/>
    </style:style>
    <style:style style:name="TableCell2003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04" style:parent-style-name="Normal" style:family="paragraph">
      <style:paragraph-properties fo:margin-bottom="0in" fo:line-height="100%"/>
    </style:style>
    <style:style style:name="T2005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06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07" style:parent-style-name="Normal" style:family="paragraph">
      <style:paragraph-properties fo:margin-bottom="0in" fo:line-height="100%"/>
    </style:style>
    <style:style style:name="T200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09" style:family="table-row">
      <style:table-row-properties style:min-row-height="0.3645in"/>
    </style:style>
    <style:style style:name="TableCell2010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11" style:parent-style-name="Normal" style:family="paragraph">
      <style:paragraph-properties fo:margin-bottom="0in" fo:line-height="100%"/>
    </style:style>
    <style:style style:name="T2012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13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14" style:parent-style-name="Normal" style:family="paragraph">
      <style:paragraph-properties fo:margin-bottom="0in" fo:line-height="100%"/>
    </style:style>
    <style:style style:name="T2015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2016" style:parent-style-name="Policepardéfaut" style:family="text">
      <style:text-properties style:font-name="Cambria" style:font-name-asian="Cambria" style:font-name-complex="Cambria" fo:font-style="italic" style:font-style-asian="italic" style:letter-kerning="true" fo:font-size="12pt" style:font-size-asian="12pt" style:font-size-complex="12pt" style:language-asian="fr" style:country-asian="FR"/>
    </style:style>
    <style:style style:name="T2017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18" style:family="table-row">
      <style:table-row-properties style:min-row-height="0.7381in"/>
    </style:style>
    <style:style style:name="TableCell2019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20" style:parent-style-name="Normal" style:family="paragraph">
      <style:paragraph-properties fo:margin-bottom="0in" fo:line-height="100%"/>
    </style:style>
    <style:style style:name="T2021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22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23" style:parent-style-name="Normal" style:family="paragraph">
      <style:paragraph-properties fo:margin-bottom="0in" fo:line-height="100%"/>
    </style:style>
    <style:style style:name="T2024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025" style:parent-style-name="Normal" style:family="paragraph">
      <style:paragraph-properties fo:margin-bottom="0in" fo:line-height="100%"/>
    </style:style>
    <style:style style:name="T2026" style:parent-style-name="Policepardéfaut" style:family="text">
      <style:text-properties style:font-name="Cambria" style:font-name-asian="Cambria" style:font-name-complex="Cambria" fo:color="#0000FF" style:letter-kerning="true" fo:font-size="12pt" style:font-size-asian="12pt" style:font-size-complex="12pt" style:text-underline-type="single" style:text-underline-style="solid" style:text-underline-width="auto" style:text-underline-mode="continuous" style:text-underline-color="#0000FF" style:language-asian="fr" style:country-asian="FR"/>
    </style:style>
    <style:style style:name="T2027" style:parent-style-name="Policepardéfaut" style:family="text">
      <style:text-properties style:font-name="Cambria" style:font-name-asian="Cambria" style:font-name-complex="Cambria" fo:color="#0000FF" style:letter-kerning="true" fo:font-size="12pt" style:font-size-asian="12pt" style:font-size-complex="12pt" style:text-underline-type="single" style:text-underline-style="solid" style:text-underline-width="auto" style:text-underline-mode="continuous" style:text-underline-color="#0000FF" style:language-asian="fr" style:country-asian="FR"/>
    </style:style>
    <style:style style:name="T202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29" style:family="table-row">
      <style:table-row-properties style:min-row-height="0.3645in"/>
    </style:style>
    <style:style style:name="TableCell2030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31" style:parent-style-name="Normal" style:family="paragraph">
      <style:paragraph-properties fo:margin-bottom="0in" fo:line-height="100%"/>
    </style:style>
    <style:style style:name="T2032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33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34" style:parent-style-name="Normal" style:family="paragraph">
      <style:paragraph-properties fo:margin-bottom="0in" fo:line-height="100%"/>
    </style:style>
    <style:style style:name="T2035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36" style:family="table-row">
      <style:table-row-properties style:min-row-height="0.3645in"/>
    </style:style>
    <style:style style:name="TableCell2037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38" style:parent-style-name="Normal" style:family="paragraph">
      <style:paragraph-properties fo:margin-bottom="0in" fo:line-height="100%"/>
    </style:style>
    <style:style style:name="T2039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40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41" style:parent-style-name="Normal" style:family="paragraph">
      <style:paragraph-properties fo:text-align="justify" fo:margin-bottom="0in" fo:line-height="100%"/>
    </style:style>
    <style:style style:name="T2042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43" style:family="table-row">
      <style:table-row-properties style:min-row-height="0.2361in"/>
    </style:style>
    <style:style style:name="TableCell2044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45" style:parent-style-name="Normal" style:family="paragraph">
      <style:paragraph-properties fo:margin-bottom="0in" fo:line-height="100%"/>
    </style:style>
    <style:style style:name="T2046" style:parent-style-name="Policepardéfaut" style:family="text">
      <style:text-properties style:font-name="Cambria" style:font-name-asian="Cambria" style:font-name-complex="Cambria" style:letter-kerning="true" fo:font-size="14pt" style:font-size-asian="14pt" style:font-size-complex="12pt" style:language-asian="fr" style:country-asian="FR"/>
    </style:style>
    <style:style style:name="T2047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48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49" style:parent-style-name="Normal" style:family="paragraph">
      <style:paragraph-properties fo:margin-bottom="0in" fo:line-height="100%"/>
    </style:style>
    <style:style style:name="T2050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51" style:family="table-row">
      <style:table-row-properties style:min-row-height="0.2708in"/>
    </style:style>
    <style:style style:name="TableCell2052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53" style:parent-style-name="Normal" style:family="paragraph">
      <style:paragraph-properties fo:margin-bottom="0in" fo:line-height="100%"/>
    </style:style>
    <style:style style:name="T2054" style:parent-style-name="Policepardéfaut" style:family="text">
      <style:text-properties style:font-name="Calibri" style:font-name-asian="Calibri" style:font-name-complex="Calibri" style:letter-kerning="true" fo:font-size="14pt" style:font-size-asian="14pt" style:font-size-complex="12pt" style:language-asian="fr" style:country-asian="FR"/>
    </style:style>
    <style:style style:name="T2055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56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57" style:parent-style-name="Normal" style:family="paragraph">
      <style:paragraph-properties fo:margin-bottom="0in" fo:line-height="100%"/>
    </style:style>
    <style:style style:name="T205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59" style:family="table-row">
      <style:table-row-properties style:min-row-height="0.4687in"/>
    </style:style>
    <style:style style:name="TableCell2060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61" style:parent-style-name="Normal" style:family="paragraph">
      <style:paragraph-properties fo:margin-bottom="0in" fo:line-height="100%"/>
    </style:style>
    <style:style style:name="T2062" style:parent-style-name="Policepardéfaut" style:family="text">
      <style:text-properties style:font-name="Calibri" style:font-name-asian="Calibri" style:font-name-complex="Calibri" style:letter-kerning="true" fo:font-size="14pt" style:font-size-asian="14pt" style:font-size-complex="12pt" style:language-asian="fr" style:country-asian="FR"/>
    </style:style>
    <style:style style:name="T2063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064" style:parent-style-name="Normal" style:family="paragraph">
      <style:paragraph-properties fo:margin-bottom="0in" fo:line-height="100%"/>
    </style:style>
    <style:style style:name="T2065" style:parent-style-name="Policepardéfaut" style:family="text">
      <style:text-properties style:font-name="Calibri" style:font-name-asian="Calibri" style:font-name-complex="Calibri" style:letter-kerning="true" fo:font-size="10.5pt" style:font-size-asian="10.5pt" style:font-size-complex="12pt" style:language-asian="fr" style:country-asian="FR"/>
    </style:style>
    <style:style style:name="TableCell2066" style:family="table-cell">
      <style:table-cell-properties fo:border="0.0069in solid #000000" style:writing-mode="lr-tb" fo:padding-top="0.027in" fo:padding-left="0.0763in" fo:padding-bottom="0in" fo:padding-right="0.0715in"/>
    </style:style>
    <style:style style:name="P2067" style:parent-style-name="Normal" style:family="paragraph">
      <style:paragraph-properties fo:margin-bottom="0in" fo:line-height="100%"/>
    </style:style>
    <style:style style:name="T206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069" style:parent-style-name="Normal" style:family="paragraph">
      <style:paragraph-properties fo:margin-bottom="0.1527in"/>
    </style:style>
    <style:style style:name="T2070" style:parent-style-name="Policepardéfaut" style:family="text">
      <style:text-properties style:font-name="Cambria" style:font-name-asian="Cambria" style:font-name-complex="Cambria"/>
    </style:style>
    <style:style style:name="P2071" style:parent-style-name="Normal" style:family="paragraph">
      <style:paragraph-properties fo:margin-bottom="0.1493in"/>
    </style:style>
    <style:style style:name="T2072" style:parent-style-name="Policepardéfaut" style:family="text">
      <style:text-properties style:font-name="Cambria" style:font-name-asian="Cambria" style:font-name-complex="Cambria"/>
    </style:style>
    <style:style style:name="P2073" style:parent-style-name="Normal" style:family="paragraph">
      <style:paragraph-properties fo:margin-bottom="0in"/>
    </style:style>
    <style:style style:name="T2074" style:parent-style-name="Policepardéfaut" style:family="text">
      <style:text-properties style:font-name="Cambria" style:font-name-asian="Cambria" style:font-name-complex="Cambria"/>
    </style:style>
    <style:style style:name="T2075" style:parent-style-name="Policepardéfaut" style:family="text">
      <style:text-properties style:font-name="Segoe UI Emoji" style:font-name-complex="Segoe UI Emoji"/>
    </style:style>
    <style:style style:name="T207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20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2079" style:family="table-column">
      <style:table-column-properties style:column-width="3.0013in"/>
    </style:style>
    <style:style style:name="TableColumn2080" style:family="table-column">
      <style:table-column-properties style:column-width="3.0013in"/>
    </style:style>
    <style:style style:name="Table2078" style:family="table">
      <style:table-properties style:width="6.0027in" fo:margin-left="0.0034in" table:align="left"/>
    </style:style>
    <style:style style:name="TableRow2081" style:family="table-row">
      <style:table-row-properties style:min-row-height="0.2152in"/>
    </style:style>
    <style:style style:name="TableCell2082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083" style:parent-style-name="Normal" style:family="paragraph">
      <style:paragraph-properties fo:margin-bottom="0in" fo:line-height="100%"/>
    </style:style>
    <style:style style:name="T2084" style:parent-style-name="Policepardéfaut" style:family="text">
      <style:text-properties style:font-name="Cambria" style:font-name-asian="Cambria" style:font-name-complex="Cambria" fo:font-weight="bold" style:font-weight-asian="bold" style:font-weight-complex="bold" style:letter-kerning="true" fo:font-size="12pt" style:font-size-asian="12pt" style:font-size-complex="12pt" style:language-asian="fr" style:country-asian="FR"/>
    </style:style>
    <style:style style:name="TableCell2085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086" style:parent-style-name="Normal" style:family="paragraph">
      <style:paragraph-properties fo:margin-bottom="0in" fo:line-height="100%"/>
    </style:style>
    <style:style style:name="T2087" style:parent-style-name="Policepardéfaut" style:family="text">
      <style:text-properties style:font-name="Cambria" style:font-name-asian="Cambria" style:font-name-complex="Cambria" fo:font-weight="bold" style:font-weight-asian="bold" style:font-weight-complex="bold" style:letter-kerning="true" fo:font-size="12pt" style:font-size-asian="12pt" style:font-size-complex="12pt" style:language-asian="fr" style:country-asian="FR"/>
    </style:style>
    <style:style style:name="TableRow2088" style:family="table-row">
      <style:table-row-properties style:min-row-height="0.2604in"/>
    </style:style>
    <style:style style:name="TableCell2089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090" style:parent-style-name="Normal" style:family="paragraph">
      <style:paragraph-properties fo:margin-bottom="0in" fo:line-height="100%"/>
    </style:style>
    <style:style style:name="T2091" style:parent-style-name="Policepardéfaut" style:family="text">
      <style:text-properties style:font-name="Cambria" style:font-name-asian="Cambria" style:font-name-complex="Cambria" style:letter-kerning="true" fo:font-size="15.5pt" style:font-size-asian="15.5pt" style:font-size-complex="12pt" style:language-asian="fr" style:country-asian="FR"/>
    </style:style>
    <style:style style:name="T2092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093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094" style:parent-style-name="Normal" style:family="paragraph">
      <style:paragraph-properties fo:margin-bottom="0in" fo:line-height="100%"/>
    </style:style>
    <style:style style:name="T2095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2096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2097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098" style:family="table-row">
      <style:table-row-properties style:min-row-height="0.3166in"/>
    </style:style>
    <style:style style:name="TableCell2099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00" style:parent-style-name="Normal" style:family="paragraph">
      <style:paragraph-properties fo:margin-bottom="0in" fo:line-height="100%"/>
    </style:style>
    <style:style style:name="T2101" style:parent-style-name="Policepardéfaut" style:family="text">
      <style:text-properties style:font-name="Calibri" style:font-name-asian="Calibri" style:font-name-complex="Calibri" style:letter-kerning="true" fo:font-size="15.5pt" style:font-size-asian="15.5pt" style:font-size-complex="12pt" style:language-asian="fr" style:country-asian="FR"/>
    </style:style>
    <style:style style:name="T2102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103" style:parent-style-name="Normal" style:family="paragraph">
      <style:paragraph-properties fo:margin-bottom="0in" fo:line-height="100%"/>
    </style:style>
    <style:style style:name="T2104" style:parent-style-name="Policepardéfaut" style:family="text">
      <style:text-properties style:font-name="Calibri" style:font-name-asian="Calibri" style:font-name-complex="Calibri" style:letter-kerning="true" fo:font-size="10.5pt" style:font-size-asian="10.5pt" style:font-size-complex="12pt" style:language-asian="fr" style:country-asian="FR"/>
    </style:style>
    <style:style style:name="TableCell2105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06" style:parent-style-name="Normal" style:family="paragraph">
      <style:paragraph-properties fo:margin-bottom="0in" fo:line-height="100%"/>
    </style:style>
    <style:style style:name="T2107" style:parent-style-name="Policepardéfaut" style:family="text">
      <style:text-properties style:font-name="Cambria" style:font-name-asian="Cambria" style:font-name-complex="Cambria" fo:color="#4F81BD" style:letter-kerning="true" fo:font-size="12pt" style:font-size-asian="12pt" style:font-size-complex="12pt" style:language-asian="fr" style:country-asian="FR"/>
    </style:style>
    <style:style style:name="T2108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109" style:family="table-row">
      <style:table-row-properties style:min-row-height="0.3145in"/>
    </style:style>
    <style:style style:name="TableCell2110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11" style:parent-style-name="Normal" style:family="paragraph">
      <style:paragraph-properties fo:margin-bottom="0in" fo:line-height="100%"/>
    </style:style>
    <style:style style:name="T2112" style:parent-style-name="Policepardéfaut" style:family="text">
      <style:text-properties style:font-name="Calibri" style:font-name-asian="Calibri" style:font-name-complex="Calibri" style:letter-kerning="true" fo:font-size="15.5pt" style:font-size-asian="15.5pt" style:font-size-complex="12pt" style:language-asian="fr" style:country-asian="FR"/>
    </style:style>
    <style:style style:name="T2113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114" style:parent-style-name="Normal" style:family="paragraph">
      <style:paragraph-properties fo:margin-bottom="0in" fo:line-height="100%"/>
    </style:style>
    <style:style style:name="T2115" style:parent-style-name="Policepardéfaut" style:family="text">
      <style:text-properties style:font-name="Calibri" style:font-name-asian="Calibri" style:font-name-complex="Calibri" style:letter-kerning="true" fo:font-size="10.5pt" style:font-size-asian="10.5pt" style:font-size-complex="12pt" style:language-asian="fr" style:country-asian="FR"/>
    </style:style>
    <style:style style:name="TableCell2116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17" style:parent-style-name="Normal" style:family="paragraph">
      <style:paragraph-properties fo:margin-bottom="0in" fo:line-height="100%"/>
    </style:style>
    <style:style style:name="T2118" style:parent-style-name="Policepardéfaut" style:family="text">
      <style:text-properties style:font-name="Cambria" style:font-name-asian="Cambria" style:font-name-complex="Cambria" fo:color="#4F81BD" style:letter-kerning="true" fo:font-size="12pt" style:font-size-asian="12pt" style:font-size-complex="12pt" style:language-asian="fr" style:country-asian="FR"/>
    </style:style>
    <style:style style:name="T2119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120" style:family="table-row">
      <style:table-row-properties style:min-row-height="0.5in"/>
    </style:style>
    <style:style style:name="TableCell2121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22" style:parent-style-name="Normal" style:family="paragraph">
      <style:paragraph-properties fo:margin-bottom="0in" fo:line-height="100%"/>
    </style:style>
    <style:style style:name="T2123" style:parent-style-name="Policepardéfaut" style:family="text">
      <style:text-properties style:font-name="Calibri" style:font-name-asian="Calibri" style:font-name-complex="Calibri" style:letter-kerning="true" fo:font-size="15.5pt" style:font-size-asian="15.5pt" style:font-size-complex="12pt" style:language-asian="fr" style:country-asian="FR"/>
    </style:style>
    <style:style style:name="T2124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125" style:parent-style-name="Normal" style:family="paragraph">
      <style:paragraph-properties fo:margin-bottom="0in" fo:line-height="100%"/>
    </style:style>
    <style:style style:name="T2126" style:parent-style-name="Policepardéfaut" style:family="text">
      <style:text-properties style:font-name="Calibri" style:font-name-asian="Calibri" style:font-name-complex="Calibri" style:letter-kerning="true" fo:font-size="10.5pt" style:font-size-asian="10.5pt" style:font-size-complex="12pt" style:language-asian="fr" style:country-asian="FR"/>
    </style:style>
    <style:style style:name="TableCell2127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28" style:parent-style-name="Normal" style:family="paragraph">
      <style:paragraph-properties fo:margin-bottom="0in" fo:line-height="100%"/>
    </style:style>
    <style:style style:name="T2129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Row2130" style:family="table-row">
      <style:table-row-properties style:min-row-height="0.2986in"/>
    </style:style>
    <style:style style:name="TableCell2131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32" style:parent-style-name="Normal" style:family="paragraph">
      <style:paragraph-properties fo:margin-bottom="0in" fo:line-height="100%"/>
    </style:style>
    <style:style style:name="T2133" style:parent-style-name="Policepardéfaut" style:family="text">
      <style:text-properties style:font-name="Calibri" style:font-name-asian="Calibri" style:font-name-complex="Calibri" style:letter-kerning="true" fo:font-size="15.5pt" style:font-size-asian="15.5pt" style:font-size-complex="12pt" style:language-asian="fr" style:country-asian="FR"/>
    </style:style>
    <style:style style:name="T2134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TableCell2135" style:family="table-cell">
      <style:table-cell-properties fo:border="0.0069in solid #000000" style:writing-mode="lr-tb" fo:padding-top="0.027in" fo:padding-left="0.0763in" fo:padding-bottom="0in" fo:padding-right="0.0798in"/>
    </style:style>
    <style:style style:name="P2136" style:parent-style-name="Normal" style:family="paragraph">
      <style:paragraph-properties fo:margin-bottom="0in" fo:line-height="100%"/>
    </style:style>
    <style:style style:name="T2137" style:parent-style-name="Policepardéfaut" style:family="text">
      <style:text-properties style:font-name="Cambria" style:font-name-asian="Cambria" style:font-name-complex="Cambria" style:letter-kerning="true" fo:font-size="12pt" style:font-size-asian="12pt" style:font-size-complex="12pt" style:language-asian="fr" style:country-asian="FR"/>
    </style:style>
    <style:style style:name="P2138" style:parent-style-name="Normal" style:family="paragraph">
      <style:paragraph-properties fo:margin-bottom="0in"/>
    </style:style>
    <style:style style:name="T2139" style:parent-style-name="Policepardéfaut" style:family="text">
      <style:text-properties style:font-name="Cambria" style:font-name-asian="Cambria" style:font-name-complex="Cambria" fo:color="#4F81BD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jet</text:p>
      <text:p text:style-name="P2"><text:s/>Partie 1 : Test Manuel — Site AutomationPractice</text:p>
      <text:p text:style-name="P3">Groupe : samar jalelli , mehrez rebah , ilef ben jabeur<text:s/><text:line-break/></text:p>
      <text:p text:style-name="P4">1. Fonctionnalité : Boutons Radio</text:p>
      <text:p text:style-name="Normal"><text:span text:style-name="T5">URL :<text:s/></text:span><text:a xlink:href="https://rahulshettyacademy.com/AutomationPractice/" office:target-frame-name="_top" xlink:show="replace"><text:span text:style-name="T6">https://rahulshettyacademy.com/AutomationPractice/</text:span></text:a></text:p>
      <text:p text:style-name="P7"/>
      <text:p text:style-name="Normal"><text:span text:style-name="T8">✅</text:span><text:span text:style-name="T9"><text:s/>Phase 1 — Test Planning :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Élément</text:p>
          </table:table-cell>
          <table:table-cell table:style-name="TableCell16">
            <text:p text:style-name="P17">Détail</text:p>
          </table:table-cell>
        </table:table-row>
        <table:table-row table:style-name="TableRow18">
          <table:table-cell table:style-name="TableCell19">
            <text:p text:style-name="P20">Objectif</text:p>
          </table:table-cell>
          <table:table-cell table:style-name="TableCell21">
            <text:p text:style-name="P22">Vérifier que les boutons radio peuvent être sélectionnés correctement et qu’un seul bouton reste actif à la fois.</text:p>
          </table:table-cell>
        </table:table-row>
        <table:table-row table:style-name="TableRow23">
          <table:table-cell table:style-name="TableCell24">
            <text:p text:style-name="P25">Environnement</text:p>
          </table:table-cell>
          <table:table-cell table:style-name="TableCell26">
            <text:p text:style-name="P27">Navigateur Chrome v120</text:p>
          </table:table-cell>
        </table:table-row>
        <table:table-row table:style-name="TableRow28">
          <table:table-cell table:style-name="TableCell29">
            <text:p text:style-name="P30">Données nécessaires</text:p>
          </table:table-cell>
          <table:table-cell table:style-name="TableCell31">
            <text:p text:style-name="P32">Aucun jeu de données (la fonctionnalité repose uniquement sur des interactions utilisateur)</text:p>
          </table:table-cell>
        </table:table-row>
        <table:table-row table:style-name="TableRow33">
          <table:table-cell table:style-name="TableCell34">
            <text:p text:style-name="P35">Critères de réussite</text:p>
          </table:table-cell>
          <table:table-cell table:style-name="TableCell36">
            <text:p text:style-name="P37">• Chaque bouton radio est sélectionnable<text:line-break/>• Une seule option est active à la fois<text:line-break/></text:p>
          </table:table-cell>
        </table:table-row>
        <table:table-row table:style-name="TableRow38">
          <table:table-cell table:style-name="TableCell39">
            <text:p text:style-name="P40">Risques</text:p>
          </table:table-cell>
          <table:table-cell table:style-name="TableCell41">
            <text:p text:style-name="P42">• Sélection incorrecte<text:line-break/>• Plusieurs boutons sélectionnés simultanément<text:line-break/>•Clic non pris en compte<text:line-break/></text:p>
            <text:p text:style-name="P43"/>
            <table:table table:style-name="Table44">
              <table:table-columns>
                <table:table-column table:style-name="TableColumn45"/>
              </table:table-columns>
              <table:table-row table:style-name="TableRow46">
                <table:table-cell table:style-name="TableCell47">
                  <text:p text:style-name="P48"/>
                </table:table-cell>
              </table:table-row>
            </table:table>
            <text:p text:style-name="P49"/>
          </table:table-cell>
        </table:table-row>
        <table:table-row table:style-name="TableRow50">
          <table:table-cell table:style-name="TableCell51">
            <text:p text:style-name="P52">Responsable</text:p>
          </table:table-cell>
          <table:table-cell table:style-name="TableCell53">
            <text:p text:style-name="P54">Groupe de testeurs</text:p>
          </table:table-cell>
        </table:table-row>
      </table:table>
      <text:p text:style-name="P55"/>
      <text:p text:style-name="Normal"><text:line-break/></text:p>
      <text:p text:style-name="Normal"><text:span text:style-name="T56">✅</text:span><text:span text:style-name="T57"><text:s/>Phase 2 — Test Design :</text:span>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ID</text:span></text:p>
          </table:table-cell>
          <table:table-cell table:style-name="TableCell68">
            <text:p text:style-name="P69"><text:span text:style-name="T70">Scénario</text:span></text:p>
          </table:table-cell>
          <table:table-cell table:style-name="TableCell71">
            <text:p text:style-name="P72"><text:span text:style-name="T73">Étapes</text:span></text:p>
          </table:table-cell>
          <table:table-cell table:style-name="TableCell74">
            <text:p text:style-name="P75"><text:span text:style-name="T76">Données d’entrée</text:span></text:p>
          </table:table-cell>
          <table:table-cell table:style-name="TableCell77">
            <text:p text:style-name="P78"><text:span text:style-name="T79">Résultat attendu</text:span></text:p>
          </table:table-cell>
        </table:table-row>
        <table:table-row table:style-name="TableRow80">
          <table:table-cell table:style-name="TableCell81">
            <text:p text:style-name="P82">TC-R1</text:p>
          </table:table-cell>
          <table:table-cell table:style-name="TableCell83">
            <text:p text:style-name="P84">Sélectionner Radio1</text:p>
          </table:table-cell>
          <table:table-cell table:style-name="TableCell85">
            <text:p text:style-name="P86">1. Aller sur la page AutomationPractice<text:line-break/>2. Cliquer sur “Radio1”</text:p>
          </table:table-cell>
          <table:table-cell table:style-name="TableCell87">
            <text:p text:style-name="P88">Aucune</text:p>
          </table:table-cell>
          <table:table-cell table:style-name="TableCell89">
            <text:p text:style-name="P90">“Radio1” devient sélectionné</text:p>
          </table:table-cell>
        </table:table-row>
        <table:table-row table:style-name="TableRow91">
          <table:table-cell table:style-name="TableCell92">
            <text:p text:style-name="P93">TC-R2</text:p>
          </table:table-cell>
          <table:table-cell table:style-name="TableCell94">
            <text:p text:style-name="P95">Sélectionner Radio2</text:p>
          </table:table-cell>
          <table:table-cell table:style-name="TableCell96">
            <text:p text:style-name="P97">1. Cliquer sur “Radio2” après avoir <text:s/>cliqué Radio1<text:line-break/></text:p>
          </table:table-cell>
          <table:table-cell table:style-name="TableCell98">
            <text:p text:style-name="P99">Aucune</text:p>
          </table:table-cell>
          <table:table-cell table:style-name="TableCell100">
            <text:p text:style-name="P101">“Radio2” devient sélectionné (Radio1 se désélectionne)</text:p>
          </table:table-cell>
        </table:table-row>
        <text:soft-page-break/>
        <table:table-row table:style-name="TableRow102">
          <table:table-cell table:style-name="TableCell103">
            <text:p text:style-name="P104">TC-R3</text:p>
          </table:table-cell>
          <table:table-cell table:style-name="TableCell105">
            <text:p text:style-name="P106">Sélectionner Radio3</text:p>
          </table:table-cell>
          <table:table-cell table:style-name="TableCell107">
            <text:p text:style-name="P108">1. Cliquer sur “Radio3”</text:p>
          </table:table-cell>
          <table:table-cell table:style-name="TableCell109">
            <text:p text:style-name="P110">Aucune</text:p>
          </table:table-cell>
          <table:table-cell table:style-name="TableCell111">
            <text:p text:style-name="P112">“Radio3” devient sélectionné</text:p>
          </table:table-cell>
        </table:table-row>
        <table:table-row table:style-name="TableRow113">
          <table:table-cell table:style-name="TableCell114">
            <text:p text:style-name="P115">TC-R4</text:p>
          </table:table-cell>
          <table:table-cell table:style-name="TableCell116">
            <text:p text:style-name="P117">Vérifier qu’un seul bouton reste actif</text:p>
          </table:table-cell>
          <table:table-cell table:style-name="TableCell118">
            <text:p text:style-name="P119">1. Cliquer sur Radio1</text:p>
            <text:p text:style-name="P120">2. Cliquer sur Radio2</text:p>
            <text:p text:style-name="P121">3. <text:s/>Cliquer sur Radio3<text:s/></text:p>
            <text:p text:style-name="P122"/>
          </table:table-cell>
          <table:table-cell table:style-name="TableCell123">
            <text:p text:style-name="P124">Aucune</text:p>
          </table:table-cell>
          <table:table-cell table:style-name="TableCell125">
            <text:p text:style-name="P126">Le dernier bouton cliqué est le seul actif</text:p>
          </table:table-cell>
        </table:table-row>
      </table:table>
      <text:p text:style-name="Normal"><text:line-break/></text:p>
      <text:p text:style-name="Normal"><text:line-break/><text:line-break/><text:line-break/><text:line-break/><text:span text:style-name="T127">✅</text:span><text:span text:style-name="T128"><text:s/>Phase 3 — Test Environment Setup :</text:span></text:p>
      <text:p text:style-name="P129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Élément</text:p>
          </table:table-cell>
          <table:table-cell table:style-name="TableCell136">
            <text:p text:style-name="P137">Détail</text:p>
          </table:table-cell>
        </table:table-row>
        <table:table-row table:style-name="TableRow138">
          <table:table-cell table:style-name="TableCell139">
            <text:p text:style-name="P140">Objectif</text:p>
          </table:table-cell>
          <table:table-cell table:style-name="TableCell141">
            <text:p text:style-name="P142">Préparer l’environnement nécessaire pour exécuter les tests sur les boutons radio.</text:p>
          </table:table-cell>
        </table:table-row>
        <table:table-row table:style-name="TableRow143">
          <table:table-cell table:style-name="TableCell144">
            <text:p text:style-name="P145">Navigateur</text:p>
          </table:table-cell>
          <table:table-cell table:style-name="TableCell146">
            <text:p text:style-name="P147">Chrome v120<text:s/></text:p>
          </table:table-cell>
        </table:table-row>
        <table:table-row table:style-name="TableRow148">
          <table:table-cell table:style-name="TableCell149">
            <text:p text:style-name="P150">URL</text:p>
          </table:table-cell>
          <table:table-cell table:style-name="TableCell151">
            <table:table table:style-name="Table152">
              <table:table-columns>
                <table:table-column table:style-name="TableColumn153"/>
              </table:table-columns>
              <table:table-row table:style-name="TableRow154">
                <table:table-cell table:style-name="TableCell155">
                  <text:p text:style-name="P156"/>
                </table:table-cell>
              </table:table-row>
            </table:table>
            <text:p text:style-name="P157"/>
            <table:table table:style-name="Table158">
              <table:table-columns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P162"><text:a xlink:href="https://rahulshettyacademy.com/AutomationPractice/" office:target-frame-name="_top" xlink:show="replace"><text:span text:style-name="T163">https://rahulshettyacademy.com/AutomationPractice/</text:span></text:a></text:p>
                </table:table-cell>
              </table:table-row>
            </table:table>
            <text:p text:style-name="P164"/>
          </table:table-cell>
        </table:table-row>
        <table:table-row table:style-name="TableRow165">
          <table:table-cell table:style-name="TableCell166">
            <text:p text:style-name="P167">Connexion</text:p>
          </table:table-cell>
          <table:table-cell table:style-name="TableCell168">
            <text:p text:style-name="P169">Connexion Internet stable</text:p>
          </table:table-cell>
        </table:table-row>
        <table:table-row table:style-name="TableRow170">
          <table:table-cell table:style-name="TableCell171">
            <text:p text:style-name="P172">Matériel requis</text:p>
          </table:table-cell>
          <table:table-cell table:style-name="TableCell173">
            <text:p text:style-name="P174">PC ou laptop avec résolution minimale 1366×768</text:p>
          </table:table-cell>
        </table:table-row>
        <table:table-row table:style-name="TableRow175">
          <table:table-cell table:style-name="TableCell176">
            <text:p text:style-name="P177">Outils</text:p>
          </table:table-cell>
          <table:table-cell table:style-name="TableCell178">
            <table:table table:style-name="Table179">
              <table:table-columns>
                <table:table-column table:style-name="TableColumn180"/>
              </table:table-columns>
              <table:table-row table:style-name="TableRow181">
                <table:table-cell table:style-name="TableCell182">
                  <text:p text:style-name="P183">Aucun outil externe requis (tests 100% manuels)</text:p>
                </table:table-cell>
              </table:table-row>
            </table:table>
            <text:p text:style-name="P184"/>
            <text:p text:style-name="P185"/>
          </table:table-cell>
        </table:table-row>
        <table:table-row table:style-name="TableRow186">
          <table:table-cell table:style-name="TableCell187">
            <text:p text:style-name="P188">Données de test</text:p>
          </table:table-cell>
          <table:table-cell table:style-name="TableCell189">
            <text:p text:style-name="P190">Aucune donnée nécessaire (interactions simples de clic)</text:p>
          </table:table-cell>
        </table:table-row>
        <table:table-row table:style-name="TableRow191">
          <table:table-cell table:style-name="TableCell192">
            <text:p text:style-name="P193">Préconditions</text:p>
          </table:table-cell>
          <table:table-cell table:style-name="TableCell194">
            <text:p text:style-name="P195">• Ouvrir la page AutomationPractice<text:line-break/>• Vérifier que la section “Radio Button Example” est visible</text:p>
          </table:table-cell>
        </table:table-row>
        <table:table-row table:style-name="TableRow196">
          <table:table-cell table:style-name="TableCell197">
            <text:p text:style-name="P198">Remarque</text:p>
          </table:table-cell>
          <table:table-cell table:style-name="TableCell199">
            <text:p text:style-name="P200">Un environnement propre garantit des résultats fiables.</text:p>
          </table:table-cell>
        </table:table-row>
      </table:table>
      <text:p text:style-name="P201"/>
      <text:p text:style-name="Normal"><text:line-break/><text:span text:style-name="T202">✅</text:span><text:span text:style-name="T203"><text:s/>Phase 4 — Test Execution :</text:span></text:p>
      <text:p text:style-name="P204">(Fonctionnalité : Boutons Radio)</text:p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</table:table-columns>
        <table:table-header-rows>
          <table:table-row table:style-name="TableRow210">
            <table:table-cell table:style-name="TableCell211">
              <text:p text:style-name="P212">ID</text:p>
            </table:table-cell>
            <table:table-cell table:style-name="TableCell213">
              <text:p text:style-name="P214">Étapes</text:p>
            </table:table-cell>
            <table:table-cell table:style-name="TableCell215">
              <text:p text:style-name="P216">Résultat observé</text:p>
            </table:table-cell>
            <table:table-cell table:style-name="TableCell217">
              <text:p text:style-name="P218">Statut</text:p>
            </table:table-cell>
          </table:table-row>
        </table:table-header-rows>
        <table:table-row table:style-name="TableRow219">
          <table:table-cell table:style-name="TableCell220">
            <text:p text:style-name="Normal"><text:span text:style-name="T221">TC-R1</text:span></text:p>
          </table:table-cell>
          <table:table-cell table:style-name="TableCell222">
            <text:p text:style-name="Normal">Cliquer sur “Radio1”</text:p>
          </table:table-cell>
          <table:table-cell table:style-name="TableCell223">
            <text:p text:style-name="Normal">“Radio1” se sélectionne correctement</text:p>
          </table:table-cell>
          <table:table-cell table:style-name="TableCell224">
            <text:p text:style-name="Normal">OK</text:p>
          </table:table-cell>
        </table:table-row>
        <table:table-row table:style-name="TableRow225">
          <table:table-cell table:style-name="TableCell226">
            <text:p text:style-name="Normal"><text:span text:style-name="T227">TC-R2</text:span></text:p>
          </table:table-cell>
          <table:table-cell table:style-name="TableCell228">
            <text:p text:style-name="Normal">Cliquer sur “Radio2” après Radio1</text:p>
          </table:table-cell>
          <table:table-cell table:style-name="TableCell229">
            <text:p text:style-name="Normal">“Radio2” se sélectionne et “Radio1” se désélectionne</text:p>
          </table:table-cell>
          <table:table-cell table:style-name="TableCell230">
            <text:p text:style-name="Normal">OK</text:p>
          </table:table-cell>
        </table:table-row>
        <table:table-row table:style-name="TableRow231">
          <table:table-cell table:style-name="TableCell232">
            <text:p text:style-name="Normal"><text:span text:style-name="T233">TC-R3</text:span></text:p>
          </table:table-cell>
          <table:table-cell table:style-name="TableCell234">
            <text:p text:style-name="Normal">Cliquer sur “Radio3”</text:p>
          </table:table-cell>
          <table:table-cell table:style-name="TableCell235">
            <text:p text:style-name="Normal">“Radio3” devient actif immédiatement</text:p>
          </table:table-cell>
          <table:table-cell table:style-name="TableCell236">
            <text:p text:style-name="Normal">OK</text:p>
          </table:table-cell>
        </table:table-row>
        <text:soft-page-break/>
        <table:table-row table:style-name="TableRow237">
          <table:table-cell table:style-name="TableCell238">
            <text:p text:style-name="Normal"><text:span text:style-name="T239">TC-R4</text:span></text:p>
          </table:table-cell>
          <table:table-cell table:style-name="TableCell240">
            <text:p text:style-name="Normal">Cliquer successivement Radio1 → Radio2 → Radio3</text:p>
          </table:table-cell>
          <table:table-cell table:style-name="TableCell241">
            <text:p text:style-name="Normal">Seul “Radio3” reste sélectionné (exclusivité respectée)</text:p>
          </table:table-cell>
          <table:table-cell table:style-name="TableCell242">
            <text:p text:style-name="Normal">OK</text:p>
          </table:table-cell>
        </table:table-row>
      </table:table>
      <text:p text:style-name="Normal"/>
      <text:p text:style-name="Normal"/>
      <text:p text:style-name="Normal"><text:line-break/><text:span text:style-name="T243">✅</text:span><text:s/><text:span text:style-name="T244">Phase 5 — Defect Reporting :</text:span></text:p>
      <text:p text:style-name="Normal">Aucun bug détecter tous fonctionne<text:span text:style-name="T245"><text:s/></text:span><text:line-break/></text:p>
      <text:p text:style-name="Normal"><text:line-break/></text:p>
      <text:p text:style-name="Normal"><text:span text:style-name="T246">✅</text:span><text:span text:style-name="T247"><text:s/>Phase 6 — Test Closure :</text:span></text:p>
      <text:p text:style-name="P248"/>
      <table:table table:style-name="Table249">
        <table:table-columns>
          <table:table-column table:style-name="TableColumn250"/>
          <table:table-column table:style-name="TableColumn251"/>
        </table:table-columns>
        <table:table-header-rows>
          <table:table-row table:style-name="TableRow252">
            <table:table-cell table:style-name="TableCell253">
              <text:p text:style-name="P254">Élément</text:p>
            </table:table-cell>
            <table:table-cell table:style-name="TableCell255">
              <text:p text:style-name="P256">Résumé</text:p>
            </table:table-cell>
          </table:table-row>
        </table:table-header-rows>
        <table:table-row table:style-name="TableRow257">
          <table:table-cell table:style-name="TableCell258">
            <text:p text:style-name="Normal"><text:span text:style-name="T259">Total de cas de test</text:span></text:p>
          </table:table-cell>
          <table:table-cell table:style-name="TableCell260">
            <text:p text:style-name="Normal">4</text:p>
          </table:table-cell>
        </table:table-row>
        <table:table-row table:style-name="TableRow261">
          <table:table-cell table:style-name="TableCell262">
            <text:p text:style-name="Normal"><text:span text:style-name="T263">Cas réussis</text:span></text:p>
          </table:table-cell>
          <table:table-cell table:style-name="TableCell264">
            <text:p text:style-name="Normal">4</text:p>
          </table:table-cell>
        </table:table-row>
        <table:table-row table:style-name="TableRow265">
          <table:table-cell table:style-name="TableCell266">
            <text:p text:style-name="Normal"><text:span text:style-name="T267">Cas échoués</text:span></text:p>
          </table:table-cell>
          <table:table-cell table:style-name="TableCell268">
            <text:p text:style-name="Normal">0</text:p>
          </table:table-cell>
        </table:table-row>
        <table:table-row table:style-name="TableRow269">
          <table:table-cell table:style-name="TableCell270">
            <text:p text:style-name="Normal"><text:span text:style-name="T271">Bugs rapportés</text:span></text:p>
          </table:table-cell>
          <table:table-cell table:style-name="TableCell272">
            <text:p text:style-name="Normal">0</text:p>
          </table:table-cell>
        </table:table-row>
        <table:table-row table:style-name="TableRow273">
          <table:table-cell table:style-name="TableCell274">
            <text:p text:style-name="Normal"><text:span text:style-name="T275">Taux de réussite</text:span></text:p>
          </table:table-cell>
          <table:table-cell table:style-name="TableCell276">
            <text:p text:style-name="Normal"><text:span text:style-name="T277">100 %</text:span></text:p>
          </table:table-cell>
        </table:table-row>
      </table:table>
      <text:p text:style-name="Normal"><text:line-break/><text:line-break/></text:p>
      <text:p text:style-name="P278">2. Fonctionnalité : Bouton “Practice” (navigation)</text:p>
      <text:p text:style-name="Normal"><text:span text:style-name="T279">URL :<text:s/></text:span><text:a xlink:href="https://rahulshettyacademy.com/AutomationPractice/" office:target-frame-name="_top" xlink:show="replace"><text:span text:style-name="T280">https://rahulshettyacademy.com/AutomationPractice/</text:span></text:a></text:p>
      <text:p text:style-name="P281"/>
      <text:p text:style-name="Normal"><text:span text:style-name="T282">✅</text:span><text:span text:style-name="T283"><text:s/>Phase 1 — Test Planning :</text:span></text:p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Élément</text:p>
          </table:table-cell>
          <table:table-cell table:style-name="TableCell290">
            <text:p text:style-name="P291">Détail</text:p>
          </table:table-cell>
        </table:table-row>
        <table:table-row table:style-name="TableRow292">
          <table:table-cell table:style-name="TableCell293">
            <text:p text:style-name="P294">Objectif</text:p>
          </table:table-cell>
          <table:table-cell table:style-name="TableCell295">
            <text:p text:style-name="P296">Vérifier que le bouton “Practice” fonctionne correctement et redirige vers la page AutomationPractice..</text:p>
          </table:table-cell>
        </table:table-row>
        <table:table-row table:style-name="TableRow297">
          <table:table-cell table:style-name="TableCell298">
            <text:p text:style-name="P299">Environnement</text:p>
          </table:table-cell>
          <table:table-cell table:style-name="TableCell300">
            <text:p text:style-name="P301">Navigateur Chrome v120</text:p>
          </table:table-cell>
        </table:table-row>
        <table:table-row table:style-name="TableRow302">
          <table:table-cell table:style-name="TableCell303">
            <text:p text:style-name="P304">Données nécessaires</text:p>
          </table:table-cell>
          <table:table-cell table:style-name="TableCell305">
            <text:p text:style-name="P306">Aucun jeu de données (interaction avec le bouton uniquement)</text:p>
          </table:table-cell>
        </table:table-row>
        <table:table-row table:style-name="TableRow307">
          <table:table-cell table:style-name="TableCell308">
            <text:p text:style-name="P309">Critères de réussite</text:p>
          </table:table-cell>
          <table:table-cell table:style-name="TableCell310">
            <text:p text:style-name="P311">• Cliquer sur “Practice” redirige vers la bonne page<text:s/><text:line-break/>• Le bouton répond au clic<text:s/><text:line-break/><text:soft-page-break/>• Aucun comportement inattendu (erreur 404 ou page blanche)<text:line-break/></text:p>
          </table:table-cell>
        </table:table-row>
        <text:soft-page-break/>
        <table:table-row table:style-name="TableRow312">
          <table:table-cell table:style-name="TableCell313">
            <text:p text:style-name="P314">Risques</text:p>
          </table:table-cell>
          <table:table-cell table:style-name="TableCell315">
            <text:p text:style-name="P316">• Bouton non cliquable<text:s/><text:line-break/>• Redirection incorrecte<text:s/><text:line-break/>• Clic non pris en compte<text:line-break/></text:p>
            <text:p text:style-name="P317"/>
            <table:table table:style-name="Table318">
              <table:table-columns>
                <table:table-column table:style-name="TableColumn319"/>
              </table:table-columns>
              <table:table-row table:style-name="TableRow320">
                <table:table-cell table:style-name="TableCell321">
                  <text:p text:style-name="P322"/>
                </table:table-cell>
              </table:table-row>
            </table:table>
            <text:p text:style-name="P323"/>
          </table:table-cell>
        </table:table-row>
        <table:table-row table:style-name="TableRow324">
          <table:table-cell table:style-name="TableCell325">
            <text:p text:style-name="P326">Responsable</text:p>
          </table:table-cell>
          <table:table-cell table:style-name="TableCell327">
            <text:p text:style-name="P328">Groupe de testeurs</text:p>
          </table:table-cell>
        </table:table-row>
      </table:table>
      <text:p text:style-name="P329"/>
      <text:p text:style-name="Normal"><text:line-break/></text:p>
      <text:p text:style-name="Normal"><text:span text:style-name="T330">✅</text:span><text:span text:style-name="T331"><text:s/>Phase 2 — Test Design :</text:span>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<text:span text:style-name="T341">ID</text:span></text:p>
          </table:table-cell>
          <table:table-cell table:style-name="TableCell342">
            <text:p text:style-name="P343"><text:span text:style-name="T344">Scénario</text:span></text:p>
          </table:table-cell>
          <table:table-cell table:style-name="TableCell345">
            <text:p text:style-name="P346"><text:span text:style-name="T347">Étapes</text:span></text:p>
          </table:table-cell>
          <table:table-cell table:style-name="TableCell348">
            <text:p text:style-name="P349"><text:span text:style-name="T350">Données d’entrée</text:span></text:p>
          </table:table-cell>
          <table:table-cell table:style-name="TableCell351">
            <text:p text:style-name="P352"><text:span text:style-name="T353">Résultat attendu</text:span></text:p>
          </table:table-cell>
        </table:table-row>
        <table:table-row table:style-name="TableRow354">
          <table:table-cell table:style-name="TableCell355">
            <text:p text:style-name="P356">TC-R1</text:p>
          </table:table-cell>
          <table:table-cell table:style-name="TableCell357">
            <text:p text:style-name="P358">Vérifier la présence du bouton</text:p>
          </table:table-cell>
          <table:table-cell table:style-name="TableCell359">
            <text:p text:style-name="P360">1. Ouvrir la page principale<text:s/><text:line-break/>2. Repérer le bouton “Practice”</text:p>
          </table:table-cell>
          <table:table-cell table:style-name="TableCell361">
            <text:p text:style-name="P362">Aucune</text:p>
          </table:table-cell>
          <table:table-cell table:style-name="TableCell363">
            <text:p text:style-name="P364">“Le bouton est visible et cliquable</text:p>
          </table:table-cell>
        </table:table-row>
        <table:table-row table:style-name="TableRow365">
          <table:table-cell table:style-name="TableCell366">
            <text:p text:style-name="P367">TC-R2</text:p>
          </table:table-cell>
          <table:table-cell table:style-name="TableCell368">
            <text:p text:style-name="P369">Vérifier le clic sur le bouton</text:p>
          </table:table-cell>
          <table:table-cell table:style-name="TableCell370">
            <text:p text:style-name="P371">1. Cliquer sur le bouton “Practice”<text:line-break/></text:p>
          </table:table-cell>
          <table:table-cell table:style-name="TableCell372">
            <text:p text:style-name="P373">Aucune</text:p>
          </table:table-cell>
          <table:table-cell table:style-name="TableCell374">
            <text:p text:style-name="P375">Redirection vers la page AutomationPractice</text:p>
          </table:table-cell>
        </table:table-row>
        <table:table-row table:style-name="TableRow376">
          <table:table-cell table:style-name="TableCell377">
            <text:p text:style-name="P378">TC-R3</text:p>
          </table:table-cell>
          <table:table-cell table:style-name="TableCell379">
            <text:p text:style-name="P380">Vérifier l’URL après clic</text:p>
          </table:table-cell>
          <table:table-cell table:style-name="TableCell381">
            <text:p text:style-name="P382">1. Cliquer sur “Practice”<text:s/><text:line-break/>2. Vérifier l’URL</text:p>
          </table:table-cell>
          <table:table-cell table:style-name="TableCell383">
            <text:p text:style-name="P384">Aucune</text:p>
          </table:table-cell>
          <table:table-cell table:style-name="TableCell385">
            <text:p text:style-name="P386">L’URL contient “AutomationPractice”</text:p>
          </table:table-cell>
        </table:table-row>
        <table:table-row table:style-name="TableRow387">
          <table:table-cell table:style-name="TableCell388">
            <text:p text:style-name="P389">TC-R4</text:p>
          </table:table-cell>
          <table:table-cell table:style-name="TableCell390">
            <text:p text:style-name="P391">Tester clic multiple</text:p>
          </table:table-cell>
          <table:table-cell table:style-name="TableCell392">
            <text:p text:style-name="P393">1. Cliquer plusieurs fois sur le bouton</text:p>
          </table:table-cell>
          <table:table-cell table:style-name="TableCell394">
            <text:p text:style-name="P395">Aucune</text:p>
          </table:table-cell>
          <table:table-cell table:style-name="TableCell396">
            <text:p text:style-name="P397">Chaque clic redirige correctement et sans erreur</text:p>
          </table:table-cell>
        </table:table-row>
      </table:table>
      <text:p text:style-name="Normal"><text:line-break/></text:p>
      <text:p text:style-name="Normal"><text:line-break/><text:line-break/><text:line-break/><text:line-break/><text:span text:style-name="T398">✅</text:span><text:span text:style-name="T399"><text:s/>Phase 3 — Test Environment Setup :</text:span></text:p>
      <text:p text:style-name="P400"/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Élément</text:p>
          </table:table-cell>
          <table:table-cell table:style-name="TableCell407">
            <text:p text:style-name="P408">Détail</text:p>
          </table:table-cell>
        </table:table-row>
        <table:table-row table:style-name="TableRow409">
          <table:table-cell table:style-name="TableCell410">
            <text:p text:style-name="P411">Objectif</text:p>
          </table:table-cell>
          <table:table-cell table:style-name="TableCell412">
            <text:p text:style-name="P413">Préparer l’environnement pour tester le bouton “Practice”.</text:p>
          </table:table-cell>
        </table:table-row>
        <table:table-row table:style-name="TableRow414">
          <table:table-cell table:style-name="TableCell415">
            <text:p text:style-name="P416">Navigateur</text:p>
          </table:table-cell>
          <table:table-cell table:style-name="TableCell417">
            <text:p text:style-name="P418">Chrome v120<text:s/></text:p>
          </table:table-cell>
        </table:table-row>
        <table:table-row table:style-name="TableRow419">
          <table:table-cell table:style-name="TableCell420">
            <text:p text:style-name="P421">URL</text:p>
          </table:table-cell>
          <table:table-cell table:style-name="TableCell422">
            <table:table table:style-name="Table423">
              <table:table-columns>
                <table:table-column table:style-name="TableColumn424"/>
              </table:table-columns>
              <table:table-row table:style-name="TableRow425">
                <table:table-cell table:style-name="TableCell426">
                  <text:p text:style-name="P427"/>
                </table:table-cell>
              </table:table-row>
            </table:table>
            <text:p text:style-name="P428"/>
            <text:p text:style-name="P429">https://rahulshettyacademy.com/</text:p>
          </table:table-cell>
        </table:table-row>
        <table:table-row table:style-name="TableRow430">
          <table:table-cell table:style-name="TableCell431">
            <text:p text:style-name="P432">Connexion</text:p>
          </table:table-cell>
          <table:table-cell table:style-name="TableCell433">
            <text:p text:style-name="P434">Connexion Internet stable</text:p>
          </table:table-cell>
        </table:table-row>
        <table:table-row table:style-name="TableRow435">
          <table:table-cell table:style-name="TableCell436">
            <text:p text:style-name="P437">Matériel requis</text:p>
          </table:table-cell>
          <table:table-cell table:style-name="TableCell438">
            <text:p text:style-name="P439">PC ou laptop avec résolution minimale 1366×768</text:p>
          </table:table-cell>
        </table:table-row>
        <table:table-row table:style-name="TableRow440">
          <table:table-cell table:style-name="TableCell441">
            <text:p text:style-name="P442">Outils</text:p>
          </table:table-cell>
          <table:table-cell table:style-name="TableCell443">
            <table:table table:style-name="Table444">
              <table:table-columns>
                <table:table-column table:style-name="TableColumn445"/>
              </table:table-columns>
              <table:table-row table:style-name="TableRow446">
                <table:table-cell table:style-name="TableCell447">
                  <text:p text:style-name="P448">Aucun outil externe requis (tests 100% manuels)</text:p>
                </table:table-cell>
              </table:table-row>
            </table:table>
            <text:p text:style-name="P449"/>
            <text:p text:style-name="P450"/>
          </table:table-cell>
        </table:table-row>
        <text:soft-page-break/>
        <table:table-row table:style-name="TableRow451">
          <table:table-cell table:style-name="TableCell452">
            <text:p text:style-name="P453">Données de test</text:p>
          </table:table-cell>
          <table:table-cell table:style-name="TableCell454">
            <text:p text:style-name="P455">Aucune donnée nécessaire (interactions simples de clic)</text:p>
          </table:table-cell>
        </table:table-row>
        <table:table-row table:style-name="TableRow456">
          <table:table-cell table:style-name="TableCell457">
            <text:p text:style-name="P458">Préconditions</text:p>
          </table:table-cell>
          <table:table-cell table:style-name="TableCell459">
            <text:p text:style-name="P460">• Ouvrir la page AutomationPractice<text:line-break/>Vérifier que le bouton “Practice” est visible</text:p>
          </table:table-cell>
        </table:table-row>
        <table:table-row table:style-name="TableRow461">
          <table:table-cell table:style-name="TableCell462">
            <text:p text:style-name="P463">Remarque</text:p>
          </table:table-cell>
          <table:table-cell table:style-name="TableCell464">
            <text:p text:style-name="P465">Un environnement propre garantit des résultats fiables.</text:p>
          </table:table-cell>
        </table:table-row>
      </table:table>
      <text:p text:style-name="P466"><text:line-break/></text:p>
      <text:p text:style-name="Normal"><text:line-break/><text:span text:style-name="T467">✅</text:span><text:span text:style-name="T468"><text:s/>Phase 4 — Test Execution :</text:span></text:p>
      <text:p text:style-name="P469">(Fonctionnalité : Boutons Radio)</text:p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ID</text:p>
          </table:table-cell>
          <table:table-cell table:style-name="TableCell478">
            <text:p text:style-name="P479">Étapes</text:p>
          </table:table-cell>
          <table:table-cell table:style-name="TableCell480">
            <text:p text:style-name="P481">Résultat observé</text:p>
          </table:table-cell>
          <table:table-cell table:style-name="TableCell482">
            <text:p text:style-name="P483">Statut</text:p>
          </table:table-cell>
        </table:table-row>
        <table:table-row table:style-name="TableRow484">
          <table:table-cell table:style-name="TableCell485">
            <text:p text:style-name="Normal"><text:span text:style-name="T486">TC-R1</text:span></text:p>
          </table:table-cell>
          <table:table-cell table:style-name="TableCell487">
            <table:table table:style-name="Table488">
              <table:table-columns>
                <table:table-column table:style-name="TableColumn489"/>
              </table:table-columns>
              <table:table-row table:style-name="TableRow490">
                <table:table-cell table:style-name="TableCell491">
                  <text:p text:style-name="P492">Vérifier la présence du bouton</text:p>
                </table:table-cell>
              </table:table-row>
            </table:table>
            <text:p text:style-name="P493"/>
            <text:p text:style-name="Normal"/>
          </table:table-cell>
          <table:table-cell table:style-name="TableCell494">
            <text:p text:style-name="Normal">Le bouton est visible et cliquable</text:p>
          </table:table-cell>
          <table:table-cell table:style-name="TableCell495">
            <text:p text:style-name="Normal">OK</text:p>
          </table:table-cell>
        </table:table-row>
        <table:table-row table:style-name="TableRow496">
          <table:table-cell table:style-name="TableCell497">
            <text:p text:style-name="Normal"><text:span text:style-name="T498">TC-R2</text:span></text:p>
          </table:table-cell>
          <table:table-cell table:style-name="TableCell499">
            <text:p text:style-name="Normal">Cliquer sur le bouton</text:p>
          </table:table-cell>
          <table:table-cell table:style-name="TableCell500">
            <text:p text:style-name="Normal">Redirection vers AutomationPractice</text:p>
          </table:table-cell>
          <table:table-cell table:style-name="TableCell501">
            <text:p text:style-name="Normal">KO</text:p>
          </table:table-cell>
        </table:table-row>
        <table:table-row table:style-name="TableRow502">
          <table:table-cell table:style-name="TableCell503">
            <text:p text:style-name="Normal"><text:span text:style-name="T504">TC-R3</text:span></text:p>
          </table:table-cell>
          <table:table-cell table:style-name="TableCell505">
            <text:p text:style-name="Normal">Vérifier l’URL</text:p>
          </table:table-cell>
          <table:table-cell table:style-name="TableCell506">
            <text:p text:style-name="Normal">URL contient “AutomationPractice”</text:p>
          </table:table-cell>
          <table:table-cell table:style-name="TableCell507">
            <text:p text:style-name="Normal">KO</text:p>
          </table:table-cell>
        </table:table-row>
        <table:table-row table:style-name="TableRow508">
          <table:table-cell table:style-name="TableCell509">
            <text:p text:style-name="Normal"><text:span text:style-name="T510">TC-R4</text:span></text:p>
          </table:table-cell>
          <table:table-cell table:style-name="TableCell511">
            <text:p text:style-name="Normal">Cliquer plusieurs fois</text:p>
          </table:table-cell>
          <table:table-cell table:style-name="TableCell512">
            <text:p text:style-name="Normal">Chaque clic redirige correctement</text:p>
          </table:table-cell>
          <table:table-cell table:style-name="TableCell513">
            <text:p text:style-name="Normal">KO</text:p>
          </table:table-cell>
        </table:table-row>
      </table:table>
      <text:p text:style-name="Normal"/>
      <text:p text:style-name="Normal"/>
      <text:p text:style-name="Normal"><text:line-break/></text:p>
      <text:p text:style-name="Normal"><text:span text:style-name="T514">✅</text:span><text:span text:style-name="T515"><text:s/>Phase 5 — Defect Reporting :</text:span></text:p>
      <text:p text:style-name="Normal"><text:span text:style-name="T516">Bugs trouvés :</text:span><text:s/>lors des tests TC-R2, TC-R3 et TC-R4<text:line-break/><text:span text:style-name="T517">Description :</text:span><text:s/>le bouton “Practice” ne redirige pas vers la page AutomationPractice. Aucun changement visible ni erreur dans la console.</text:p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Champ</text:p>
          </table:table-cell>
          <table:table-cell table:style-name="TableCell524">
            <text:p text:style-name="P525">Détail</text:p>
          </table:table-cell>
        </table:table-row>
        <table:table-row table:style-name="TableRow526">
          <table:table-cell table:style-name="TableCell527">
            <text:p text:style-name="Normal">ID</text:p>
          </table:table-cell>
          <table:table-cell table:style-name="TableCell528">
            <text:p text:style-name="Normal">BUG-001</text:p>
          </table:table-cell>
        </table:table-row>
        <table:table-row table:style-name="TableRow529">
          <table:table-cell table:style-name="TableCell530">
            <text:p text:style-name="Normal">Titre</text:p>
          </table:table-cell>
          <table:table-cell table:style-name="TableCell531">
            <text:p text:style-name="Normal">Bouton “Practice” non fonctionnel / pas de redirection</text:p>
          </table:table-cell>
        </table:table-row>
        <table:table-row table:style-name="TableRow532">
          <table:table-cell table:style-name="TableCell533">
            <text:p text:style-name="Normal">Étapes</text:p>
          </table:table-cell>
          <table:table-cell table:style-name="TableCell534">
            <text:p text:style-name="Normal">1. Ouvrir la page principale<text:s/><text:a xlink:href="https://rahulshettyacademy.com" office:target-frame-name="_top" xlink:show="replace"><text:span text:style-name="Lienhypertexte">https://rahulshettyacademy.com</text:span></text:a><text:s/><text:line-break/>2. Repérer le bouton “Practice”<text:s/><text:line-break/>3. Cliquer sur le bouton (simple ou multiple)</text:p>
          </table:table-cell>
        </table:table-row>
        <table:table-row table:style-name="TableRow535">
          <table:table-cell table:style-name="TableCell536">
            <text:p text:style-name="Normal">Résultat attendu</text:p>
          </table:table-cell>
          <table:table-cell table:style-name="TableCell537">
            <text:p text:style-name="Normal">Redirection vers la page AutomationPractice pour chaque clic</text:p>
          </table:table-cell>
        </table:table-row>
        <table:table-row table:style-name="TableRow538">
          <table:table-cell table:style-name="TableCell539">
            <text:p text:style-name="Normal">Résultat observé</text:p>
          </table:table-cell>
          <table:table-cell table:style-name="TableCell540">
            <text:p text:style-name="Normal">Aucun effet, le bouton est inactif même après plusieurs clics</text:p>
          </table:table-cell>
        </table:table-row>
        <table:table-row table:style-name="TableRow541">
          <table:table-cell table:style-name="TableCell542">
            <text:p text:style-name="Normal">Sévérité</text:p>
          </table:table-cell>
          <table:table-cell table:style-name="TableCell543">
            <text:p text:style-name="Normal">Élevée (fonctionnalité principale inaccessible)</text:p>
          </table:table-cell>
        </table:table-row>
        <text:soft-page-break/>
        <table:table-row table:style-name="TableRow544">
          <table:table-cell table:style-name="TableCell545">
            <text:p text:style-name="Normal">Priorité</text:p>
          </table:table-cell>
          <table:table-cell table:style-name="TableCell546">
            <text:p text:style-name="Normal">Haute</text:p>
          </table:table-cell>
        </table:table-row>
        <table:table-row table:style-name="TableRow547">
          <table:table-cell table:style-name="TableCell548">
            <text:p text:style-name="Normal">Environnement</text:p>
          </table:table-cell>
          <table:table-cell table:style-name="TableCell549">
            <text:p text:style-name="Normal">Chrome v120, Windows 11</text:p>
          </table:table-cell>
        </table:table-row>
      </table:table>
      <text:p text:style-name="Normal"><text:line-break/></text:p>
      <text:p text:style-name="Normal"><text:span text:style-name="T550">✅</text:span><text:span text:style-name="T551"><text:s/>Phase 6 — Test Closure :</text:span></text:p>
      <text:p text:style-name="P552"/>
      <table:table table:style-name="Table553">
        <table:table-columns>
          <table:table-column table:style-name="TableColumn554"/>
        </table:table-columns>
        <table:table-row table:style-name="TableRow555">
          <table:table-cell table:style-name="TableCell556">
            <table:table table:style-name="Table557">
              <table:table-columns>
                <table:table-column table:style-name="TableColumn558"/>
                <table:table-column table:style-name="TableColumn559"/>
              </table:table-columns>
              <table:table-row table:style-name="TableRow560">
                <table:table-cell table:style-name="TableCell561">
                  <text:p text:style-name="P562">Élément</text:p>
                </table:table-cell>
                <table:table-cell table:style-name="TableCell563">
                  <text:p text:style-name="P564">Résumé</text:p>
                </table:table-cell>
              </table:table-row>
              <table:table-row table:style-name="TableRow565">
                <table:table-cell table:style-name="TableCell566">
                  <text:p text:style-name="Normal"><text:span text:style-name="T567">Total de cas de test</text:span></text:p>
                </table:table-cell>
                <table:table-cell table:style-name="TableCell568">
                  <text:p text:style-name="Normal">4</text:p>
                </table:table-cell>
              </table:table-row>
              <table:table-row table:style-name="TableRow569">
                <table:table-cell table:style-name="TableCell570">
                  <text:p text:style-name="Normal"><text:span text:style-name="T571">Cas réussis</text:span></text:p>
                </table:table-cell>
                <table:table-cell table:style-name="TableCell572">
                  <text:p text:style-name="Normal">1</text:p>
                </table:table-cell>
              </table:table-row>
              <table:table-row table:style-name="TableRow573">
                <table:table-cell table:style-name="TableCell574">
                  <text:p text:style-name="Normal"><text:span text:style-name="T575">Cas échoués</text:span></text:p>
                </table:table-cell>
                <table:table-cell table:style-name="TableCell576">
                  <text:p text:style-name="Normal">3</text:p>
                </table:table-cell>
              </table:table-row>
              <table:table-row table:style-name="TableRow577">
                <table:table-cell table:style-name="TableCell578">
                  <text:p text:style-name="Normal"><text:span text:style-name="T579">Bugs rapportés</text:span></text:p>
                </table:table-cell>
                <table:table-cell table:style-name="TableCell580">
                  <text:p text:style-name="Normal">1</text:p>
                </table:table-cell>
              </table:table-row>
              <table:table-row table:style-name="TableRow581">
                <table:table-cell table:style-name="TableCell582">
                  <text:p text:style-name="Normal"><text:span text:style-name="T583">Taux de réussite</text:span></text:p>
                </table:table-cell>
                <table:table-cell table:style-name="TableCell584">
                  <text:p text:style-name="Normal"><text:span text:style-name="T585">25%</text:span></text:p>
                </table:table-cell>
              </table:table-row>
            </table:table>
            <text:p text:style-name="P586"/>
          </table:table-cell>
        </table:table-row>
      </table:table>
      <text:p text:style-name="Normal"/>
      <text:p text:style-name="Normal"><text:span text:style-name="T587"><text:line-break/></text:span><text:span text:style-name="T588"><text:s text:c="2"/>3. Fonctionnalité : Switch To Alert Example</text:span><text:span text:style-name="T589"><text:line-break/></text:span><text:span text:style-name="T590"><text:line-break/></text:span><text:span text:style-name="T591">✅</text:span><text:span text:style-name="T592"><text:s/>Phase 1 — Test Planning<text:s/></text:span><text:span text:style-name="T593">:</text:span></text:p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Élément</text:p>
          </table:table-cell>
          <table:table-cell table:style-name="TableCell600">
            <text:p text:style-name="P601">Détail</text:p>
          </table:table-cell>
        </table:table-row>
        <table:table-row table:style-name="TableRow602">
          <table:table-cell table:style-name="TableCell603">
            <text:p text:style-name="P604">Objectif</text:p>
          </table:table-cell>
          <table:table-cell table:style-name="TableCell605">
            <text:p text:style-name="P606">Vérifier que les boutons<text:s/><text:span text:style-name="T607">Alert</text:span><text:s/>et<text:s/><text:span text:style-name="T608">Confirm</text:span><text:s/>affichent correctement une alerte personnalisée avec le nom saisi et qu’ils gèrent correctement le cas où le champ texte est vide.</text:p>
          </table:table-cell>
        </table:table-row>
        <table:table-row table:style-name="TableRow609">
          <table:table-cell table:style-name="TableCell610">
            <text:p text:style-name="P611">Environnement</text:p>
          </table:table-cell>
          <table:table-cell table:style-name="TableCell612">
            <text:p text:style-name="P613">Navigateur Chrome v120</text:p>
          </table:table-cell>
        </table:table-row>
        <table:table-row table:style-name="TableRow614">
          <table:table-cell table:style-name="TableCell615">
            <text:p text:style-name="P616">Données nécessaires</text:p>
          </table:table-cell>
          <table:table-cell table:style-name="TableCell617">
            <text:list text:style-name="LFO1" text:continue-numbering="true">
              <text:list-item>
                <text:p text:style-name="P618">Nom valide : “Samar”</text:p>
              </text:list-item>
              <text:list-item>
                <text:p text:style-name="P619">Champ vide</text:p>
              </text:list-item>
            </text:list>
          </table:table-cell>
        </table:table-row>
        <table:table-row table:style-name="TableRow620">
          <table:table-cell table:style-name="TableCell621">
            <text:p text:style-name="P622">Critères de réussite</text:p>
          </table:table-cell>
          <table:table-cell table:style-name="TableCell623">
            <text:list text:style-name="LFO2" text:continue-numbering="true">
              <text:list-item>
                <text:p text:style-name="P624">Alert / Confirm affiche le message correct si le champ est rempli.</text:p>
              </text:list-item>
              <text:list-item>
                <text:p text:style-name="P625">Une alerte de validation s’affiche si le champ est vide.<text:line-break/></text:p>
              </text:list-item>
            </text:list>
          </table:table-cell>
        </table:table-row>
        <table:table-row table:style-name="TableRow626">
          <table:table-cell table:style-name="TableCell627">
            <text:p text:style-name="P628">Risques</text:p>
          </table:table-cell>
          <table:table-cell table:style-name="TableCell629">
            <text:list text:style-name="LFO3" text:continue-numbering="true">
              <text:list-item>
                <text:p text:style-name="P630">L’alerte ne s’affiche pas.</text:p>
              </text:list-item>
              <text:list-item>
                <text:p text:style-name="P631">Le champ texte ne récupère pas la valeur.</text:p>
              </text:list-item>
              <text:list-item>
                <text:p text:style-name="P632">Problème réseau empêchant le chargement de la page.<text:line-break/></text:p>
              </text:list-item>
            </text:list>
            <text:p text:style-name="P633"/>
            <table:table table:style-name="Table634">
              <table:table-columns>
                <table:table-column table:style-name="TableColumn635"/>
              </table:table-columns>
              <table:table-row table:style-name="TableRow636">
                <table:table-cell table:style-name="TableCell637">
                  <text:p text:style-name="P638"/>
                </table:table-cell>
              </table:table-row>
            </table:table>
            <text:p text:style-name="P639"/>
          </table:table-cell>
        </table:table-row>
        <table:table-row table:style-name="TableRow640">
          <table:table-cell table:style-name="TableCell641">
            <text:p text:style-name="P642">Responsable</text:p>
          </table:table-cell>
          <table:table-cell table:style-name="TableCell643">
            <text:p text:style-name="P644">Groupe de testeurs</text:p>
          </table:table-cell>
        </table:table-row>
      </table:table>
      <text:p text:style-name="P645"/>
      <text:p text:style-name="P646"/>
      <text:p text:style-name="P647"/>
      <text:p text:style-name="Normal"><text:span text:style-name="T648">✅</text:span><text:span text:style-name="T649"><text:s/></text:span><text:span text:style-name="T650">Phase 2 — Test Design<text:s/></text:span><text:span text:style-name="T651">:</text:span><text:span text:style-name="T652"><text:line-break/></text:span><text:span text:style-name="T653"><text:line-break/></text:span></text:p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p text:style-name="P662"><text:span text:style-name="T663">ID</text:span></text:p>
          </table:table-cell>
          <table:table-cell table:style-name="TableCell664">
            <text:p text:style-name="P665"><text:span text:style-name="T666">Scénario</text:span></text:p>
          </table:table-cell>
          <table:table-cell table:style-name="TableCell667">
            <text:p text:style-name="P668"><text:span text:style-name="T669">Étapes</text:span></text:p>
          </table:table-cell>
          <table:table-cell table:style-name="TableCell670">
            <text:p text:style-name="P671"><text:span text:style-name="T672">Données d’entrée</text:span></text:p>
          </table:table-cell>
          <table:table-cell table:style-name="TableCell673">
            <text:p text:style-name="P674"><text:span text:style-name="T675">Résultat attendu</text:span></text:p>
          </table:table-cell>
        </table:table-row>
        <table:table-row table:style-name="TableRow676">
          <table:table-cell table:style-name="TableCell677">
            <text:p text:style-name="P678">TC-R1</text:p>
          </table:table-cell>
          <table:table-cell table:style-name="TableCell679">
            <text:p text:style-name="P680">Alert avec nom</text:p>
          </table:table-cell>
          <table:table-cell table:style-name="TableCell681">
            <text:p text:style-name="P682">1. Saisir “Samar” dans le champ “Enter Your Name”<text:line-break/>2. Cliquer sur<text:s/><text:span text:style-name="T683">Alert</text:span></text:p>
          </table:table-cell>
          <table:table-cell table:style-name="TableCell684">
            <text:p text:style-name="P685">Samar</text:p>
          </table:table-cell>
          <table:table-cell table:style-name="TableCell686">
            <text:p text:style-name="P687">Affiche : “Hello Samar, share this practice page and share your knowledge”</text:p>
          </table:table-cell>
        </table:table-row>
        <table:table-row table:style-name="TableRow688">
          <table:table-cell table:style-name="TableCell689">
            <text:p text:style-name="P690">TC-R2</text:p>
          </table:table-cell>
          <table:table-cell table:style-name="TableCell691">
            <text:p text:style-name="P692">Confirm avec nom</text:p>
          </table:table-cell>
          <table:table-cell table:style-name="TableCell693">
            <text:p text:style-name="P694">1. Saisir “Samar”<text:line-break/>2. Cliquer sur<text:s/><text:span text:style-name="T695">Confirm</text:span><text:line-break/></text:p>
          </table:table-cell>
          <table:table-cell table:style-name="TableCell696">
            <text:p text:style-name="P697">Samar</text:p>
          </table:table-cell>
          <table:table-cell table:style-name="TableCell698">
            <text:p text:style-name="P699">Affiche : “Hello Samar, Are you sure you want to confirm?”</text:p>
          </table:table-cell>
        </table:table-row>
        <table:table-row table:style-name="TableRow700">
          <table:table-cell table:style-name="TableCell701">
            <text:p text:style-name="P702">TC-R3</text:p>
          </table:table-cell>
          <table:table-cell table:style-name="TableCell703">
            <text:p text:style-name="P704">Alert champ vide</text:p>
          </table:table-cell>
          <table:table-cell table:style-name="TableCell705">
            <text:p text:style-name="P706">1. Laisser le champ vide<text:line-break/>2. Cliquer sur<text:s/><text:span text:style-name="T707">Alert</text:span></text:p>
          </table:table-cell>
          <table:table-cell table:style-name="TableCell708">
            <text:p text:style-name="P709">(vide)</text:p>
          </table:table-cell>
          <table:table-cell table:style-name="TableCell710">
            <text:p text:style-name="P711">Affiche : “Le champ est vide, veuillez saisir un nom”</text:p>
          </table:table-cell>
        </table:table-row>
        <table:table-row table:style-name="TableRow712">
          <table:table-cell table:style-name="TableCell713">
            <text:p text:style-name="P714">TC-R4</text:p>
          </table:table-cell>
          <table:table-cell table:style-name="TableCell715">
            <text:p text:style-name="P716">Confirm champ vide</text:p>
          </table:table-cell>
          <table:table-cell table:style-name="TableCell717">
            <text:p text:style-name="P718">1. Laisser le champ vide<text:line-break/>2. Cliquer sur<text:s/><text:span text:style-name="T719">Confirm</text:span></text:p>
          </table:table-cell>
          <table:table-cell table:style-name="TableCell720">
            <text:p text:style-name="P721">(vide)</text:p>
          </table:table-cell>
          <table:table-cell table:style-name="TableCell722">
            <text:p text:style-name="P723">Affiche : “Le champ est vide, veuillez saisir un nom”</text:p>
          </table:table-cell>
        </table:table-row>
      </table:table>
      <text:p text:style-name="P724"/>
      <text:p text:style-name="P725"/>
      <text:p text:style-name="Normal"><text:span text:style-name="T726">✅</text:span><text:span text:style-name="T727"><text:s/>Phase 3 — Test Environnment Setup</text:span><text:span text:style-name="T728"> :</text:span></text:p>
      <text:p text:style-name="P729"/>
      <table:table table:style-name="Table730">
        <table:table-columns>
          <table:table-column table:style-name="TableColumn731"/>
          <table:table-column table:style-name="TableColumn732"/>
        </table:table-columns>
        <table:table-row table:style-name="TableRow733">
          <table:table-cell table:style-name="TableCell734">
            <text:p text:style-name="P735">Élément</text:p>
          </table:table-cell>
          <table:table-cell table:style-name="TableCell736">
            <text:p text:style-name="P737">Détail</text:p>
          </table:table-cell>
        </table:table-row>
        <table:table-row table:style-name="TableRow738">
          <table:table-cell table:style-name="TableCell739">
            <text:p text:style-name="P740">Objectif</text:p>
          </table:table-cell>
          <table:table-cell table:style-name="TableCell741">
            <text:p text:style-name="P742">Préparer l’environnement nécessaire pour exécuter les tests sur les boutons<text:s/><text:span text:style-name="T743">Alert</text:span><text:s/>et<text:s/><text:span text:style-name="T744">Confirm</text:span><text:s/>de la section “Switch To Alert Example”.</text:p>
          </table:table-cell>
        </table:table-row>
        <table:table-row table:style-name="TableRow745">
          <table:table-cell table:style-name="TableCell746">
            <text:p text:style-name="P747">Navigateur</text:p>
          </table:table-cell>
          <table:table-cell table:style-name="TableCell748">
            <text:p text:style-name="P749">Chrome v120 , Windows 11</text:p>
          </table:table-cell>
        </table:table-row>
        <table:table-row table:style-name="TableRow750">
          <table:table-cell table:style-name="TableCell751">
            <text:p text:style-name="P752">URL</text:p>
          </table:table-cell>
          <table:table-cell table:style-name="TableCell753">
            <table:table table:style-name="Table754">
              <table:table-columns>
                <table:table-column table:style-name="TableColumn755"/>
              </table:table-columns>
              <table:table-row table:style-name="TableRow756">
                <table:table-cell table:style-name="TableCell757">
                  <text:p text:style-name="P758"/>
                </table:table-cell>
              </table:table-row>
            </table:table>
            <text:p text:style-name="P759"/>
            <table:table table:style-name="Table760">
              <table:table-columns>
                <table:table-column table:style-name="TableColumn761"/>
              </table:table-columns>
              <table:table-row table:style-name="TableRow762">
                <table:table-cell table:style-name="TableCell763">
                  <text:p text:style-name="P764"><text:a xlink:href="https://rahulshettyacademy.com/AutomationPractice/" office:target-frame-name="_top" xlink:show="replace"><text:span text:style-name="T765">https://rahulshettyacademy.com/AutomationPractice/</text:span></text:a></text:p>
                </table:table-cell>
              </table:table-row>
            </table:table>
            <text:p text:style-name="P766"/>
          </table:table-cell>
        </table:table-row>
        <table:table-row table:style-name="TableRow767">
          <table:table-cell table:style-name="TableCell768">
            <text:p text:style-name="P769">Connexion</text:p>
          </table:table-cell>
          <table:table-cell table:style-name="TableCell770">
            <text:p text:style-name="P771">Connexion Internet stable</text:p>
          </table:table-cell>
        </table:table-row>
        <table:table-row table:style-name="TableRow772">
          <table:table-cell table:style-name="TableCell773">
            <text:p text:style-name="P774">Matériel requis</text:p>
          </table:table-cell>
          <table:table-cell table:style-name="TableCell775">
            <text:p text:style-name="P776">PC ou laptop avec résolution minimale 1366×768</text:p>
          </table:table-cell>
        </table:table-row>
        <table:table-row table:style-name="TableRow777">
          <table:table-cell table:style-name="TableCell778">
            <text:p text:style-name="P779">Outils</text:p>
          </table:table-cell>
          <table:table-cell table:style-name="TableCell780">
            <table:table table:style-name="Table781">
              <table:table-columns>
                <table:table-column table:style-name="TableColumn782"/>
              </table:table-columns>
              <table:table-row table:style-name="TableRow783">
                <table:table-cell table:style-name="TableCell784">
                  <text:p text:style-name="P785">Aucun outil externe requis (tests 100% manuels)</text:p>
                </table:table-cell>
              </table:table-row>
            </table:table>
            <text:p text:style-name="P786"/>
            <text:p text:style-name="P787"/>
          </table:table-cell>
        </table:table-row>
        <table:table-row table:style-name="TableRow788">
          <table:table-cell table:style-name="TableCell789">
            <text:p text:style-name="P790">Données de test</text:p>
          </table:table-cell>
          <table:table-cell table:style-name="TableCell791">
            <text:list text:style-name="LFO4" text:continue-numbering="true">
              <text:list-item>
                <text:p text:style-name="P792">Nom valide : “Samar”</text:p>
              </text:list-item>
              <text:list-item>
                <text:p text:style-name="P793">Champ vide</text:p>
              </text:list-item>
            </text:list>
          </table:table-cell>
        </table:table-row>
        <table:table-row table:style-name="TableRow794">
          <table:table-cell table:style-name="TableCell795">
            <text:p text:style-name="P796">Préconditions</text:p>
          </table:table-cell>
          <table:table-cell table:style-name="TableCell797">
            <text:p text:style-name="P798">• Ouvrir la page AutomationPractice<text:line-break/>• Vérifier que la section<text:s/><text:span text:style-name="T799">“Switch To Alert Example”</text:span><text:s/>est visible</text:p>
          </table:table-cell>
        </table:table-row>
        <text:soft-page-break/>
        <table:table-row table:style-name="TableRow800">
          <table:table-cell table:style-name="TableCell801">
            <text:p text:style-name="P802">Remarque</text:p>
          </table:table-cell>
          <table:table-cell table:style-name="TableCell803">
            <text:p text:style-name="P804">Un environnement propre garantit des résultats fiables.</text:p>
          </table:table-cell>
        </table:table-row>
      </table:table>
      <text:p text:style-name="P805"/>
      <text:p text:style-name="P806"/>
      <text:p text:style-name="Normal"><text:span text:style-name="T807">✅</text:span><text:span text:style-name="T808"><text:s/>Phase 4 — Test Execution</text:span><text:span text:style-name="T809"> :</text:span></text:p>
      <text:p text:style-name="P810"/>
      <table:table table:style-name="Table811">
        <table:table-columns>
          <table:table-column table:style-name="TableColumn812"/>
        </table:table-columns>
        <table:table-row table:style-name="TableRow813">
          <table:table-cell table:style-name="TableCell814">
            <table:table table:style-name="Table815">
              <table:table-columns>
                <table:table-column table:style-name="TableColumn816"/>
                <table:table-column table:style-name="TableColumn817"/>
                <table:table-column table:style-name="TableColumn818"/>
                <table:table-column table:style-name="TableColumn819"/>
              </table:table-columns>
              <table:table-row table:style-name="TableRow820">
                <table:table-cell table:style-name="TableCell821">
                  <text:p text:style-name="P822">ID</text:p>
                </table:table-cell>
                <table:table-cell table:style-name="TableCell823">
                  <text:p text:style-name="P824">Étapes</text:p>
                </table:table-cell>
                <table:table-cell table:style-name="TableCell825">
                  <text:p text:style-name="P826">Résultat observé</text:p>
                </table:table-cell>
                <table:table-cell table:style-name="TableCell827">
                  <text:p text:style-name="P828">Statut</text:p>
                </table:table-cell>
              </table:table-row>
              <table:table-row table:style-name="TableRow829">
                <table:table-cell table:style-name="TableCell830">
                  <text:p text:style-name="P831"><text:span text:style-name="T832">TC-R1</text:span></text:p>
                </table:table-cell>
                <table:table-cell table:style-name="TableCell833">
                  <text:p text:style-name="P834">1. Saisir “Samar” dans le champ “Enter Your Name”<text:line-break/>2. Cliquer sur<text:s/><text:span text:style-name="T835">Alert</text:span></text:p>
                </table:table-cell>
                <table:table-cell table:style-name="TableCell836">
                  <text:p text:style-name="P837">Affiche : “Hello Samar, share this practice page and share your knowledge”</text:p>
                </table:table-cell>
                <table:table-cell table:style-name="TableCell838">
                  <text:p text:style-name="P839">OK</text:p>
                </table:table-cell>
              </table:table-row>
              <table:table-row table:style-name="TableRow840">
                <table:table-cell table:style-name="TableCell841">
                  <text:p text:style-name="P842"><text:span text:style-name="T843">TC-R2</text:span></text:p>
                </table:table-cell>
                <table:table-cell table:style-name="TableCell844">
                  <text:p text:style-name="P845">1. Saisir “Samar” dans le champ<text:line-break/>2. Cliquer sur<text:s/><text:span text:style-name="T846">Confirm</text:span></text:p>
                </table:table-cell>
                <table:table-cell table:style-name="TableCell847">
                  <text:p text:style-name="P848">Affiche : “Hello Samar, Are you sure you want to confirm?”</text:p>
                </table:table-cell>
                <table:table-cell table:style-name="TableCell849">
                  <text:p text:style-name="P850">OK</text:p>
                </table:table-cell>
              </table:table-row>
              <table:table-row table:style-name="TableRow851">
                <table:table-cell table:style-name="TableCell852">
                  <text:p text:style-name="P853"><text:span text:style-name="T854">TC-R3</text:span></text:p>
                </table:table-cell>
                <table:table-cell table:style-name="TableCell855">
                  <text:p text:style-name="P856">1. Laisser le champ vide<text:line-break/>2. Cliquer sur<text:s/><text:span text:style-name="T857">Alert</text:span></text:p>
                </table:table-cell>
                <table:table-cell table:style-name="TableCell858">
                  <text:p text:style-name="P859"><text:span text:style-name="T860">Affiche : “Hello , share this practice page and share your knowledge”<text:s/></text:span><text:span text:style-name="T861">→</text:span><text:span text:style-name="T862"><text:s/></text:span><text:span text:style-name="T863">validation manquante</text:span></text:p>
                </table:table-cell>
                <table:table-cell table:style-name="TableCell864">
                  <text:p text:style-name="P865">KO</text:p>
                </table:table-cell>
              </table:table-row>
              <table:table-row table:style-name="TableRow866">
                <table:table-cell table:style-name="TableCell867">
                  <text:p text:style-name="P868"><text:span text:style-name="T869">TC-R4</text:span></text:p>
                </table:table-cell>
                <table:table-cell table:style-name="TableCell870">
                  <text:p text:style-name="P871">1. Laisser le champ vide<text:line-break/>2. Cliquer sur<text:s/><text:span text:style-name="T872">Confirm</text:span></text:p>
                </table:table-cell>
                <table:table-cell table:style-name="TableCell873">
                  <text:p text:style-name="P874"><text:span text:style-name="T875">Affiche : “Hello , Are you sure you want to confirm?”<text:s/></text:span><text:span text:style-name="T876">→</text:span><text:s/><text:span text:style-name="T877">validation manquante</text:span></text:p>
                </table:table-cell>
                <table:table-cell table:style-name="TableCell878">
                  <text:p text:style-name="P879">KO<text:s/></text:p>
                </table:table-cell>
              </table:table-row>
            </table:table>
            <text:p text:style-name="P880"/>
          </table:table-cell>
        </table:table-row>
      </table:table>
      <text:p text:style-name="P881"/>
      <text:p text:style-name="Normal"><text:span text:style-name="T882">✅</text:span><text:s/><text:span text:style-name="T883">Phase 5 — Defect Reporting :</text:span></text:p>
      <text:p text:style-name="P884"/>
      <table:table table:style-name="Table885">
        <table:table-columns>
          <table:table-column table:style-name="TableColumn886"/>
        </table:table-columns>
        <table:table-row table:style-name="TableRow887">
          <table:table-cell table:style-name="TableCell888">
            <table:table table:style-name="Table889">
              <table:table-columns>
                <table:table-column table:style-name="TableColumn890"/>
                <table:table-column table:style-name="TableColumn891"/>
              </table:table-columns>
              <table:table-row table:style-name="TableRow892">
                <table:table-cell table:style-name="TableCell893">
                  <text:p text:style-name="P894">Champ</text:p>
                </table:table-cell>
                <table:table-cell table:style-name="TableCell895">
                  <text:p text:style-name="P896">Détail</text:p>
                </table:table-cell>
              </table:table-row>
              <table:table-row table:style-name="TableRow897">
                <table:table-cell table:style-name="TableCell898">
                  <text:p text:style-name="Normal"><text:span text:style-name="T899">ID</text:span></text:p>
                </table:table-cell>
                <table:table-cell table:style-name="TableCell900">
                  <text:p text:style-name="Normal">BUG-001</text:p>
                </table:table-cell>
              </table:table-row>
              <table:table-row table:style-name="TableRow901">
                <table:table-cell table:style-name="TableCell902">
                  <text:p text:style-name="Normal"><text:span text:style-name="T903">Titre</text:span></text:p>
                </table:table-cell>
                <table:table-cell table:style-name="TableCell904">
                  <text:p text:style-name="Normal">Message d’alerte manquant pour champ vide (Alert)</text:p>
                </table:table-cell>
              </table:table-row>
              <table:table-row table:style-name="TableRow905">
                <table:table-cell table:style-name="TableCell906">
                  <text:p text:style-name="Normal"><text:span text:style-name="T907">Étapes</text:span></text:p>
                </table:table-cell>
                <table:table-cell table:style-name="TableCell908">
                  <text:p text:style-name="Normal">1. Ouvrir la page AutomationPractice<text:line-break/>2. Laisser le champ “Enter Your Name” vide<text:line-break/>3. Cliquer sur<text:s/><text:span text:style-name="T909">Alert</text:span></text:p>
                </table:table-cell>
              </table:table-row>
              <table:table-row table:style-name="TableRow910">
                <table:table-cell table:style-name="TableCell911">
                  <text:p text:style-name="Normal"><text:span text:style-name="T912">Résultat attendu</text:span></text:p>
                </table:table-cell>
                <table:table-cell table:style-name="TableCell913">
                  <text:p text:style-name="Normal">Afficher : “Le champ est vide, veuillez saisir un nom”</text:p>
                </table:table-cell>
              </table:table-row>
              <table:table-row table:style-name="TableRow914">
                <table:table-cell table:style-name="TableCell915">
                  <text:p text:style-name="Normal"><text:span text:style-name="T916">Résultat observé</text:span></text:p>
                </table:table-cell>
                <table:table-cell table:style-name="TableCell917">
                  <text:p text:style-name="P918">Affiche : “Hello , share this practice page and share your knowledge” (aucune validation)</text:p>
                </table:table-cell>
              </table:table-row>
              <table:table-row table:style-name="TableRow919">
                <table:table-cell table:style-name="TableCell920">
                  <text:p text:style-name="Normal"><text:span text:style-name="T921">Sévérité</text:span></text:p>
                </table:table-cell>
                <table:table-cell table:style-name="TableCell922">
                  <text:p text:style-name="Normal">Moyenne</text:p>
                </table:table-cell>
              </table:table-row>
              <table:table-row table:style-name="TableRow923">
                <table:table-cell table:style-name="TableCell924">
                  <text:p text:style-name="Normal"><text:span text:style-name="T925">Priorité</text:span></text:p>
                </table:table-cell>
                <table:table-cell table:style-name="TableCell926">
                  <text:p text:style-name="Normal">Haute</text:p>
                </table:table-cell>
              </table:table-row>
              <table:table-row table:style-name="TableRow927">
                <table:table-cell table:style-name="TableCell928">
                  <text:p text:style-name="Normal"><text:span text:style-name="T929">Environnement</text:span></text:p>
                </table:table-cell>
                <table:table-cell table:style-name="TableCell930">
                  <text:p text:style-name="Normal">Chrome v120, Windows 11</text:p>
                </table:table-cell>
              </table:table-row>
            </table:table>
            <text:p text:style-name="P93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32">
        <table:table-columns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Champ</text:p>
          </table:table-cell>
          <table:table-cell table:style-name="TableCell938">
            <text:p text:style-name="P939">Détail</text:p>
          </table:table-cell>
        </table:table-row>
        <table:table-row table:style-name="TableRow940">
          <table:table-cell table:style-name="TableCell941">
            <text:p text:style-name="Normal"><text:span text:style-name="T942">ID</text:span></text:p>
          </table:table-cell>
          <table:table-cell table:style-name="TableCell943">
            <text:p text:style-name="Normal">BUG-002</text:p>
          </table:table-cell>
        </table:table-row>
        <table:table-row table:style-name="TableRow944">
          <table:table-cell table:style-name="TableCell945">
            <text:p text:style-name="Normal"><text:span text:style-name="T946">Titre</text:span></text:p>
          </table:table-cell>
          <table:table-cell table:style-name="TableCell947">
            <text:p text:style-name="Normal">Message d’alerte manquant pour champ vide (Confirm)</text:p>
          </table:table-cell>
        </table:table-row>
        <table:table-row table:style-name="TableRow948">
          <table:table-cell table:style-name="TableCell949">
            <text:p text:style-name="Normal"><text:span text:style-name="T950">Étapes</text:span></text:p>
          </table:table-cell>
          <table:table-cell table:style-name="TableCell951">
            <text:p text:style-name="Normal">1. Ouvrir la page AutomationPractice<text:line-break/>2. Laisser le champ “Enter Your Name” vide<text:line-break/>3. Cliquer sur<text:s/><text:span text:style-name="T952">Confirm</text:span></text:p>
          </table:table-cell>
        </table:table-row>
        <table:table-row table:style-name="TableRow953">
          <table:table-cell table:style-name="TableCell954">
            <text:p text:style-name="Normal"><text:span text:style-name="T955">Résultat attendu</text:span></text:p>
          </table:table-cell>
          <table:table-cell table:style-name="TableCell956">
            <text:p text:style-name="Normal">Afficher : “Le champ est vide, veuillez saisir un nom”</text:p>
          </table:table-cell>
        </table:table-row>
        <table:table-row table:style-name="TableRow957">
          <table:table-cell table:style-name="TableCell958">
            <text:p text:style-name="Normal"><text:span text:style-name="T959">Résultat observé</text:span></text:p>
          </table:table-cell>
          <table:table-cell table:style-name="TableCell960">
            <text:p text:style-name="Normal"><text:span text:style-name="T961">Affiche : “Hello , Are you sure you want to confirm?”<text:s/></text:span>(aucune validation)</text:p>
          </table:table-cell>
        </table:table-row>
        <table:table-row table:style-name="TableRow962">
          <table:table-cell table:style-name="TableCell963">
            <text:p text:style-name="Normal"><text:span text:style-name="T964">Sévérité</text:span></text:p>
          </table:table-cell>
          <table:table-cell table:style-name="TableCell965">
            <text:p text:style-name="Normal">Moyenne</text:p>
          </table:table-cell>
        </table:table-row>
        <table:table-row table:style-name="TableRow966">
          <table:table-cell table:style-name="TableCell967">
            <text:p text:style-name="Normal"><text:span text:style-name="T968">Priorité</text:span></text:p>
          </table:table-cell>
          <table:table-cell table:style-name="TableCell969">
            <text:p text:style-name="Normal">Haute</text:p>
          </table:table-cell>
        </table:table-row>
        <table:table-row table:style-name="TableRow970">
          <table:table-cell table:style-name="TableCell971">
            <text:p text:style-name="Normal"><text:span text:style-name="T972">Environnement</text:span></text:p>
          </table:table-cell>
          <table:table-cell table:style-name="TableCell973">
            <text:p text:style-name="Normal">Chrome v120, Windows 11</text:p>
          </table:table-cell>
        </table:table-row>
      </table:table>
      <text:p text:style-name="Normal"/>
      <text:p text:style-name="Normal"/>
      <text:p text:style-name="Normal"><text:span text:style-name="T974">✅</text:span><text:span text:style-name="T975"><text:s/>Phase 6 — Test Closure :</text:span></text:p>
      <text:p text:style-name="P976"/>
      <table:table table:style-name="Table977">
        <table:table-columns>
          <table:table-column table:style-name="TableColumn978"/>
        </table:table-columns>
        <table:table-row table:style-name="TableRow979">
          <table:table-cell table:style-name="TableCell980">
            <table:table table:style-name="Table981">
              <table:table-columns>
                <table:table-column table:style-name="TableColumn982"/>
              </table:table-columns>
              <table:table-row table:style-name="TableRow983">
                <table:table-cell table:style-name="TableCell984">
                  <table:table table:style-name="Table985">
                    <table:table-columns>
                      <table:table-column table:style-name="TableColumn986"/>
                      <table:table-column table:style-name="TableColumn987"/>
                    </table:table-columns>
                    <table:table-header-rows>
                      <table:table-row table:style-name="TableRow988">
                        <table:table-cell table:style-name="TableCell989">
                          <text:p text:style-name="P990">Élément</text:p>
                        </table:table-cell>
                        <table:table-cell table:style-name="TableCell991">
                          <text:p text:style-name="P992"><text:s text:c="88"/>Résumé</text:p>
                        </table:table-cell>
                      </table:table-row>
                    </table:table-header-rows>
                  </table:table>
                  <text:p text:style-name="P993"><draw:connector draw:type="line" svg:x1="2.42384in" svg:y1="-0.45139in" svg:x2="2.4419in" svg:y2="2.42778in" draw:z-index="251659264" draw:id="id0" draw:style-name="a0" draw:name="Connecteur droit 1" text:anchor-type="paragraph"><svg:title/><svg:desc/></draw:connector></text:p>
                </table:table-cell>
              </table:table-row>
              <table:table-row table:style-name="TableRow994">
                <table:table-cell table:style-name="TableCell995">
                  <table:table table:style-name="Table996">
                    <table:table-columns>
                      <table:table-column table:style-name="TableColumn997"/>
                      <table:table-column table:style-name="TableColumn998"/>
                    </table:table-columns>
                    <table:table-row table:style-name="TableRow999">
                      <table:table-cell table:style-name="TableCell1000">
                        <text:p text:style-name="Normal"><text:span text:style-name="T1001">Total de cas de test</text:span></text:p>
                      </table:table-cell>
                      <table:table-cell table:style-name="TableCell1002">
                        <text:p text:style-name="Normal"><text:s text:c="68"/>4</text:p>
                      </table:table-cell>
                    </table:table-row>
                  </table:table>
                  <text:p text:style-name="P1003"/>
                </table:table-cell>
              </table:table-row>
              <table:table-row table:style-name="TableRow1004">
                <table:table-cell table:style-name="TableCell1005">
                  <table:table table:style-name="Table1006">
                    <table:table-columns>
                      <table:table-column table:style-name="TableColumn1007"/>
                      <table:table-column table:style-name="TableColumn1008"/>
                    </table:table-columns>
                    <table:table-row table:style-name="TableRow1009">
                      <table:table-cell table:style-name="TableCell1010">
                        <text:p text:style-name="Normal"><text:span text:style-name="T1011">Cas réussis</text:span></text:p>
                      </table:table-cell>
                      <table:table-cell table:style-name="TableCell1012">
                        <text:p text:style-name="Normal"><text:s text:c="85"/>2</text:p>
                      </table:table-cell>
                    </table:table-row>
                  </table:table>
                  <text:p text:style-name="P1013"/>
                </table:table-cell>
              </table:table-row>
              <table:table-row table:style-name="TableRow1014">
                <table:table-cell table:style-name="TableCell1015">
                  <table:table table:style-name="Table1016">
                    <table:table-columns>
                      <table:table-column table:style-name="TableColumn1017"/>
                      <table:table-column table:style-name="TableColumn1018"/>
                    </table:table-columns>
                    <table:table-row table:style-name="TableRow1019">
                      <table:table-cell table:style-name="TableCell1020">
                        <text:p text:style-name="Normal"><text:span text:style-name="T1021">Cas échoués</text:span></text:p>
                      </table:table-cell>
                      <table:table-cell table:style-name="TableCell1022">
                        <text:p text:style-name="Normal"><text:s text:c="82"/>2</text:p>
                      </table:table-cell>
                    </table:table-row>
                  </table:table>
                  <text:p text:style-name="P1023"/>
                </table:table-cell>
              </table:table-row>
              <table:table-row table:style-name="TableRow1024">
                <table:table-cell table:style-name="TableCell1025">
                  <table:table table:style-name="Table1026">
                    <table:table-columns>
                      <table:table-column table:style-name="TableColumn1027"/>
                      <table:table-column table:style-name="TableColumn1028"/>
                    </table:table-columns>
                    <table:table-row table:style-name="TableRow1029">
                      <table:table-cell table:style-name="TableCell1030">
                        <text:p text:style-name="Normal"><text:span text:style-name="T1031">Bugs rapportés</text:span></text:p>
                      </table:table-cell>
                      <table:table-cell table:style-name="TableCell1032">
                        <text:p text:style-name="Normal"><text:s text:c="77"/>2</text:p>
                      </table:table-cell>
                    </table:table-row>
                  </table:table>
                  <text:p text:style-name="P1033"/>
                </table:table-cell>
              </table:table-row>
              <table:table-row table:style-name="TableRow1034">
                <table:table-cell table:style-name="TableCell1035">
                  <table:table table:style-name="Table1036">
                    <table:table-columns>
                      <table:table-column table:style-name="TableColumn1037"/>
                      <table:table-column table:style-name="TableColumn1038"/>
                    </table:table-columns>
                    <table:table-row table:style-name="TableRow1039">
                      <table:table-cell table:style-name="TableCell1040">
                        <text:p text:style-name="Normal"><text:span text:style-name="T1041">Taux de réussite</text:span></text:p>
                      </table:table-cell>
                      <table:table-cell table:style-name="TableCell1042">
                        <text:p text:style-name="Normal"><text:s text:c="73"/>50 %</text:p>
                      </table:table-cell>
                    </table:table-row>
                  </table:table>
                  <text:p text:style-name="P1043"/>
                </table:table-cell>
              </table:table-row>
            </table:table>
            <text:p text:style-name="P104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45"><text:s/>4. Fonctionnalité : Dropdown Example</text:p>
      <text:p text:style-name="P1046"/>
      <text:p text:style-name="Normal"><text:span text:style-name="T1047">✅</text:span><text:span text:style-name="T1048"><text:s/>Phase 1 — Test Planning</text:span><text:span text:style-name="T1049"> :</text:span></text:p>
      <text:p text:style-name="P1050"/>
      <text:p text:style-name="Normal"/>
      <table:table table:style-name="Table1051">
        <table:table-columns>
          <table:table-column table:style-name="TableColumn1052"/>
          <table:table-column table:style-name="TableColumn1053"/>
        </table:table-columns>
        <table:table-row table:style-name="TableRow1054">
          <table:table-cell table:style-name="TableCell1055">
            <text:p text:style-name="P1056">Élément</text:p>
          </table:table-cell>
          <table:table-cell table:style-name="TableCell1057">
            <text:p text:style-name="P1058">Détail</text:p>
          </table:table-cell>
        </table:table-row>
        <table:table-row table:style-name="TableRow1059">
          <table:table-cell table:style-name="TableCell1060">
            <text:p text:style-name="P1061">Objectif</text:p>
          </table:table-cell>
          <table:table-cell table:style-name="TableCell1062">
            <text:p text:style-name="P1063">Vérifier que le menu déroulant affiche correctement toutes les options et que l’utilisateur peut sélectionner chaque option.</text:p>
          </table:table-cell>
        </table:table-row>
        <table:table-row table:style-name="TableRow1064">
          <table:table-cell table:style-name="TableCell1065">
            <text:p text:style-name="P1066">Environnement</text:p>
          </table:table-cell>
          <table:table-cell table:style-name="TableCell1067">
            <text:p text:style-name="P1068">Navigateur Chrome v120</text:p>
          </table:table-cell>
        </table:table-row>
        <table:table-row table:style-name="TableRow1069">
          <table:table-cell table:style-name="TableCell1070">
            <text:p text:style-name="P1071">Données nécessaires</text:p>
          </table:table-cell>
          <table:table-cell table:style-name="TableCell1072">
            <text:list text:style-name="LFO5" text:continue-numbering="true">
              <text:list-item>
                <text:p text:style-name="P1073">Options du menu : Option1, Option2, Option3</text:p>
              </text:list-item>
            </text:list>
          </table:table-cell>
        </table:table-row>
        <table:table-row table:style-name="TableRow1074">
          <table:table-cell table:style-name="TableCell1075">
            <text:p text:style-name="P1076">Critères de réussite</text:p>
          </table:table-cell>
          <table:table-cell table:style-name="TableCell1077">
            <text:list text:style-name="LFO5" text:continue-numbering="true">
              <text:list-item>
                <text:p text:style-name="P1078">L’utilisateur peut sélectionner chaque option et la sélection est visible dans le champ.<text:line-break/></text:p>
              </text:list-item>
            </text:list>
          </table:table-cell>
        </table:table-row>
        <table:table-row table:style-name="TableRow1079">
          <table:table-cell table:style-name="TableCell1080">
            <text:p text:style-name="P1081">Risques</text:p>
          </table:table-cell>
          <table:table-cell table:style-name="TableCell1082">
            <text:list text:style-name="LFO5" text:continue-numbering="true">
              <text:list-item>
                <text:p text:style-name="P1083">Le menu déroulant ne s’ouvre pas.</text:p>
              </text:list-item>
              <text:list-item>
                <text:p text:style-name="P1084">Impossible de sélectionner une option.</text:p>
              </text:list-item>
              <text:list-item>
                <text:p text:style-name="P1085">Problème de rendu sur certains navigateurs.<text:line-break/></text:p>
              </text:list-item>
            </text:list>
            <text:p text:style-name="P1086"/>
            <table:table table:style-name="Table1087">
              <table:table-columns>
                <table:table-column table:style-name="TableColumn1088"/>
              </table:table-columns>
              <table:table-row table:style-name="TableRow1089">
                <table:table-cell table:style-name="TableCell1090">
                  <text:p text:style-name="P1091"/>
                </table:table-cell>
              </table:table-row>
            </table:table>
            <text:p text:style-name="P1092"/>
          </table:table-cell>
        </table:table-row>
        <table:table-row table:style-name="TableRow1093">
          <table:table-cell table:style-name="TableCell1094">
            <text:p text:style-name="P1095">Responsable</text:p>
          </table:table-cell>
          <table:table-cell table:style-name="TableCell1096">
            <text:p text:style-name="P1097">Groupe de testeurs</text:p>
          </table:table-cell>
        </table:table-row>
      </table:table>
      <text:p text:style-name="P1098"/>
      <text:p text:style-name="P1099"/>
      <text:p text:style-name="P1100"/>
      <text:p text:style-name="P1101"/>
      <text:p text:style-name="P1102"/>
      <text:p text:style-name="P1103"/>
      <text:p text:style-name="P1104"/>
      <text:p text:style-name="P1105"/>
      <text:p text:style-name="P1106"/>
      <text:p text:style-name="P1107"/>
      <text:p text:style-name="P1108"/>
      <text:p text:style-name="P1109"/>
      <text:p text:style-name="P1110"/>
      <text:p text:style-name="P1111"><text:span text:style-name="T1112">✅</text:span><text:span text:style-name="T1113"><text:s/></text:span><text:span text:style-name="T1114">Phase 2 — Test Design</text:span><text:span text:style-name="T1115"> :</text:span></text:p>
      <text:p text:style-name="P1116"/>
      <table:table table:style-name="Table1117">
        <table:table-columns>
          <table:table-column table:style-name="TableColumn1118"/>
          <table:table-column table:style-name="TableColumn1119"/>
          <table:table-column table:style-name="TableColumn1120"/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<text:span text:style-name="T1126">ID</text:span></text:p>
          </table:table-cell>
          <table:table-cell table:style-name="TableCell1127">
            <text:p text:style-name="P1128"><text:span text:style-name="T1129">Scénario</text:span></text:p>
          </table:table-cell>
          <table:table-cell table:style-name="TableCell1130">
            <text:p text:style-name="P1131"><text:span text:style-name="T1132">Étapes</text:span></text:p>
          </table:table-cell>
          <table:table-cell table:style-name="TableCell1133">
            <text:p text:style-name="P1134"><text:span text:style-name="T1135">Données d’entrée</text:span></text:p>
          </table:table-cell>
          <table:table-cell table:style-name="TableCell1136">
            <text:p text:style-name="P1137"><text:span text:style-name="T1138">Résultat attendu</text:span></text:p>
          </table:table-cell>
        </table:table-row>
        <table:table-row table:style-name="TableRow1139">
          <table:table-cell table:style-name="TableCell1140">
            <text:p text:style-name="P1141">TC-R1</text:p>
          </table:table-cell>
          <table:table-cell table:style-name="TableCell1142">
            <text:p text:style-name="P1143">Sélection Option1</text:p>
          </table:table-cell>
          <table:table-cell table:style-name="TableCell1144">
            <text:p text:style-name="P1145">1. Cliquer sur le menu déroulant<text:line-break/>2. Choisir Option1</text:p>
          </table:table-cell>
          <table:table-cell table:style-name="TableCell1146">
            <text:p text:style-name="P1147">Option1</text:p>
          </table:table-cell>
          <table:table-cell table:style-name="TableCell1148">
            <text:p text:style-name="P1149">Option1 est sélectionnée dans le champ</text:p>
          </table:table-cell>
        </table:table-row>
        <table:table-row table:style-name="TableRow1150">
          <table:table-cell table:style-name="TableCell1151">
            <text:p text:style-name="P1152">TC-R2</text:p>
          </table:table-cell>
          <table:table-cell table:style-name="TableCell1153">
            <text:p text:style-name="P1154">Sélection Option2</text:p>
          </table:table-cell>
          <table:table-cell table:style-name="TableCell1155">
            <text:p text:style-name="P1156">1. Cliquer sur le menu déroulant<text:line-break/>2. Choisir Option2</text:p>
          </table:table-cell>
          <table:table-cell table:style-name="TableCell1157">
            <text:p text:style-name="P1158">Option2</text:p>
          </table:table-cell>
          <table:table-cell table:style-name="TableCell1159">
            <text:p text:style-name="P1160">Option2 est sélectionnée dans le champ</text:p>
          </table:table-cell>
        </table:table-row>
        <table:table-row table:style-name="TableRow1161">
          <table:table-cell table:style-name="TableCell1162">
            <text:p text:style-name="P1163">TC-R3</text:p>
          </table:table-cell>
          <table:table-cell table:style-name="TableCell1164">
            <text:p text:style-name="P1165">Sélection Option3</text:p>
          </table:table-cell>
          <table:table-cell table:style-name="TableCell1166">
            <text:p text:style-name="P1167">1. Cliquer sur le menu déroulant<text:line-break/>2. Choisir Option3</text:p>
          </table:table-cell>
          <table:table-cell table:style-name="TableCell1168">
            <text:p text:style-name="P1169">Option3</text:p>
          </table:table-cell>
          <table:table-cell table:style-name="TableCell1170">
            <text:p text:style-name="P1171">Option3 est sélectionnée dans le champ</text:p>
          </table:table-cell>
        </table:table-row>
      </table:table>
      <text:p text:style-name="P1172"/>
      <text:p text:style-name="Normal"><text:span text:style-name="T1173">✅</text:span><text:span text:style-name="T1174"><text:s/>Phase 3 — Test Environnment Setup</text:span><text:span text:style-name="T1175"> :</text:span></text:p>
      <text:p text:style-name="P1176"/>
      <table:table table:style-name="Table1177">
        <table:table-columns>
          <table:table-column table:style-name="TableColumn1178"/>
          <table:table-column table:style-name="TableColumn1179"/>
        </table:table-columns>
        <table:table-row table:style-name="TableRow1180">
          <table:table-cell table:style-name="TableCell1181">
            <text:p text:style-name="P1182">Élément</text:p>
          </table:table-cell>
          <table:table-cell table:style-name="TableCell1183">
            <text:p text:style-name="P1184">Détail</text:p>
          </table:table-cell>
        </table:table-row>
        <table:table-row table:style-name="TableRow1185">
          <table:table-cell table:style-name="TableCell1186">
            <text:p text:style-name="P1187">Objectif</text:p>
          </table:table-cell>
          <table:table-cell table:style-name="TableCell1188">
            <text:p text:style-name="P1189">Préparer l’environnement nécessaire pour tester le menu déroulant de la section “Dropdown Example”.</text:p>
          </table:table-cell>
        </table:table-row>
        <table:table-row table:style-name="TableRow1190">
          <table:table-cell table:style-name="TableCell1191">
            <text:p text:style-name="P1192">Navigateur</text:p>
          </table:table-cell>
          <table:table-cell table:style-name="TableCell1193">
            <text:p text:style-name="P1194">Chrome v120 , Windows 11</text:p>
          </table:table-cell>
        </table:table-row>
        <table:table-row table:style-name="TableRow1195">
          <table:table-cell table:style-name="TableCell1196">
            <text:p text:style-name="P1197">URL</text:p>
          </table:table-cell>
          <table:table-cell table:style-name="TableCell1198">
            <table:table table:style-name="Table1199">
              <table:table-columns>
                <table:table-column table:style-name="TableColumn1200"/>
              </table:table-columns>
              <table:table-row table:style-name="TableRow1201">
                <table:table-cell table:style-name="TableCell1202">
                  <text:p text:style-name="P1203"/>
                </table:table-cell>
              </table:table-row>
            </table:table>
            <text:p text:style-name="P1204"/>
            <table:table table:style-name="Table1205">
              <table:table-columns>
                <table:table-column table:style-name="TableColumn1206"/>
              </table:table-columns>
              <table:table-row table:style-name="TableRow1207">
                <table:table-cell table:style-name="TableCell1208">
                  <text:p text:style-name="P1209"><text:a xlink:href="https://rahulshettyacademy.com/AutomationPractice/" office:target-frame-name="_top" xlink:show="replace"><text:span text:style-name="T1210">https://rahulshettyacademy.com/AutomationPractice/</text:span></text:a></text:p>
                </table:table-cell>
              </table:table-row>
            </table:table>
            <text:p text:style-name="P1211"/>
          </table:table-cell>
        </table:table-row>
        <table:table-row table:style-name="TableRow1212">
          <table:table-cell table:style-name="TableCell1213">
            <text:p text:style-name="P1214">Connexion</text:p>
          </table:table-cell>
          <table:table-cell table:style-name="TableCell1215">
            <text:p text:style-name="P1216">Connexion Internet stable</text:p>
          </table:table-cell>
        </table:table-row>
        <table:table-row table:style-name="TableRow1217">
          <table:table-cell table:style-name="TableCell1218">
            <text:p text:style-name="P1219">Matériel requis</text:p>
          </table:table-cell>
          <table:table-cell table:style-name="TableCell1220">
            <text:p text:style-name="P1221">PC ou laptop avec résolution minimale 1366×768</text:p>
          </table:table-cell>
        </table:table-row>
        <table:table-row table:style-name="TableRow1222">
          <table:table-cell table:style-name="TableCell1223">
            <text:p text:style-name="P1224">Outils</text:p>
          </table:table-cell>
          <table:table-cell table:style-name="TableCell1225">
            <table:table table:style-name="Table1226">
              <table:table-columns>
                <table:table-column table:style-name="TableColumn1227"/>
              </table:table-columns>
              <table:table-row table:style-name="TableRow1228">
                <table:table-cell table:style-name="TableCell1229">
                  <text:p text:style-name="P1230">Aucun outil externe requis (tests 100% manuels)</text:p>
                </table:table-cell>
              </table:table-row>
            </table:table>
            <text:p text:style-name="P1231"/>
            <text:p text:style-name="P1232"/>
          </table:table-cell>
        </table:table-row>
        <table:table-row table:style-name="TableRow1233">
          <table:table-cell table:style-name="TableCell1234">
            <text:p text:style-name="P1235">Données de test</text:p>
          </table:table-cell>
          <table:table-cell table:style-name="TableCell1236">
            <text:p text:style-name="P1237">Options : Option1, Option2, Option3</text:p>
          </table:table-cell>
        </table:table-row>
        <table:table-row table:style-name="TableRow1238">
          <table:table-cell table:style-name="TableCell1239">
            <text:p text:style-name="P1240">Préconditions</text:p>
          </table:table-cell>
          <table:table-cell table:style-name="TableCell1241">
            <text:p text:style-name="P1242">• Ouvrir la page AutomationPractice<text:line-break/>• Vérifier que la section<text:s/><text:span text:style-name="T1243">Dropdown Example</text:span><text:s/>est visible</text:p>
          </table:table-cell>
        </table:table-row>
        <table:table-row table:style-name="TableRow1244">
          <table:table-cell table:style-name="TableCell1245">
            <text:p text:style-name="P1246">Remarque</text:p>
          </table:table-cell>
          <table:table-cell table:style-name="TableCell1247">
            <text:p text:style-name="P1248">Un environnement propre garantit des résultats fiables.</text:p>
          </table:table-cell>
        </table:table-row>
      </table:table>
      <text:p text:style-name="P1249"/>
      <text:p text:style-name="P1250"/>
      <text:p text:style-name="P1251"/>
      <text:p text:style-name="P1252"/>
      <text:p text:style-name="P1253"/>
      <text:p text:style-name="P1254"/>
      <text:p text:style-name="P1255"/>
      <text:p text:style-name="P1256"/>
      <text:p text:style-name="P1257"/>
      <text:p text:style-name="P1258"/>
      <text:p text:style-name="P1259"><text:span text:style-name="T1260">✅</text:span><text:span text:style-name="T1261"><text:s/>Phase 4 — Test Execution</text:span><text:span text:style-name="T1262"> :</text:span></text:p>
      <text:p text:style-name="P1263"/>
      <table:table table:style-name="Table1264">
        <table:table-columns>
          <table:table-column table:style-name="TableColumn1265"/>
        </table:table-columns>
        <table:table-row table:style-name="TableRow1266">
          <table:table-cell table:style-name="TableCell1267">
            <table:table table:style-name="Table1268">
              <table:table-columns>
                <table:table-column table:style-name="TableColumn1269"/>
                <table:table-column table:style-name="TableColumn1270"/>
                <table:table-column table:style-name="TableColumn1271"/>
                <table:table-column table:style-name="TableColumn1272"/>
              </table:table-columns>
              <table:table-row table:style-name="TableRow1273">
                <table:table-cell table:style-name="TableCell1274">
                  <text:p text:style-name="P1275">ID</text:p>
                </table:table-cell>
                <table:table-cell table:style-name="TableCell1276">
                  <text:p text:style-name="P1277">Étapes</text:p>
                </table:table-cell>
                <table:table-cell table:style-name="TableCell1278">
                  <text:p text:style-name="P1279">Résultat observé</text:p>
                </table:table-cell>
                <table:table-cell table:style-name="TableCell1280">
                  <text:p text:style-name="P1281">Statut</text:p>
                </table:table-cell>
              </table:table-row>
              <table:table-row table:style-name="TableRow1282">
                <table:table-cell table:style-name="TableCell1283">
                  <text:p text:style-name="P1284"><text:span text:style-name="T1285">TC-R1</text:span></text:p>
                </table:table-cell>
                <table:table-cell table:style-name="TableCell1286">
                  <text:p text:style-name="P1287">1. Cliquer sur le menu déroulant<text:line-break/>2. Sélectionner Option1</text:p>
                </table:table-cell>
                <table:table-cell table:style-name="TableCell1288">
                  <text:p text:style-name="P1289">Option1 est affichée dans le champ</text:p>
                </table:table-cell>
                <table:table-cell table:style-name="TableCell1290">
                  <text:p text:style-name="P1291">OK</text:p>
                </table:table-cell>
              </table:table-row>
              <table:table-row table:style-name="TableRow1292">
                <table:table-cell table:style-name="TableCell1293">
                  <text:p text:style-name="P1294"><text:span text:style-name="T1295">TC-R2</text:span></text:p>
                </table:table-cell>
                <table:table-cell table:style-name="TableCell1296">
                  <text:p text:style-name="P1297">11. Cliquer sur le menu déroulant<text:line-break/>2. Sélectionner Option2</text:p>
                </table:table-cell>
                <table:table-cell table:style-name="TableCell1298">
                  <text:p text:style-name="P1299">Option2 est affichée dans le champ</text:p>
                </table:table-cell>
                <table:table-cell table:style-name="TableCell1300">
                  <text:p text:style-name="P1301">OK</text:p>
                </table:table-cell>
              </table:table-row>
              <table:table-row table:style-name="TableRow1302">
                <table:table-cell table:style-name="TableCell1303">
                  <text:p text:style-name="P1304"><text:span text:style-name="T1305">TC-R3</text:span></text:p>
                </table:table-cell>
                <table:table-cell table:style-name="TableCell1306">
                  <text:p text:style-name="P1307">1. Cliquer sur le menu déroulant<text:line-break/>2. Sélectionner Option3</text:p>
                </table:table-cell>
                <table:table-cell table:style-name="TableCell1308">
                  <text:p text:style-name="P1309">Option3 est affichée dans le champ</text:p>
                </table:table-cell>
                <table:table-cell table:style-name="TableCell1310">
                  <text:p text:style-name="P1311">OK</text:p>
                </table:table-cell>
              </table:table-row>
            </table:table>
            <text:p text:style-name="P1312"/>
          </table:table-cell>
        </table:table-row>
      </table:table>
      <text:p text:style-name="P1313"/>
      <text:p text:style-name="P1314"/>
      <text:p text:style-name="Normal"><text:span text:style-name="T1315">✅</text:span><text:s/><text:span text:style-name="T1316">Phase 5 — Defect Reporting :</text:span></text:p>
      <text:p text:style-name="P1317"/>
      <text:p text:style-name="P1318">Aucun bug détecter tous fonctionne</text:p>
      <text:p text:style-name="P1319"/>
      <text:p text:style-name="Normal"><text:span text:style-name="T1320">✅</text:span><text:span text:style-name="T1321"><text:s/>Phase 6 — Test Closure :</text:span></text:p>
      <text:p text:style-name="P1322"/>
      <table:table table:style-name="Table1323">
        <table:table-columns>
          <table:table-column table:style-name="TableColumn1324"/>
        </table:table-columns>
        <table:table-row table:style-name="TableRow1325">
          <table:table-cell table:style-name="TableCell1326">
            <table:table table:style-name="Table1327">
              <table:table-columns>
                <table:table-column table:style-name="TableColumn1328"/>
              </table:table-columns>
              <table:table-row table:style-name="TableRow1329">
                <table:table-cell table:style-name="TableCell1330">
                  <table:table table:style-name="Table1331">
                    <table:table-columns>
                      <table:table-column table:style-name="TableColumn1332"/>
                      <table:table-column table:style-name="TableColumn1333"/>
                    </table:table-columns>
                    <table:table-header-rows>
                      <table:table-row table:style-name="TableRow1334">
                        <table:table-cell table:style-name="TableCell1335">
                          <text:p text:style-name="P1336">Élément</text:p>
                        </table:table-cell>
                        <table:table-cell table:style-name="TableCell1337">
                          <text:p text:style-name="P1338"><text:s text:c="88"/>Résumé</text:p>
                        </table:table-cell>
                      </table:table-row>
                    </table:table-header-rows>
                  </table:table>
                  <text:p text:style-name="P1339"><draw:connector draw:type="line" svg:x1="2.42384in" svg:y1="-0.45139in" svg:x2="2.4419in" svg:y2="2.42778in" draw:z-index="251660288" draw:id="id1" draw:style-name="a1" draw:name="Connecteur droit 1" text:anchor-type="paragraph"><svg:title/><svg:desc/></draw:connector></text:p>
                </table:table-cell>
              </table:table-row>
              <table:table-row table:style-name="TableRow1340">
                <table:table-cell table:style-name="TableCell1341">
                  <table:table table:style-name="Table1342">
                    <table:table-columns>
                      <table:table-column table:style-name="TableColumn1343"/>
                      <table:table-column table:style-name="TableColumn1344"/>
                    </table:table-columns>
                    <table:table-row table:style-name="TableRow1345">
                      <table:table-cell table:style-name="TableCell1346">
                        <text:p text:style-name="Normal"><text:span text:style-name="T1347">Total de cas de test</text:span></text:p>
                      </table:table-cell>
                      <table:table-cell table:style-name="TableCell1348">
                        <text:p text:style-name="Normal"><text:s text:c="68"/>3</text:p>
                      </table:table-cell>
                    </table:table-row>
                  </table:table>
                  <text:p text:style-name="P1349"/>
                </table:table-cell>
              </table:table-row>
              <table:table-row table:style-name="TableRow1350">
                <table:table-cell table:style-name="TableCell1351">
                  <table:table table:style-name="Table1352">
                    <table:table-columns>
                      <table:table-column table:style-name="TableColumn1353"/>
                      <table:table-column table:style-name="TableColumn1354"/>
                    </table:table-columns>
                    <table:table-row table:style-name="TableRow1355">
                      <table:table-cell table:style-name="TableCell1356">
                        <text:p text:style-name="Normal"><text:span text:style-name="T1357">Cas réussis</text:span></text:p>
                      </table:table-cell>
                      <table:table-cell table:style-name="TableCell1358">
                        <text:p text:style-name="Normal"><text:s text:c="85"/>3</text:p>
                      </table:table-cell>
                    </table:table-row>
                  </table:table>
                  <text:p text:style-name="P1359"/>
                </table:table-cell>
              </table:table-row>
              <table:table-row table:style-name="TableRow1360">
                <table:table-cell table:style-name="TableCell1361">
                  <table:table table:style-name="Table1362">
                    <table:table-columns>
                      <table:table-column table:style-name="TableColumn1363"/>
                      <table:table-column table:style-name="TableColumn1364"/>
                    </table:table-columns>
                    <table:table-row table:style-name="TableRow1365">
                      <table:table-cell table:style-name="TableCell1366">
                        <text:p text:style-name="Normal"><text:span text:style-name="T1367">Cas échoués</text:span></text:p>
                      </table:table-cell>
                      <table:table-cell table:style-name="TableCell1368">
                        <text:p text:style-name="Normal"><text:s text:c="82"/>0</text:p>
                      </table:table-cell>
                    </table:table-row>
                  </table:table>
                  <text:p text:style-name="P1369"/>
                </table:table-cell>
              </table:table-row>
              <table:table-row table:style-name="TableRow1370">
                <table:table-cell table:style-name="TableCell1371">
                  <table:table table:style-name="Table1372">
                    <table:table-columns>
                      <table:table-column table:style-name="TableColumn1373"/>
                      <table:table-column table:style-name="TableColumn1374"/>
                    </table:table-columns>
                    <table:table-row table:style-name="TableRow1375">
                      <table:table-cell table:style-name="TableCell1376">
                        <text:p text:style-name="Normal"><text:span text:style-name="T1377">Bugs rapportés</text:span></text:p>
                      </table:table-cell>
                      <table:table-cell table:style-name="TableCell1378">
                        <text:p text:style-name="Normal"><text:s text:c="77"/>0</text:p>
                      </table:table-cell>
                    </table:table-row>
                  </table:table>
                  <text:p text:style-name="P1379"/>
                </table:table-cell>
              </table:table-row>
              <table:table-row table:style-name="TableRow1380">
                <table:table-cell table:style-name="TableCell1381">
                  <table:table table:style-name="Table1382">
                    <table:table-columns>
                      <table:table-column table:style-name="TableColumn1383"/>
                      <table:table-column table:style-name="TableColumn1384"/>
                    </table:table-columns>
                    <table:table-row table:style-name="TableRow1385">
                      <table:table-cell table:style-name="TableCell1386">
                        <text:p text:style-name="Normal"><text:span text:style-name="T1387">Taux de réussite</text:span></text:p>
                      </table:table-cell>
                      <table:table-cell table:style-name="TableCell1388">
                        <text:p text:style-name="Normal"><text:s text:c="73"/>100%</text:p>
                      </table:table-cell>
                    </table:table-row>
                  </table:table>
                  <text:p text:style-name="P1389"/>
                </table:table-cell>
              </table:table-row>
            </table:table>
            <text:p text:style-name="P1390"/>
          </table:table-cell>
        </table:table-row>
      </table:table>
      <text:p text:style-name="P1391"/>
      <text:soft-page-break/>
      <text:p text:style-name="Normal"><text:span text:style-name="T1392">5. Fonctionnalité :<text:s/></text:span><text:span text:style-name="T1393">Suggestion Class Example</text:span><text:span text:style-name="T1394"><text:s/></text:span></text:p>
      <text:p text:style-name="P1395"/>
      <text:p text:style-name="Normal"><text:span text:style-name="T1396"><text:line-break/></text:span><text:span text:style-name="T1397"><text:s text:c="3"/></text:span><text:span text:style-name="T1398">✅<text:s/></text:span><text:span text:style-name="T1399">Phase 1 — Test Planning <text:s/></text:span><text:span text:style-name="T1400">:</text:span></text:p>
      <text:p text:style-name="P1401"/>
      <text:p text:style-name="P1402"><text:s/></text:p>
      <table:table table:style-name="Table1403">
        <table:table-columns>
          <table:table-column table:style-name="TableColumn1404"/>
          <table:table-column table:style-name="TableColumn1405"/>
        </table:table-columns>
        <table:table-row table:style-name="TableRow1406">
          <table:table-cell table:style-name="TableCell1407">
            <text:p text:style-name="P1408">Élément<text:s/></text:p>
          </table:table-cell>
          <table:table-cell table:style-name="TableCell1409">
            <text:p text:style-name="P1410">Détail<text:s/></text:p>
          </table:table-cell>
        </table:table-row>
        <table:table-row table:style-name="TableRow1411">
          <table:table-cell table:style-name="TableCell1412">
            <text:p text:style-name="P1413">Objectif<text:s/></text:p>
          </table:table-cell>
          <table:table-cell table:style-name="TableCell1414">
            <text:p text:style-name="P1415">Vérifier que le champ d’autocomplétion permet de saisir un pays et de sélectionner correctement la suggestion correspondante.<text:s/></text:p>
          </table:table-cell>
        </table:table-row>
        <table:table-row table:style-name="TableRow1416">
          <table:table-cell table:style-name="TableCell1417">
            <text:p text:style-name="P1418">Environnement<text:s/></text:p>
          </table:table-cell>
          <table:table-cell table:style-name="TableCell1419">
            <text:p text:style-name="P1420">Navigateur Chrome v120<text:s/></text:p>
          </table:table-cell>
        </table:table-row>
        <table:table-row table:style-name="TableRow1421">
          <table:table-cell table:style-name="TableCell1422">
            <text:p text:style-name="P1423">Données nécessaires<text:s/></text:p>
          </table:table-cell>
          <table:table-cell table:style-name="TableCell1424">
            <text:p text:style-name="P1425">Lettres ou début de nom de pays<text:s/></text:p>
          </table:table-cell>
        </table:table-row>
        <table:table-row table:style-name="TableRow1426">
          <table:table-cell table:style-name="TableCell1427">
            <text:p text:style-name="P1428">Critères de réussite<text:s/></text:p>
          </table:table-cell>
          <table:table-cell table:style-name="TableCell1429">
            <text:p text:style-name="P1430">Les suggestions apparaissent correctement en fonction de la saisie <text:s/></text:p>
            <text:p text:style-name="Normal"><text:span text:style-name="T1431">• L’utilisateur peut sélectionner une suggestion via souris ou clavier <text:s/>• La valeur sélectionnée s’affiche correctement dans le champ</text:span><text:span text:style-name="T1432"><text:s/></text:span></text:p>
          </table:table-cell>
        </table:table-row>
        <table:table-row table:style-name="TableRow1433">
          <table:table-cell table:style-name="TableCell1434">
            <text:p text:style-name="P1435">risques<text:s/></text:p>
          </table:table-cell>
          <table:table-cell table:style-name="TableCell1436">
            <text:p text:style-name="P1437">Les suggestions ne s’affichent pas<text:s/></text:p>
            <text:p text:style-name="P1438">La sélection ne fonctionne pas<text:s/></text:p>
            <text:p text:style-name="P1439">Saisie non correspondante provoque un comportement inattendu<text:s/></text:p>
          </table:table-cell>
        </table:table-row>
        <table:table-row table:style-name="TableRow1440">
          <table:table-cell table:style-name="TableCell1441">
            <text:p text:style-name="P1442">Responsable<text:s/></text:p>
          </table:table-cell>
          <table:table-cell table:style-name="TableCell1443">
            <text:p text:style-name="P1444">Groupe de testeurs<text:s/></text:p>
          </table:table-cell>
        </table:table-row>
      </table:table>
      <text:p text:style-name="P1445"><text:s/></text:p>
      <text:p text:style-name="P1446"><text:s/></text:p>
      <text:p text:style-name="P1447"><text:s/></text:p>
      <text:p text:style-name="P1448"/>
      <text:p text:style-name="P1449"/>
      <text:p text:style-name="P1450"/>
      <text:p text:style-name="P1451"/>
      <text:p text:style-name="P1452"/>
      <text:soft-page-break/>
      <text:p text:style-name="Normal"><text:span text:style-name="T1453"><text:s text:c="2"/></text:span><text:span text:style-name="T1454">✅</text:span><text:span text:style-name="T1455">Phase 2 — Test Design</text:span><text:span text:style-name="T1456"> :</text:span></text:p>
      <table:table table:style-name="Table1457">
        <table:table-columns>
          <table:table-column table:style-name="TableColumn1458"/>
          <table:table-column table:style-name="TableColumn1459"/>
          <table:table-column table:style-name="TableColumn1460"/>
          <table:table-column table:style-name="TableColumn1461"/>
          <table:table-column table:style-name="TableColumn1462"/>
        </table:table-columns>
        <table:table-row table:style-name="TableRow1463">
          <table:table-cell table:style-name="TableCell1464">
            <text:p text:style-name="P1465">ID<text:s/></text:p>
          </table:table-cell>
          <table:table-cell table:style-name="TableCell1466">
            <text:p text:style-name="P1467">Scénario<text:s/></text:p>
          </table:table-cell>
          <table:table-cell table:style-name="TableCell1468">
            <text:p text:style-name="P1469">Étapes<text:s/></text:p>
          </table:table-cell>
          <table:table-cell table:style-name="TableCell1470">
            <text:p text:style-name="P1471">Données d’entrée<text:s/></text:p>
          </table:table-cell>
          <table:table-cell table:style-name="TableCell1472">
            <text:p text:style-name="P1473">Résultat attendu<text:s/></text:p>
          </table:table-cell>
        </table:table-row>
        <table:table-row table:style-name="TableRow1474">
          <table:table-cell table:style-name="TableCell1475">
            <text:p text:style-name="P1476">TC-R1<text:s/></text:p>
          </table:table-cell>
          <table:table-cell table:style-name="TableCell1477">
            <text:p text:style-name="P1478">Vérifier la visibilité du<text:s/></text:p>
            <text:p text:style-name="Normal"><text:span text:style-name="T1479">champ</text:span><text:span text:style-name="T1480"><text:s/></text:span></text:p>
          </table:table-cell>
          <table:table-cell table:style-name="TableCell1481">
            <text:p text:style-name="P1482">1. Ouvrir la page<text:s/></text:p>
            <text:p text:style-name="Normal"><text:span text:style-name="T1483">AutomationPractice <text:s/>2. Observer le champ “Suggession Class Example</text:span><text:span text:style-name="T1484">”<text:s/></text:span></text:p>
          </table:table-cell>
          <table:table-cell table:style-name="TableCell1485">
            <text:p text:style-name="P1486">Aucune<text:s/></text:p>
          </table:table-cell>
          <table:table-cell table:style-name="TableCell1487">
            <text:p text:style-name="P1488">Le champ est visible sur la page <text:s/></text:p>
          </table:table-cell>
        </table:table-row>
        <table:table-row table:style-name="TableRow1489">
          <table:table-cell table:style-name="TableCell1490">
            <text:p text:style-name="P1491">TC-R2<text:s/></text:p>
          </table:table-cell>
          <table:table-cell table:style-name="TableCell1492">
            <text:p text:style-name="P1493">Vérifier la saisie et suggestions<text:s/></text:p>
          </table:table-cell>
          <table:table-cell table:style-name="TableCell1494">
            <text:list text:style-name="LFO6" text:continue-numbering="true">
              <text:list-item>
                <text:p text:style-name="P1495">Taper “Ind” dans le champ <text:s/></text:p>
              </text:list-item>
            </text:list>
            <text:list text:style-name="LFO6" text:continue-numbering="true">
              <text:list-item>
                <text:p text:style-name="P1496">Observer les suggestions<text:s/></text:p>
              </text:list-item>
            </text:list>
          </table:table-cell>
          <table:table-cell table:style-name="TableCell1497">
            <text:p text:style-name="P1498">“Ind”<text:s/></text:p>
          </table:table-cell>
          <table:table-cell table:style-name="TableCell1499">
            <text:p text:style-name="P1500">Des suggestions correspondantes<text:s/></text:p>
            <text:p text:style-name="P1501">apparaissent (ex : India)<text:s/></text:p>
          </table:table-cell>
        </table:table-row>
        <table:table-row table:style-name="TableRow1502">
          <table:table-cell table:style-name="TableCell1503">
            <text:p text:style-name="P1504">TC-R3<text:s/></text:p>
          </table:table-cell>
          <table:table-cell table:style-name="TableCell1505">
            <text:p text:style-name="P1506"><text:s/></text:p>
            <text:p text:style-name="P1507">Sélection avec la souris<text:s/></text:p>
            <text:p text:style-name="P1508"><text:s/></text:p>
          </table:table-cell>
          <table:table-cell table:style-name="TableCell1509">
            <text:p text:style-name="P1510">1. Cliquer sur une suggestion (ex :<text:s/></text:p>
            <text:p text:style-name="P1511">India)<text:s/></text:p>
          </table:table-cell>
          <table:table-cell table:style-name="TableCell1512">
            <text:p text:style-name="P1513">“India”<text:s/></text:p>
          </table:table-cell>
          <table:table-cell table:style-name="TableCell1514">
            <text:p text:style-name="P1515">La valeur sélectionnée<text:s/></text:p>
            <text:p text:style-name="P1516">apparaît dans le champ<text:s/></text:p>
          </table:table-cell>
        </table:table-row>
        <table:table-row table:style-name="TableRow1517">
          <table:table-cell table:style-name="TableCell1518">
            <text:p text:style-name="P1519">TC-R4<text:s/></text:p>
          </table:table-cell>
          <table:table-cell table:style-name="TableCell1520">
            <text:p text:style-name="P1521">Sélection avec le clavier<text:s/></text:p>
          </table:table-cell>
          <table:table-cell table:style-name="TableCell1522">
            <text:p text:style-name="P1523">1. Taper “Aus” <text:s/>2. Utiliser les flèches ↑↓ et Enter <text:s/></text:p>
            <text:p text:style-name="P1524"><text:s/></text:p>
          </table:table-cell>
          <table:table-cell table:style-name="TableCell1525">
            <text:p text:style-name="P1526">“Aus”<text:s/></text:p>
          </table:table-cell>
          <table:table-cell table:style-name="TableCell1527">
            <text:p text:style-name="P1528">La valeur sélectionnée<text:s/></text:p>
            <text:p text:style-name="P1529">apparaît dans le champ<text:s/></text:p>
          </table:table-cell>
        </table:table-row>
        <table:table-row table:style-name="TableRow1530">
          <table:table-cell table:style-name="TableCell1531">
            <text:p text:style-name="P1532">TC-S5<text:s/></text:p>
          </table:table-cell>
          <table:table-cell table:style-name="TableCell1533">
            <text:p text:style-name="P1534">Vérifier saisie<text:s/></text:p>
            <text:p text:style-name="P1535">non<text:s/></text:p>
            <text:p text:style-name="P1536">correspondante<text:s/></text:p>
          </table:table-cell>
          <table:table-cell table:style-name="TableCell1537">
            <text:p text:style-name="P1538">1. Taper un texte qui ne correspond à aucun pays<text:s/></text:p>
          </table:table-cell>
          <table:table-cell table:style-name="TableCell1539">
            <text:p text:style-name="P1540">“Xyzabc”<text:s/></text:p>
          </table:table-cell>
          <table:table-cell table:style-name="TableCell1541">
            <text:p text:style-name="P1542">Aucun résultat ou message approprié s’affiche<text:s/></text:p>
          </table:table-cell>
        </table:table-row>
      </table:table>
      <text:p text:style-name="P1543"><text:s/></text:p>
      <text:p text:style-name="P1544"><text:s/></text:p>
      <text:p text:style-name="P1545"><text:s/></text:p>
      <text:p text:style-name="P1546"><text:s/></text:p>
      <text:p text:style-name="P1547"><text:s/></text:p>
      <text:p text:style-name="P1548"><text:s/></text:p>
      <text:p text:style-name="P1549"><text:s/></text:p>
      <text:p text:style-name="Normal"><text:span text:style-name="T1550">✅</text:span><text:span text:style-name="T1551"><text:s/>Phase 3 — Test Environment Setup</text:span><text:span text:style-name="T1552"> :</text:span></text:p>
      <text:p text:style-name="P1553"><text:s/></text:p>
      <table:table table:style-name="Table1554">
        <table:table-columns>
          <table:table-column table:style-name="TableColumn1555"/>
          <table:table-column table:style-name="TableColumn1556"/>
        </table:table-columns>
        <table:table-row table:style-name="TableRow1557">
          <table:table-cell table:style-name="TableCell1558">
            <text:soft-page-break/>
            <text:p text:style-name="P1559">Élément<text:s/></text:p>
          </table:table-cell>
          <table:table-cell table:style-name="TableCell1560">
            <text:p text:style-name="P1561">Détail<text:s/></text:p>
          </table:table-cell>
        </table:table-row>
        <table:table-row table:style-name="TableRow1562">
          <table:table-cell table:style-name="TableCell1563">
            <text:p text:style-name="P1564">Objectif<text:s/></text:p>
          </table:table-cell>
          <table:table-cell table:style-name="TableCell1565">
            <text:p text:style-name="P1566">Préparer l’environnement nécessaire pour tester le champ “Suggestion Class Example”<text:s/></text:p>
          </table:table-cell>
        </table:table-row>
        <table:table-row table:style-name="TableRow1567">
          <table:table-cell table:style-name="TableCell1568">
            <text:p text:style-name="P1569">Navigateur<text:s/></text:p>
          </table:table-cell>
          <table:table-cell table:style-name="TableCell1570">
            <text:p text:style-name="P1571">Chrome v120 ou Firefox v119<text:s/></text:p>
          </table:table-cell>
        </table:table-row>
        <table:table-row table:style-name="TableRow1572">
          <table:table-cell table:style-name="TableCell1573">
            <text:p text:style-name="P1574">URL<text:s/></text:p>
          </table:table-cell>
          <table:table-cell table:style-name="TableCell1575">
            <text:p text:style-name="P1576"><text:s/></text:p>
            <text:p text:style-name="Normal"><text:a xlink:href="https://rahulshettyacademy.com/AutomationPractice/" office:target-frame-name="_top" xlink:show="replace"><text:span text:style-name="T1577">https://rahulshettyacademy.com/AutomationPractice/</text:span></text:a><text:a xlink:href="https://rahulshettyacademy.com/AutomationPractice/" office:target-frame-name="_top" xlink:show="replace"><text:span text:style-name="T1578"><text:s/></text:span></text:a></text:p>
            <text:p text:style-name="P1579"><text:s/></text:p>
          </table:table-cell>
        </table:table-row>
        <table:table-row table:style-name="TableRow1580">
          <table:table-cell table:style-name="TableCell1581">
            <text:p text:style-name="P1582">Connexion<text:s/></text:p>
          </table:table-cell>
          <table:table-cell table:style-name="TableCell1583">
            <text:p text:style-name="P1584">Connexion Internet stable<text:s/></text:p>
          </table:table-cell>
        </table:table-row>
        <table:table-row table:style-name="TableRow1585">
          <table:table-cell table:style-name="TableCell1586">
            <text:p text:style-name="P1587">Matériel requis<text:s/></text:p>
          </table:table-cell>
          <table:table-cell table:style-name="TableCell1588">
            <text:p text:style-name="P1589">PC ou laptop avec résolution minimale 1366×768<text:s/></text:p>
          </table:table-cell>
        </table:table-row>
        <table:table-row table:style-name="TableRow1590">
          <table:table-cell table:style-name="TableCell1591">
            <text:p text:style-name="P1592">Outils<text:s/></text:p>
          </table:table-cell>
          <table:table-cell table:style-name="TableCell1593">
            <text:p text:style-name="P1594">Aucun outil externe requis (tests 100% manuels)<text:s/></text:p>
            <text:p text:style-name="P1595"><text:s/></text:p>
          </table:table-cell>
        </table:table-row>
        <table:table-row table:style-name="TableRow1596">
          <table:table-cell table:style-name="TableCell1597">
            <text:p text:style-name="P1598">Données de test<text:s/></text:p>
          </table:table-cell>
          <table:table-cell table:style-name="TableCell1599">
            <text:p text:style-name="P1600">Lettres ou début de noms de pays<text:s/></text:p>
          </table:table-cell>
        </table:table-row>
        <table:table-row table:style-name="TableRow1601">
          <table:table-cell table:style-name="TableCell1602">
            <text:p text:style-name="P1603">Préconditions<text:s/></text:p>
          </table:table-cell>
          <table:table-cell table:style-name="TableCell1604">
            <text:p text:style-name="P1605"><text:s/></text:p>
            <text:list text:style-name="LFO7" text:continue-numbering="true">
              <text:list-item>
                <text:p text:style-name="P1606">Ouvrir la page AutomationPractice <text:s/></text:p>
              </text:list-item>
              <text:list-item>
                <text:p text:style-name="P1607">Vérifier que la section “Suggession Class Example” est visible<text:s/></text:p>
              </text:list-item>
            </text:list>
            <text:p text:style-name="P1608"><text:s/></text:p>
          </table:table-cell>
        </table:table-row>
        <table:table-row table:style-name="TableRow1609">
          <table:table-cell table:style-name="TableCell1610">
            <text:p text:style-name="P1611">Remarque<text:s/></text:p>
          </table:table-cell>
          <table:table-cell table:style-name="TableCell1612">
            <text:p text:style-name="P1613">Un environnement propre garantit des résultats fiables<text:s/></text:p>
          </table:table-cell>
        </table:table-row>
      </table:table>
      <text:p text:style-name="P1614"><text:s/></text:p>
      <text:p text:style-name="P1615"><text:s/></text:p>
      <text:p text:style-name="Normal"><text:span text:style-name="T1616"><text:s text:c="2"/></text:span><text:span text:style-name="T1617">✅</text:span><text:span text:style-name="T1618">Phase 4 — Test Execution</text:span><text:span text:style-name="T1619"> :</text:span><text:span text:style-name="T1620"><text:s/></text:span></text:p>
      <table:table table:style-name="Table1621">
        <table:table-columns>
          <table:table-column table:style-name="TableColumn1622"/>
          <table:table-column table:style-name="TableColumn1623"/>
          <table:table-column table:style-name="TableColumn1624"/>
        </table:table-columns>
        <table:table-row table:style-name="TableRow1625">
          <table:table-cell table:style-name="TableCell1626">
            <text:p text:style-name="P1627">ID<text:s/><text:tab/>Étapes<text:s/></text:p>
          </table:table-cell>
          <table:table-cell table:style-name="TableCell1628">
            <text:p text:style-name="P1629">Résultat observé<text:s/></text:p>
          </table:table-cell>
          <table:table-cell table:style-name="TableCell1630">
            <text:p text:style-name="P1631">Statut<text:s/></text:p>
          </table:table-cell>
        </table:table-row>
        <table:table-row table:style-name="TableRow1632">
          <table:table-cell table:style-name="TableCell1633">
            <text:p text:style-name="P1634">TC-R1<text:s/><text:s text:c="2"/>Observer le champ<text:s/></text:p>
          </table:table-cell>
          <table:table-cell table:style-name="TableCell1635">
            <text:p text:style-name="P1636">Le champ est visible sur la page<text:s/></text:p>
          </table:table-cell>
          <table:table-cell table:style-name="TableCell1637">
            <text:p text:style-name="P1638">OK<text:s/></text:p>
          </table:table-cell>
        </table:table-row>
        <table:table-row table:style-name="TableRow1639">
          <table:table-cell table:style-name="TableCell1640">
            <text:p text:style-name="P1641">TC-R2<text:s text:c="3"/><text:s/>suggestions<text:s/>Taper “Ind”<text:s/><text:s text:c="3"/>et observer<text:s/></text:p>
            <text:p text:style-name="P1642"/>
          </table:table-cell>
          <table:table-cell table:style-name="TableCell1643">
            <text:p text:style-name="P1644">Les suggestions correspondant à “Ind” apparaissent<text:s/></text:p>
          </table:table-cell>
          <table:table-cell table:style-name="TableCell1645">
            <text:p text:style-name="P1646">OK<text:s/></text:p>
          </table:table-cell>
        </table:table-row>
        <table:table-row table:style-name="TableRow1647">
          <table:table-cell table:style-name="TableCell1648">
            <text:p text:style-name="P1649">TC-R3<text:s/><text:s text:c="4"/>Cliquer sur “India”<text:s/></text:p>
          </table:table-cell>
          <table:table-cell table:style-name="TableCell1650">
            <text:p text:style-name="P1651">La valeur sélectionnée apparaît dans le champ<text:s/></text:p>
          </table:table-cell>
          <table:table-cell table:style-name="TableCell1652">
            <text:p text:style-name="P1653">OK<text:s/></text:p>
          </table:table-cell>
        </table:table-row>
        <table:table-row table:style-name="TableRow1654">
          <table:table-cell table:style-name="TableCell1655">
            <text:p text:style-name="P1656">TC-R4<text:s/><text:s text:c="2"/>Taper “Aus” et utiliser flèches + Enter<text:s/></text:p>
          </table:table-cell>
          <table:table-cell table:style-name="TableCell1657">
            <text:p text:style-name="P1658">La valeur sélectionnée apparaît dans le champ<text:s/></text:p>
          </table:table-cell>
          <table:table-cell table:style-name="TableCell1659">
            <text:p text:style-name="P1660">OK<text:s/></text:p>
          </table:table-cell>
        </table:table-row>
        <table:table-row table:style-name="TableRow1661">
          <table:table-cell table:style-name="TableCell1662">
            <text:p text:style-name="P1663">TC-R5<text:s/><text:s text:c="2"/>Taper un texte inexistant<text:s/></text:p>
          </table:table-cell>
          <table:table-cell table:style-name="TableCell1664" table:number-columns-spanned="2">
            <text:p text:style-name="P1665">Aucun résultat ou message approprié apparaît ok<text:s/></text:p>
          </table:table-cell>
          <table:covered-table-cell/>
        </table:table-row>
      </table:table>
      <text:p text:style-name="P1666"><text:s/></text:p>
      <text:p text:style-name="P1667"><text:s/></text:p>
      <text:p text:style-name="P1668"><text:s/></text:p>
      <text:p text:style-name="P1669"><text:s/></text:p>
      <text:p text:style-name="Normal"><text:span text:style-name="T1670"><text:s/></text:span><text:span text:style-name="T1671">✅</text:span><text:span text:style-name="T1672"><text:s/>Phase 5 — Defect Reporting :<text:s/></text:span></text:p>
      <text:p text:style-name="P1673">Aucun bug détecter tous fonctionne <text:s/></text:p>
      <text:p text:style-name="P1674"><text:s/></text:p>
      <text:p text:style-name="P1675"><text:s/></text:p>
      <text:p text:style-name="Normal"><text:span text:style-name="T1676">✅</text:span><text:span text:style-name="T1677">Phase 6 — Test Closure :<text:s/></text:span></text:p>
      <text:p text:style-name="P1678"/>
      <table:table table:style-name="Table1679">
        <table:table-columns>
          <table:table-column table:style-name="TableColumn1680"/>
        </table:table-columns>
        <table:table-row table:style-name="TableRow1681">
          <table:table-cell table:style-name="TableCell1682">
            <table:table table:style-name="Table1683">
              <table:table-columns>
                <table:table-column table:style-name="TableColumn1684"/>
                <table:table-column table:style-name="TableColumn1685"/>
              </table:table-columns>
              <table:table-row table:style-name="TableRow1686">
                <table:table-cell table:style-name="TableCell1687">
                  <text:p text:style-name="P1688">Élément</text:p>
                </table:table-cell>
                <table:table-cell table:style-name="TableCell1689">
                  <text:p text:style-name="P1690">Résumé</text:p>
                </table:table-cell>
              </table:table-row>
              <table:table-row table:style-name="TableRow1691">
                <table:table-cell table:style-name="TableCell1692">
                  <text:p text:style-name="Normal"><text:span text:style-name="T1693">Total de cas de test</text:span></text:p>
                </table:table-cell>
                <table:table-cell table:style-name="TableCell1694">
                  <text:p text:style-name="Normal">5</text:p>
                </table:table-cell>
              </table:table-row>
              <table:table-row table:style-name="TableRow1695">
                <table:table-cell table:style-name="TableCell1696">
                  <text:p text:style-name="Normal"><text:span text:style-name="T1697">Cas réussis</text:span></text:p>
                </table:table-cell>
                <table:table-cell table:style-name="TableCell1698">
                  <text:p text:style-name="Normal">5</text:p>
                </table:table-cell>
              </table:table-row>
              <table:table-row table:style-name="TableRow1699">
                <table:table-cell table:style-name="TableCell1700">
                  <text:p text:style-name="Normal"><text:span text:style-name="T1701">Cas échoués</text:span></text:p>
                </table:table-cell>
                <table:table-cell table:style-name="TableCell1702">
                  <text:p text:style-name="Normal">0</text:p>
                </table:table-cell>
              </table:table-row>
              <table:table-row table:style-name="TableRow1703">
                <table:table-cell table:style-name="TableCell1704">
                  <text:p text:style-name="Normal"><text:span text:style-name="T1705">Bugs rapportés</text:span></text:p>
                </table:table-cell>
                <table:table-cell table:style-name="TableCell1706">
                  <text:p text:style-name="Normal">0</text:p>
                </table:table-cell>
              </table:table-row>
              <table:table-row table:style-name="TableRow1707">
                <table:table-cell table:style-name="TableCell1708">
                  <text:p text:style-name="Normal"><text:span text:style-name="T1709">Taux de réussite</text:span></text:p>
                </table:table-cell>
                <table:table-cell table:style-name="TableCell1710">
                  <text:p text:style-name="Normal">100%</text:p>
                </table:table-cell>
              </table:table-row>
            </table:table>
            <text:p text:style-name="P1711"/>
          </table:table-cell>
        </table:table-row>
      </table:table>
      <text:p text:style-name="Normal"><text:line-break/><text:line-break/><text:line-break/><text:line-break/><text:line-break/><text:span text:style-name="T1712">6. Fonctionnalité :<text:s/></text:span><text:span text:style-name="T1713">SIGN UP</text:span><text:span text:style-name="T1714"><text:line-break/></text:span><text:span text:style-name="T1715"><text:line-break/></text:span></text:p>
      <text:p text:style-name="Normal"><text:span text:style-name="T1716"><text:s text:c="3"/></text:span><text:span text:style-name="T1717">✅<text:s/></text:span><text:span text:style-name="T1718">Phase 1 — Test Planning <text:s/></text:span><text:span text:style-name="T1719">:</text:span></text:p>
      <text:p text:style-name="P1720"><text:s/></text:p>
      <table:table table:style-name="Table1721">
        <table:table-columns>
          <table:table-column table:style-name="TableColumn1722"/>
          <table:table-column table:style-name="TableColumn1723"/>
        </table:table-columns>
        <table:table-row table:style-name="TableRow1724">
          <table:table-cell table:style-name="TableCell1725">
            <text:p text:style-name="P1726">Élément<text:s/></text:p>
          </table:table-cell>
          <table:table-cell table:style-name="TableCell1727">
            <text:p text:style-name="P1728">Détail<text:s/></text:p>
          </table:table-cell>
        </table:table-row>
        <table:table-row table:style-name="TableRow1729">
          <table:table-cell table:style-name="TableCell1730">
            <text:p text:style-name="P1731">Objectif<text:s/></text:p>
          </table:table-cell>
          <table:table-cell table:style-name="TableCell1732">
            <text:p text:style-name="Normal"><text:span text:style-name="T1733">Vérifier que les boutons<text:s/></text:span><text:span text:style-name="T1734">Login</text:span><text:span text:style-name="T1735"><text:s/>et<text:s/></text:span><text:span text:style-name="T1736">Sign Up</text:span><text:span text:style-name="T1737"><text:s/>redirigent correctement vers une page de connexion/inscription. <text:s/></text:span></text:p>
          </table:table-cell>
        </table:table-row>
        <table:table-row table:style-name="TableRow1738">
          <table:table-cell table:style-name="TableCell1739">
            <text:p text:style-name="P1740">Environnement<text:s/></text:p>
          </table:table-cell>
          <table:table-cell table:style-name="TableCell1741">
            <text:p text:style-name="P1742">Navigateur Chrome v120<text:s/></text:p>
          </table:table-cell>
        </table:table-row>
        <text:soft-page-break/>
        <table:table-row table:style-name="TableRow1743">
          <table:table-cell table:style-name="TableCell1744">
            <text:p text:style-name="P1745">Données nécessaires<text:s/></text:p>
          </table:table-cell>
          <table:table-cell table:style-name="TableCell1746">
            <text:p text:style-name="Normal">Aucun jeu de données (la fonctionnalité repose uniquement sur des interactions utilisateur)</text:p>
          </table:table-cell>
        </table:table-row>
        <table:table-row table:style-name="TableRow1747">
          <table:table-cell table:style-name="TableCell1748">
            <text:p text:style-name="P1749">Critères de réussite<text:s/></text:p>
          </table:table-cell>
          <table:table-cell table:style-name="TableCell1750">
            <text:p text:style-name="Normal"><text:span text:style-name="T1751">Le clic sur<text:s/></text:span><text:span text:style-name="T1752">Sign Up</text:span><text:span text:style-name="T1753"><text:s/>doit ouvrir la page d’inscription</text:span></text:p>
          </table:table-cell>
        </table:table-row>
        <table:table-row table:style-name="TableRow1754">
          <table:table-cell table:style-name="TableCell1755">
            <text:p text:style-name="P1756">risques<text:s/></text:p>
          </table:table-cell>
          <table:table-cell table:style-name="TableCell1757">
            <text:p text:style-name="Normal"><text:span text:style-name="T1758">Bouton non fonctionnel, <text:s/>Aucune redirection après clic, erreur 404</text:span></text:p>
          </table:table-cell>
        </table:table-row>
        <table:table-row table:style-name="TableRow1759">
          <table:table-cell table:style-name="TableCell1760">
            <text:p text:style-name="P1761">Responsable<text:s/></text:p>
          </table:table-cell>
          <table:table-cell table:style-name="TableCell1762">
            <text:p text:style-name="P1763">Groupe de testeurs<text:s/></text:p>
          </table:table-cell>
        </table:table-row>
      </table:table>
      <text:p text:style-name="P1764"><text:s/></text:p>
      <text:p text:style-name="Normal"><text:span text:style-name="T1765"><text:s/></text:span><text:span text:style-name="T1766">✅</text:span><text:span text:style-name="T1767">Phase 2 — Test Design</text:span><text:span text:style-name="T1768"> :</text:span></text:p>
      <text:h text:style-name="Titre2" text:outline-level="2"/>
      <table:table table:style-name="Table1769">
        <table:table-columns>
          <table:table-column table:style-name="TableColumn1770"/>
          <table:table-column table:style-name="TableColumn1771"/>
          <table:table-column table:style-name="TableColumn1772"/>
          <table:table-column table:style-name="TableColumn1773"/>
        </table:table-columns>
        <table:table-row table:style-name="TableRow1774">
          <table:table-cell table:style-name="TableCell1775">
            <text:p text:style-name="P1776"><text:span text:style-name="T1777">ID<text:s/></text:span></text:p>
          </table:table-cell>
          <table:table-cell table:style-name="TableCell1778">
            <text:p text:style-name="P1779"><text:span text:style-name="T1780">Cas de test<text:s/></text:span></text:p>
          </table:table-cell>
          <table:table-cell table:style-name="TableCell1781">
            <text:p text:style-name="P1782"><text:span text:style-name="T1783">Étapes<text:s/></text:span></text:p>
          </table:table-cell>
          <table:table-cell table:style-name="TableCell1784">
            <text:p text:style-name="P1785"><text:span text:style-name="T1786">Résultat attendu<text:s/></text:span></text:p>
          </table:table-cell>
        </table:table-row>
        <table:table-row table:style-name="TableRow1787">
          <table:table-cell table:style-name="TableCell1788">
            <text:p text:style-name="P1789"><text:span text:style-name="T1790">TC-01<text:s/></text:span></text:p>
          </table:table-cell>
          <table:table-cell table:style-name="TableCell1791">
            <text:p text:style-name="P1792"><text:span text:style-name="T1793">Vérifier le clic sur le bouton<text:s/></text:span><text:span text:style-name="T1794">Sign Up</text:span><text:span text:style-name="T1795"><text:s/></text:span></text:p>
          </table:table-cell>
          <table:table-cell table:style-name="TableCell1796">
            <text:p text:style-name="P1797"><text:span text:style-name="T1798">Aller sur<text:s/></text:span></text:p>
            <text:p text:style-name="P1799"><text:span text:style-name="T1800">/AutomationPractice → cliquer sur le bouton<text:s/></text:span><text:span text:style-name="T1801">Sign Up</text:span><text:span text:style-name="T1802"><text:s/></text:span></text:p>
          </table:table-cell>
          <table:table-cell table:style-name="TableCell1803">
            <text:p text:style-name="P1804"><text:span text:style-name="T1805">Le bouton réagit au clic ( changement d’état)<text:s/></text:span></text:p>
          </table:table-cell>
        </table:table-row>
        <table:table-row table:style-name="TableRow1806">
          <table:table-cell table:style-name="TableCell1807">
            <text:p text:style-name="P1808"><text:span text:style-name="T1809">TC-02<text:s/></text:span></text:p>
          </table:table-cell>
          <table:table-cell table:style-name="TableCell1810">
            <text:p text:style-name="P1811"><text:span text:style-name="T1812">Vérifier la redirection du bouton<text:s/></text:span><text:span text:style-name="T1813">Sign Up</text:span><text:span text:style-name="T1814"><text:s/></text:span></text:p>
          </table:table-cell>
          <table:table-cell table:style-name="TableCell1815">
            <text:p text:style-name="P1816"><text:span text:style-name="T1817">Aller sur → cliquer sur<text:s/></text:span><text:span text:style-name="T1818">Sign Up</text:span><text:span text:style-name="T1819"><text:s/>→ observer l’URL<text:s/></text:span></text:p>
          </table:table-cell>
          <table:table-cell table:style-name="TableCell1820">
            <text:p text:style-name="P1821"><text:span text:style-name="T1822">Une nouvelle page s’ouvre (page d’inscription)<text:s/></text:span></text:p>
          </table:table-cell>
        </table:table-row>
        <table:table-row table:style-name="TableRow1823">
          <table:table-cell table:style-name="TableCell1824">
            <text:p text:style-name="P1825"><text:span text:style-name="T1826">TC-03<text:s/></text:span></text:p>
          </table:table-cell>
          <table:table-cell table:style-name="TableCell1827">
            <text:p text:style-name="P1828"><text:span text:style-name="T1829">Vérifier la visibilité du bouton<text:s/></text:span></text:p>
          </table:table-cell>
          <table:table-cell table:style-name="TableCell1830">
            <text:p text:style-name="P1831"><text:span text:style-name="T1832">Ouvrir la page sans interaction<text:s/></text:span></text:p>
          </table:table-cell>
          <table:table-cell table:style-name="TableCell1833">
            <text:p text:style-name="P1834"><text:span text:style-name="T1835">Le bouton<text:s/></text:span><text:span text:style-name="T1836">Sign Up</text:span><text:span text:style-name="T1837"><text:s/>doit apparaître dans le header<text:s/></text:span></text:p>
          </table:table-cell>
        </table:table-row>
      </table:table>
      <text:p text:style-name="P1838"><text:span text:style-name="T1839"><text:s/></text:span></text:p>
      <text:p text:style-name="P1840"><text:span text:style-name="T1841"><text:s/></text:span></text:p>
      <text:p text:style-name="P1842"><text:span text:style-name="T1843"><text:s/></text:span></text:p>
      <text:p text:style-name="Normal"><text:span text:style-name="T1844">✅</text:span><text:span text:style-name="T1845"><text:s/>Phase 3 — Test Environment Setup</text:span><text:span text:style-name="T1846"> :</text:span><text:span text:style-name="T1847"><text:line-break/></text:span></text:p>
      <table:table table:style-name="Table1848">
        <table:table-columns>
          <table:table-column table:style-name="TableColumn1849"/>
          <table:table-column table:style-name="TableColumn1850"/>
        </table:table-columns>
        <table:table-row table:style-name="TableRow1851">
          <table:table-cell table:style-name="TableCell1852">
            <text:p text:style-name="P1853">Élément<text:s/></text:p>
          </table:table-cell>
          <table:table-cell table:style-name="TableCell1854">
            <text:p text:style-name="P1855">Détail<text:s/></text:p>
          </table:table-cell>
        </table:table-row>
        <table:table-row table:style-name="TableRow1856">
          <table:table-cell table:style-name="TableCell1857">
            <text:p text:style-name="P1858">Objectif<text:s/></text:p>
          </table:table-cell>
          <table:table-cell table:style-name="TableCell1859">
            <text:p text:style-name="Normal"><text:span text:style-name="T1860"><text:s/>préparer tout ce qu’il faut pour exécuter les tests sur le bouton<text:s/></text:span><text:span text:style-name="T1861">Sign Up</text:span><text:span text:style-name="T1862">.</text:span></text:p>
          </table:table-cell>
        </table:table-row>
        <table:table-row table:style-name="TableRow1863">
          <table:table-cell table:style-name="TableCell1864">
            <text:p text:style-name="P1865">Navigateur<text:s/></text:p>
          </table:table-cell>
          <table:table-cell table:style-name="TableCell1866">
            <text:p text:style-name="P1867">Chrome v120 ou Firefox v119<text:s/></text:p>
          </table:table-cell>
        </table:table-row>
        <table:table-row table:style-name="TableRow1868">
          <table:table-cell table:style-name="TableCell1869">
            <text:p text:style-name="P1870">URL<text:s/></text:p>
          </table:table-cell>
          <table:table-cell table:style-name="TableCell1871">
            <text:p text:style-name="Normal"><text:a xlink:href="../%20" office:target-frame-name="_top" xlink:show="replace"><text:span text:style-name="T1872"><text:s/></text:span></text:a><text:a xlink:href="https://rahulshettyacademy.com/AutomationPractice?utm_source=chatgpt.com" office:target-frame-name="_top" xlink:show="replace"><text:span text:style-name="T1873">https://rahulshettyacademy.com/AutomationPractice</text:span></text:a></text:p>
          </table:table-cell>
        </table:table-row>
        <table:table-row table:style-name="TableRow1874">
          <table:table-cell table:style-name="TableCell1875">
            <text:p text:style-name="P1876">Connexion<text:s/></text:p>
          </table:table-cell>
          <table:table-cell table:style-name="TableCell1877">
            <text:p text:style-name="P1878">Connexion Internet stable<text:s/></text:p>
          </table:table-cell>
        </table:table-row>
        <table:table-row table:style-name="TableRow1879">
          <table:table-cell table:style-name="TableCell1880">
            <text:p text:style-name="P1881">Matériel requis<text:s/></text:p>
          </table:table-cell>
          <table:table-cell table:style-name="TableCell1882">
            <text:p text:style-name="P1883">PC ou laptop avec résolution minimale 1366×768<text:s/></text:p>
          </table:table-cell>
        </table:table-row>
        <table:table-row table:style-name="TableRow1884">
          <table:table-cell table:style-name="TableCell1885">
            <text:p text:style-name="P1886">Données de test<text:s/></text:p>
          </table:table-cell>
          <table:table-cell table:style-name="TableCell1887">
            <text:p text:style-name="Normal"><text:span text:style-name="T1888">Aucune donnée spécifique requise</text:span></text:p>
          </table:table-cell>
        </table:table-row>
        <text:soft-page-break/>
        <table:table-row table:style-name="TableRow1889">
          <table:table-cell table:style-name="TableCell1890">
            <text:p text:style-name="P1891">Préconditions<text:s/></text:p>
          </table:table-cell>
          <table:table-cell table:style-name="TableCell1892">
            <text:p text:style-name="P1893">La page doit s’afficher correctement<text:s/></text:p>
            <text:p text:style-name="Normal"><text:span text:style-name="T1894">Le bouton<text:s/></text:span><text:span text:style-name="T1895">Sign Up</text:span><text:span text:style-name="T1896"><text:s/>doit être visible dans le header<text:s/></text:span></text:p>
            <text:p text:style-name="Normal"><text:span text:style-name="T1897">Aucun bloqueur (popup, erreur réseau, extension perturbatrice)<text:s/></text:span><text:span text:style-name="T1898"><text:s/></text:span></text:p>
          </table:table-cell>
        </table:table-row>
        <table:table-row table:style-name="TableRow1899">
          <table:table-cell table:style-name="TableCell1900">
            <text:p text:style-name="P1901">Remarque<text:s/></text:p>
          </table:table-cell>
          <table:table-cell table:style-name="TableCell1902">
            <text:p text:style-name="P1903">Un environnement propre garantit des résultats fiables<text:s/></text:p>
          </table:table-cell>
        </table:table-row>
      </table:table>
      <text:p text:style-name="P1904"><text:line-break/></text:p>
      <text:p text:style-name="P1905"><text:span text:style-name="T1906"><text:s/></text:span></text:p>
      <text:p text:style-name="Normal"><text:span text:style-name="T1907"><text:s/></text:span><text:span text:style-name="T1908"><text:s text:c="2"/></text:span><text:span text:style-name="T1909">✅</text:span><text:span text:style-name="T1910">Phase 4 — Test Execution</text:span><text:span text:style-name="T1911"> :</text:span><text:span text:style-name="T1912"><text:s/></text:span></text:p>
      <text:p text:style-name="P1913"/>
      <table:table table:style-name="Table1914">
        <table:table-columns>
          <table:table-column table:style-name="TableColumn1915"/>
          <table:table-column table:style-name="TableColumn1916"/>
          <table:table-column table:style-name="TableColumn1917"/>
          <table:table-column table:style-name="TableColumn1918"/>
        </table:table-columns>
        <table:table-row table:style-name="TableRow1919">
          <table:table-cell table:style-name="TableCell1920">
            <text:p text:style-name="P1921"><text:span text:style-name="T1922">ID<text:s/></text:span></text:p>
          </table:table-cell>
          <table:table-cell table:style-name="TableCell1923">
            <text:p text:style-name="P1924"><text:span text:style-name="T1925">Résultat observé</text:span><text:span text:style-name="T1926"><text:s/></text:span></text:p>
            <text:p text:style-name="P1927"/>
          </table:table-cell>
          <table:table-cell table:style-name="TableCell1928">
            <text:p text:style-name="P1929"><text:span text:style-name="T1930">Résultat attendu</text:span></text:p>
          </table:table-cell>
          <table:table-cell table:style-name="TableCell1931">
            <text:p text:style-name="P1932"><text:span text:style-name="T1933">Statut</text:span></text:p>
          </table:table-cell>
        </table:table-row>
        <table:table-row table:style-name="TableRow1934">
          <table:table-cell table:style-name="TableCell1935">
            <text:p text:style-name="P1936"><text:span text:style-name="T1937">TC-01</text:span><text:span text:style-name="T1938"><text:s/></text:span></text:p>
          </table:table-cell>
          <table:table-cell table:style-name="TableCell1939">
            <text:p text:style-name="P1940"><text:span text:style-name="T1941">Aucun effet après<text:s/></text:span></text:p>
            <text:p text:style-name="P1942"><text:span text:style-name="T1943">clic<text:s/></text:span></text:p>
          </table:table-cell>
          <table:table-cell table:style-name="TableCell1944">
            <text:p text:style-name="P1945"><text:span text:style-name="T1946">Le bouton doit réagir au clic<text:s/></text:span></text:p>
          </table:table-cell>
          <table:table-cell table:style-name="TableCell1947">
            <text:p text:style-name="P1948"><text:span text:style-name="T1949"><text:s text:c="14"/>KO<text:s/></text:span></text:p>
          </table:table-cell>
        </table:table-row>
        <table:table-row table:style-name="TableRow1950">
          <table:table-cell table:style-name="TableCell1951">
            <text:p text:style-name="P1952"><text:span text:style-name="T1953">TC-02</text:span><text:span text:style-name="T1954"><text:s/></text:span></text:p>
          </table:table-cell>
          <table:table-cell table:style-name="TableCell1955">
            <text:p text:style-name="P1956"><text:span text:style-name="T1957">Aucune redirection<text:s/></text:span></text:p>
            <text:p text:style-name="P1958"><text:span text:style-name="T1959">→ la page reste la<text:s/></text:span></text:p>
            <text:p text:style-name="P1960"><text:span text:style-name="T1961">même<text:s/></text:span></text:p>
            <text:p text:style-name="P1962"><text:span text:style-name="T1963"><text:s/></text:span></text:p>
          </table:table-cell>
          <table:table-cell table:style-name="TableCell1964">
            <text:p text:style-name="P1965"><text:span text:style-name="T1966">Une page<text:s/></text:span></text:p>
            <text:p text:style-name="P1967"><text:span text:style-name="T1968">d’inscription doit <text:s text:c="3"/>s’ouvrir<text:s/></text:span></text:p>
          </table:table-cell>
          <table:table-cell table:style-name="TableCell1969">
            <text:p text:style-name="P1970"><text:span text:style-name="T1971"><text:s text:c="14"/>KO<text:s/></text:span></text:p>
          </table:table-cell>
        </table:table-row>
        <table:table-row table:style-name="TableRow1972">
          <table:table-cell table:style-name="TableCell1973">
            <text:p text:style-name="P1974"><text:span text:style-name="T1975">TC-03</text:span><text:span text:style-name="T1976"><text:s/></text:span></text:p>
          </table:table-cell>
          <table:table-cell table:style-name="TableCell1977">
            <text:p text:style-name="P1978"><text:span text:style-name="T1979">Le bouton est visible mais inactif<text:s/></text:span></text:p>
          </table:table-cell>
          <table:table-cell table:style-name="TableCell1980">
            <text:p text:style-name="P1981"><text:span text:style-name="T1982">Le bouton doit être visible<text:s/></text:span></text:p>
          </table:table-cell>
          <table:table-cell table:style-name="TableCell1983">
            <text:p text:style-name="P1984"><text:span text:style-name="T1985"><text:s text:c="15"/>OK</text:span><text:span text:style-name="T1986"><text:s/></text:span></text:p>
          </table:table-cell>
        </table:table-row>
      </table:table>
      <text:p text:style-name="P1987"><text:span text:style-name="T1988"><text:s/></text:span></text:p>
      <text:p text:style-name="Normal"><text:span text:style-name="T1989">✅</text:span><text:span text:style-name="T1990"><text:s/>Phase 5 — Defect Reporting :<text:s/></text:span></text:p>
      <text:h text:style-name="P1991" text:outline-level="2"/>
      <table:table table:style-name="Table1992">
        <table:table-columns>
          <table:table-column table:style-name="TableColumn1993"/>
          <table:table-column table:style-name="TableColumn1994"/>
        </table:table-columns>
        <table:table-row table:style-name="TableRow1995">
          <table:table-cell table:style-name="TableCell1996">
            <text:p text:style-name="P1997"><text:span text:style-name="T1998"><text:s text:c="29"/>Champ <text:s/></text:span></text:p>
          </table:table-cell>
          <table:table-cell table:style-name="TableCell1999">
            <text:p text:style-name="P2000"><text:span text:style-name="T2001"><text:s text:c="30"/>Détail<text:s/></text:span></text:p>
          </table:table-cell>
        </table:table-row>
        <table:table-row table:style-name="TableRow2002">
          <table:table-cell table:style-name="TableCell2003">
            <text:p text:style-name="P2004"><text:span text:style-name="T2005">ID<text:s/></text:span></text:p>
          </table:table-cell>
          <table:table-cell table:style-name="TableCell2006">
            <text:p text:style-name="P2007"><text:span text:style-name="T2008"><text:s/>BUG 001<text:s/></text:span></text:p>
          </table:table-cell>
        </table:table-row>
        <table:table-row table:style-name="TableRow2009">
          <table:table-cell table:style-name="TableCell2010">
            <text:p text:style-name="P2011"><text:span text:style-name="T2012">Titre <text:s/></text:span></text:p>
          </table:table-cell>
          <table:table-cell table:style-name="TableCell2013">
            <text:p text:style-name="P2014"><text:span text:style-name="T2015">Bouton<text:s/></text:span><text:span text:style-name="T2016">Sign Up</text:span><text:span text:style-name="T2017"><text:s/>non fonctionnel / aucune redirection<text:s/></text:span></text:p>
          </table:table-cell>
        </table:table-row>
        <table:table-row table:style-name="TableRow2018">
          <table:table-cell table:style-name="TableCell2019">
            <text:p text:style-name="P2020"><text:span text:style-name="T2021">Etapes<text:s/></text:span></text:p>
          </table:table-cell>
          <table:table-cell table:style-name="TableCell2022">
            <text:p text:style-name="P2023"><text:span text:style-name="T2024">Ouvrir<text:s/></text:span></text:p>
            <text:p text:style-name="P2025"><text:a xlink:href="https://rahulshettyacademy.com/AutomationPractice?utm_source=chatgpt.com" office:target-frame-name="_top" xlink:show="replace"><text:span text:style-name="T2026">https://rahulshettyacademy.com/Automat<text:s/></text:span></text:a><text:a xlink:href="https://rahulshettyacademy.com/AutomationPractice?utm_source=chatgpt.com" office:target-frame-name="_top" xlink:show="replace"><text:span text:style-name="T2027">ionPractice</text:span></text:a><text:a xlink:href="https://rahulshettyacademy.com/AutomationPractice?utm_source=chatgpt.com" office:target-frame-name="_top" xlink:show="replace"><text:span text:style-name="T2028"><text:s/></text:span></text:a></text:p>
          </table:table-cell>
        </table:table-row>
        <table:table-row table:style-name="TableRow2029">
          <table:table-cell table:style-name="TableCell2030">
            <text:p text:style-name="P2031"><text:span text:style-name="T2032">Résultat attendu<text:s/></text:span></text:p>
          </table:table-cell>
          <table:table-cell table:style-name="TableCell2033">
            <text:p text:style-name="P2034"><text:span text:style-name="T2035">Une redirection vers une page d’inscription doit s’afficher (nouvelle URL).<text:s/></text:span></text:p>
          </table:table-cell>
        </table:table-row>
        <table:table-row table:style-name="TableRow2036">
          <table:table-cell table:style-name="TableCell2037">
            <text:p text:style-name="P2038"><text:span text:style-name="T2039">Résultat observé<text:s/></text:span></text:p>
          </table:table-cell>
          <table:table-cell table:style-name="TableCell2040">
            <text:p text:style-name="P2041"><text:span text:style-name="T2042">Aucun effet après clic. Aucune redirection. La page reste inchangée.<text:s/></text:span></text:p>
          </table:table-cell>
        </table:table-row>
        <table:table-row table:style-name="TableRow2043">
          <table:table-cell table:style-name="TableCell2044">
            <text:p text:style-name="P2045"><text:span text:style-name="T2046">Sévérité</text:span><text:span text:style-name="T2047"><text:s/></text:span></text:p>
          </table:table-cell>
          <table:table-cell table:style-name="TableCell2048">
            <text:p text:style-name="P2049"><text:span text:style-name="T2050">Élevée (fonctionnalité bloquée)<text:s/></text:span></text:p>
          </table:table-cell>
        </table:table-row>
        <table:table-row table:style-name="TableRow2051">
          <table:table-cell table:style-name="TableCell2052">
            <text:p text:style-name="P2053"><text:span text:style-name="T2054">Priorité</text:span><text:span text:style-name="T2055"><text:s/></text:span></text:p>
          </table:table-cell>
          <table:table-cell table:style-name="TableCell2056">
            <text:p text:style-name="P2057"><text:span text:style-name="T2058">Haute<text:s/></text:span></text:p>
          </table:table-cell>
        </table:table-row>
        <table:table-row table:style-name="TableRow2059">
          <table:table-cell table:style-name="TableCell2060">
            <text:p text:style-name="P2061"><text:span text:style-name="T2062">Environnement</text:span><text:span text:style-name="T2063"><text:s/></text:span></text:p>
            <text:p text:style-name="P2064"><text:span text:style-name="T2065"><text:s/></text:span></text:p>
          </table:table-cell>
          <table:table-cell table:style-name="TableCell2066">
            <text:p text:style-name="P2067"><text:span text:style-name="T2068">Chrome v120, windows 11<text:s/></text:span></text:p>
          </table:table-cell>
        </table:table-row>
      </table:table>
      <text:p text:style-name="P2069"><text:span text:style-name="T2070"><text:s/></text:span></text:p>
      <text:p text:style-name="P2071"><text:span text:style-name="T2072"><text:s/></text:span></text:p>
      <text:p text:style-name="P2073"><text:span text:style-name="T2074"><text:s/></text:span></text:p>
      <text:p text:style-name="Normal"><text:span text:style-name="T2075">✅</text:span><text:span text:style-name="T2076">Phase 6 — Test Closure :<text:s/></text:span></text:p>
      <text:p text:style-name="P2077"/>
      <table:table table:style-name="Table2078">
        <table:table-columns>
          <table:table-column table:style-name="TableColumn2079"/>
          <table:table-column table:style-name="TableColumn2080"/>
        </table:table-columns>
        <table:table-row table:style-name="TableRow2081">
          <table:table-cell table:style-name="TableCell2082">
            <text:p text:style-name="P2083"><text:span text:style-name="T2084">Element <text:s/></text:span></text:p>
          </table:table-cell>
          <table:table-cell table:style-name="TableCell2085">
            <text:p text:style-name="P2086"><text:span text:style-name="T2087"><text:s/>Résume <text:s/></text:span></text:p>
          </table:table-cell>
        </table:table-row>
        <table:table-row table:style-name="TableRow2088">
          <table:table-cell table:style-name="TableCell2089">
            <text:p text:style-name="P2090"><text:span text:style-name="T2091">Total de cas de test</text:span><text:span text:style-name="T2092"><text:s/></text:span></text:p>
          </table:table-cell>
          <table:table-cell table:style-name="TableCell2093">
            <text:p text:style-name="P2094"><text:span text:style-name="T2095"><text:s text:c="3"/></text:span><text:span text:style-name="T2096"><text:s/>3</text:span><text:span text:style-name="T2097"><text:s/></text:span></text:p>
          </table:table-cell>
        </table:table-row>
        <table:table-row table:style-name="TableRow2098">
          <table:table-cell table:style-name="TableCell2099">
            <text:p text:style-name="P2100"><text:span text:style-name="T2101">Cas réussis</text:span><text:span text:style-name="T2102"><text:s/></text:span></text:p>
            <text:p text:style-name="P2103"><text:span text:style-name="T2104"><text:s/></text:span></text:p>
          </table:table-cell>
          <table:table-cell table:style-name="TableCell2105">
            <text:p text:style-name="P2106"><text:span text:style-name="T2107"><text:s text:c="4"/></text:span><text:span text:style-name="T2108">1<text:s/></text:span></text:p>
          </table:table-cell>
        </table:table-row>
        <table:table-row table:style-name="TableRow2109">
          <table:table-cell table:style-name="TableCell2110">
            <text:p text:style-name="P2111"><text:span text:style-name="T2112">Cas échoués</text:span><text:span text:style-name="T2113"><text:s/></text:span></text:p>
            <text:p text:style-name="P2114"><text:span text:style-name="T2115"><text:s/></text:span></text:p>
          </table:table-cell>
          <table:table-cell table:style-name="TableCell2116">
            <text:p text:style-name="P2117"><text:span text:style-name="T2118"><text:s text:c="4"/></text:span><text:span text:style-name="T2119">2<text:s/></text:span></text:p>
          </table:table-cell>
        </table:table-row>
        <table:table-row table:style-name="TableRow2120">
          <table:table-cell table:style-name="TableCell2121">
            <text:p text:style-name="P2122"><text:span text:style-name="T2123">Bugs rapportés</text:span><text:span text:style-name="T2124"><text:s/></text:span></text:p>
            <text:p text:style-name="P2125"><text:span text:style-name="T2126"><text:s/></text:span></text:p>
          </table:table-cell>
          <table:table-cell table:style-name="TableCell2127">
            <text:p text:style-name="P2128"><text:span text:style-name="T2129">BUG 001 : Bouton Sign Up non fonctionnel / aucune redirection<text:s/></text:span></text:p>
          </table:table-cell>
        </table:table-row>
        <table:table-row table:style-name="TableRow2130">
          <table:table-cell table:style-name="TableCell2131">
            <text:p text:style-name="P2132"><text:span text:style-name="T2133">Taux de réussite</text:span><text:span text:style-name="T2134"><text:s/></text:span></text:p>
          </table:table-cell>
          <table:table-cell table:style-name="TableCell2135">
            <text:p text:style-name="P2136"><text:span text:style-name="T2137">33%<text:s/></text:span></text:p>
          </table:table-cell>
        </table:table-row>
      </table:table>
      <text:p text:style-name="P2138"><text:span text:style-name="T2139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6LVL2" style:num-list-format-name="NLF0" style:num-format="a" style:num-letter-sync="true">
        <style:list-level-properties text:space-before="0.8263in" text:min-label-width="0in" text:list-level-position-and-space-mode="label-alignment">
          <style:list-level-label-alignment text:label-followed-by="listtab" fo:margin-left="0.8263in" fo:text-indent="0in"/>
        </style:list-level-properties>
      </text:list-level-style-number>
      <text:list-level-style-number text:level="3" text:style-name="WW_CharLFO6LVL3" style:num-list-format-name="NLF0" style:num-format="i">
        <style:list-level-properties text:space-before="1.3263in" text:min-label-width="0in" text:list-level-position-and-space-mode="label-alignment">
          <style:list-level-label-alignment text:label-followed-by="listtab" fo:margin-left="1.3263in" fo:text-indent="0in"/>
        </style:list-level-properties>
      </text:list-level-style-number>
      <text:list-level-style-number text:level="4" text:style-name="WW_CharLFO6LVL4" style:num-list-format-name="NLF0" style:num-format="1">
        <style:list-level-properties text:space-before="1.8263in" text:min-label-width="0in" text:list-level-position-and-space-mode="label-alignment">
          <style:list-level-label-alignment text:label-followed-by="listtab" fo:margin-left="1.8263in" fo:text-indent="0in"/>
        </style:list-level-properties>
      </text:list-level-style-number>
      <text:list-level-style-number text:level="5" text:style-name="WW_CharLFO6LVL5" style:num-list-format-name="NLF0" style:num-format="a" style:num-letter-sync="true">
        <style:list-level-properties text:space-before="2.3263in" text:min-label-width="0in" text:list-level-position-and-space-mode="label-alignment">
          <style:list-level-label-alignment text:label-followed-by="listtab" fo:margin-left="2.3263in" fo:text-indent="0in"/>
        </style:list-level-properties>
      </text:list-level-style-number>
      <text:list-level-style-number text:level="6" text:style-name="WW_CharLFO6LVL6" style:num-list-format-name="NLF0" style:num-format="i">
        <style:list-level-properties text:space-before="2.8263in" text:min-label-width="0in" text:list-level-position-and-space-mode="label-alignment">
          <style:list-level-label-alignment text:label-followed-by="listtab" fo:margin-left="2.8263in" fo:text-indent="0in"/>
        </style:list-level-properties>
      </text:list-level-style-number>
      <text:list-level-style-number text:level="7" text:style-name="WW_CharLFO6LVL7" style:num-list-format-name="NLF0" style:num-format="1">
        <style:list-level-properties text:space-before="3.3263in" text:min-label-width="0in" text:list-level-position-and-space-mode="label-alignment">
          <style:list-level-label-alignment text:label-followed-by="listtab" fo:margin-left="3.3263in" fo:text-indent="0in"/>
        </style:list-level-properties>
      </text:list-level-style-number>
      <text:list-level-style-number text:level="8" text:style-name="WW_CharLFO6LVL8" style:num-list-format-name="NLF0" style:num-format="a" style:num-letter-sync="true">
        <style:list-level-properties text:space-before="3.8263in" text:min-label-width="0in" text:list-level-position-and-space-mode="label-alignment">
          <style:list-level-label-alignment text:label-followed-by="listtab" fo:margin-left="3.8263in" fo:text-indent="0in"/>
        </style:list-level-properties>
      </text:list-level-style-number>
      <text:list-level-style-number text:level="9" text:style-name="WW_CharLFO6LVL9" style:num-list-format-name="NLF0" style:num-format="i">
        <style:list-level-properties text:space-before="4.3263in" text:min-label-width="0in" text:list-level-position-and-space-mode="label-alignment">
          <style:list-level-label-alignment text:label-followed-by="listtab" fo:margin-left="4.3263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0763in" text:min-label-width="0in" text:list-level-position-and-space-mode="label-alignment">
          <style:list-level-label-alignment text:label-followed-by="listtab" fo:margin-left="0.0763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9027in" text:min-label-width="0in" text:list-level-position-and-space-mode="label-alignment">
          <style:list-level-label-alignment text:label-followed-by="listtab" fo:margin-left="0.9027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4027in" text:min-label-width="0in" text:list-level-position-and-space-mode="label-alignment">
          <style:list-level-label-alignment text:label-followed-by="listtab" fo:margin-left="1.4027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9027in" text:min-label-width="0in" text:list-level-position-and-space-mode="label-alignment">
          <style:list-level-label-alignment text:label-followed-by="listtab" fo:margin-left="1.9027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4027in" text:min-label-width="0in" text:list-level-position-and-space-mode="label-alignment">
          <style:list-level-label-alignment text:label-followed-by="listtab" fo:margin-left="2.4027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9027in" text:min-label-width="0in" text:list-level-position-and-space-mode="label-alignment">
          <style:list-level-label-alignment text:label-followed-by="listtab" fo:margin-left="2.9027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4027in" text:min-label-width="0in" text:list-level-position-and-space-mode="label-alignment">
          <style:list-level-label-alignment text:label-followed-by="listtab" fo:margin-left="3.4027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9027in" text:min-label-width="0in" text:list-level-position-and-space-mode="label-alignment">
          <style:list-level-label-alignment text:label-followed-by="listtab" fo:margin-left="3.9027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4027in" text:min-label-width="0in" text:list-level-position-and-space-mode="label-alignment">
          <style:list-level-label-alignment text:label-followed-by="listtab" fo:margin-left="4.4027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NU LNU</meta:initial-creator>
    <dc:creator>FNU LNU</dc:creator>
    <meta:creation-date>2025-11-17T18:48:00Z</meta:creation-date>
    <dc:date>2025-11-23T18:57:00Z</dc:date>
    <meta:template xlink:href="Normal" xlink:type="simple"/>
    <meta:editing-cycles>24</meta:editing-cycles>
    <meta:editing-duration>PT11400S</meta:editing-duration>
    <meta:user-defined meta:name="MSIP_Label_defa4170-0d19-0005-0004-bc88714345d2_Enabled">true</meta:user-defined>
    <meta:user-defined meta:name="MSIP_Label_defa4170-0d19-0005-0004-bc88714345d2_SetDate">2025-11-17T19:41:55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47f68d14-19b2-4041-b16a-b6970bb8b407</meta:user-defined>
    <meta:user-defined meta:name="MSIP_Label_defa4170-0d19-0005-0004-bc88714345d2_ActionId">236608ef-33c6-41f3-ae77-6b8179c9ed2c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19" meta:paragraph-count="39" meta:word-count="3014" meta:character-count="19552" meta:row-count="138" meta:non-whitespace-character-count="16577"/>
  </office:meta>
</office:document-meta>
</file>